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Nimbus Roman No9 L1" svg:font-family="'Nimbus Roman No9 L'"/>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Nimbus Roman No9 L" svg:font-family="'Nimbus Roman No9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cc3300"/>
    </style:style>
    <style:style style:name="gr2" style:family="graphic" style:parent-style-name="standard">
      <style:graphic-properties draw:stroke="solid" svg:stroke-width="0.028cm" draw:marker-start-width="0.242cm" draw:marker-end-width="0.242cm" draw:fill="solid" draw:fill-color="#000000" fo:padding-top="0.014cm" fo:padding-bottom="0.014cm" fo:padding-left="0.014cm" fo:padding-right="0.014cm"/>
    </style:style>
    <style:style style:name="gr3" style:family="graphic" style:parent-style-name="standard">
      <style:graphic-properties draw:stroke="none" draw:fill="solid" draw:fill-color="#bb2279"/>
    </style:style>
    <style:style style:name="gr4" style:family="graphic" style:parent-style-name="standard">
      <style:graphic-properties draw:stroke="dash" draw:stroke-dash="Ultrafine_20_Dashed" svg:stroke-width="0.018cm" draw:marker-start-width="0.227cm" draw:marker-end-width="0.227cm" draw:fill="solid" draw:fill-color="#3f5bc2" fo:padding-top="0.009cm" fo:padding-bottom="0.009cm" fo:padding-left="0.009cm" fo:padding-right="0.009cm"/>
    </style:style>
    <style:style style:name="gr5" style:family="graphic" style:parent-style-name="standard">
      <style:graphic-properties draw:stroke="none" draw:fill="none" draw:textarea-horizontal-align="left" draw:textarea-vertical-align="top" draw:auto-grow-height="true" draw:auto-grow-width="true" fo:min-height="0.384cm" fo:min-width="0.384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style>
    <style:style style:name="gr7" style:family="graphic" style:parent-style-name="standard">
      <style:graphic-properties draw:stroke="none" draw:fill="solid" draw:fill-color="#0000ff"/>
    </style:style>
    <style:style style:name="gr8" style:family="graphic" style:parent-style-name="objectwithoutfill">
      <style:graphic-properties svg:stroke-width="0.018cm" svg:stroke-color="#666666" draw:marker-start-width="0.227cm" draw:marker-end-width="0.227cm" draw:fill="none" draw:textarea-horizontal-align="center" draw:textarea-vertical-align="middle" fo:padding-top="0.009cm" fo:padding-bottom="0.009cm" fo:padding-left="0.009cm" fo:padding-right="0.00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dash" draw:stroke-dash="Ultrafine_20_Dashed" svg:stroke-width="0.018cm" svg:stroke-color="#cc0000" draw:marker-start-width="0.227cm" draw:marker-end-width="0.227cm" draw:fill="solid" draw:fill-color="#3f5bc2" fo:padding-top="0.009cm" fo:padding-bottom="0.009cm" fo:padding-left="0.009cm" fo:padding-right="0.009cm"/>
    </style:style>
    <style:style style:name="gr11" style:family="graphic" style:parent-style-name="standard">
      <style:graphic-properties draw:stroke="none" svg:stroke-color="#000000" draw:fill="none" draw:fill-color="#ffffff" draw:textarea-horizontal-align="left" draw:auto-grow-height="true" draw:auto-grow-width="false" fo:min-height="0.83cm" fo:min-width="0cm"/>
    </style:style>
    <style:style style:name="P1" style:family="paragraph">
      <loext:graphic-properties draw:fill="solid" draw:fill-color="#cc3300"/>
    </style:style>
    <style:style style:name="P2" style:family="paragraph">
      <loext:graphic-properties draw:fill="solid" draw:fill-color="#000000"/>
    </style:style>
    <style:style style:name="P3" style:family="paragraph">
      <loext:graphic-properties draw:fill="solid" draw:fill-color="#bb2279"/>
    </style:style>
    <style:style style:name="P4" style:family="paragraph">
      <loext:graphic-properties draw:fill="solid" draw:fill-color="#3f5bc2"/>
    </style:style>
    <style:style style:name="P5" style:family="paragraph">
      <style:paragraph-properties fo:text-align="start" style:writing-mode="lr-tb"/>
    </style:style>
    <style:style style:name="P6" style:family="paragraph">
      <loext:graphic-properties draw:fill="none"/>
      <style:text-properties fo:font-size="10.8999996185303pt" style:font-size-asian="10.8999996185303pt" style:font-size-complex="10.8999996185303pt"/>
    </style:style>
    <style:style style:name="P7" style:family="paragraph">
      <loext:graphic-properties draw:fill="none"/>
      <style:text-properties fo:font-size="8pt" style:font-size-asian="8pt" style:font-size-complex="8pt"/>
    </style:style>
    <style:style style:name="P8" style:family="paragraph">
      <loext:graphic-properties draw:fill="solid" draw:fill-color="#0000ff"/>
    </style:style>
    <style:style style:name="P9" style:family="paragraph">
      <loext:graphic-properties draw:fill="none"/>
      <style:paragraph-properties fo:text-align="center"/>
    </style:style>
    <style:style style:name="P10" style:family="paragraph">
      <style:text-properties fo:color="#ffffff" fo:font-weight="bold"/>
    </style:style>
    <style:style style:name="P11" style:family="paragraph">
      <loext:graphic-properties draw:fill="none" draw:fill-color="#ffffff"/>
      <style:text-properties fo:color="#ffffff" fo:font-size="9pt" fo:font-weight="bold" style:font-size-asian="9pt" style:font-size-complex="9pt"/>
    </style:style>
    <style:style style:name="P12" style:family="paragraph">
      <loext:graphic-properties draw:fill="none" draw:fill-color="#ffffff"/>
    </style:style>
    <style:style style:name="P13" style:family="paragraph">
      <style:paragraph-properties fo:text-align="center"/>
    </style:style>
    <style:style style:name="P14" style:family="paragraph">
      <loext:graphic-properties draw:fill="none" draw:fill-color="#ffffff"/>
      <style:paragraph-properties fo:text-align="center"/>
      <style:text-properties fo:font-size="14pt" fo:font-style="italic" style:font-size-asian="14pt" style:font-style-asian="italic" style:font-size-complex="14pt" style:font-style-complex="italic"/>
    </style:style>
    <style:style style:name="P15" style:family="paragraph">
      <loext:graphic-properties draw:fill="none" draw:fill-color="#ffffff"/>
      <style:text-properties fo:font-size="14pt" fo:font-style="italic" style:font-size-asian="14pt" style:font-style-asian="italic" style:font-size-complex="14pt" style:font-style-complex="italic"/>
    </style:style>
    <style:style style:name="T1" style:family="text">
      <style:text-properties fo:color="#000000" style:font-name="Nimbus Roman No9 L1" fo:font-size="10.8999996185303pt" style:font-size-asian="10.8999996185303pt" style:font-name-complex="Nimbus Roman No9 L1" style:font-size-complex="10.8999996185303pt"/>
    </style:style>
    <style:style style:name="T2" style:family="text">
      <style:text-properties fo:color="#000000" style:font-name="Nimbus Roman No9 L1" fo:font-size="10.8999996185303pt" fo:font-style="italic" style:font-size-asian="10.8999996185303pt" style:font-name-complex="Nimbus Roman No9 L1" style:font-size-complex="10.8999996185303pt" style:font-style-complex="italic"/>
    </style:style>
    <style:style style:name="T3" style:family="text">
      <style:text-properties fo:color="#000000" style:font-name="Computer Modern1" fo:font-size="10.8999996185303pt" fo:font-style="italic" style:font-size-asian="10.8999996185303pt" style:font-name-complex="Computer Modern1" style:font-size-complex="10.8999996185303pt" style:font-style-complex="italic"/>
    </style:style>
    <style:style style:name="T4" style:family="text">
      <style:text-properties fo:color="#000000" style:font-name="Computer Modern1" fo:font-size="8pt" fo:font-style="italic" style:font-size-asian="8pt" style:font-name-complex="Computer Modern1" style:font-size-complex="8pt" style:font-style-complex="italic"/>
    </style:style>
    <style:style style:name="T5" style:family="text">
      <style:text-properties fo:color="#000000" style:font-name="Computer Modern1" fo:font-size="10.8999996185303pt" style:font-size-asian="10.8999996185303pt" style:font-name-complex="Computer Modern1" style:font-size-complex="10.8999996185303pt"/>
    </style:style>
    <style:style style:name="T6" style:family="text">
      <style:text-properties fo:color="#000000" style:font-name="Computer Modern1" fo:font-size="8pt" style:font-size-asian="8pt" style:font-name-complex="Computer Modern1" style:font-size-complex="8pt"/>
    </style:style>
    <style:style style:name="T7" style:family="text">
      <style:text-properties fo:color="#000000" style:font-name="Computer Modern1" fo:font-size="10.8999996185303pt" fo:font-style="italic" fo:font-weight="bold" style:font-size-asian="10.8999996185303pt" style:font-name-complex="Computer Modern1" style:font-size-complex="10.8999996185303pt" style:font-style-complex="italic" style:font-weight-complex="bold"/>
    </style:style>
    <style:style style:name="T8" style:family="text">
      <style:text-properties fo:font-size="9pt" style:font-size-asian="9pt" style:font-size-complex="9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395cm" svg:height="0.445cm" svg:x="0.429cm" svg:y="4.251cm" svg:viewBox="0 0 396 446" svg:d="M396 223c0 123-89 223-199 223-108 0-197-100-197-223s89-223 197-223c110 0 199 100 199 223z">
          <text:p/>
        </draw:path>
        <draw:g>
          <draw:polygon draw:style-name="gr2" draw:text-style-name="P2" draw:layer="layout" svg:width="0.082cm" svg:height="0.055cm" svg:x="3.113cm" svg:y="4.457cm" svg:viewBox="0 0 83 56" draw:points="83,28 0,56 15,29 0,0">
            <text:p/>
          </draw:polygon>
          <draw:path draw:style-name="gr2" draw:text-style-name="P2" draw:layer="layout" svg:width="0.126cm" svg:height="0.083cm" svg:x="3.096cm" svg:y="4.443cm" svg:viewBox="0 0 127 84" svg:d="M98 34l-84 28 3 8 7 4 14-28 2-3-16-33-7 4-3 8 84 28 2-8zM103 34l-84-28-19-6 23 46 8-3-8-4-14 28-8 17 19-6 83-28 24-8z">
            <text:p/>
          </draw:path>
          <draw:polygon draw:style-name="gr2" draw:text-style-name="P2" draw:layer="layout" svg:width="2.285cm" svg:height="0.033cm" svg:x="0.914cm" svg:y="4.476cm" svg:viewBox="0 0 2286 34" draw:points="3,34 2283,18 2286,18 2286,0 2283,0 3,18 0,18 0,34">
            <text:p/>
          </draw:polygon>
        </draw:g>
        <draw:path draw:style-name="gr3" draw:text-style-name="P3" draw:layer="layout" svg:width="1.57cm" svg:height="0.131cm" svg:x="3.223cm" svg:y="4.438cm" svg:viewBox="0 0 1571 132" svg:d="M25 62c0-9 7-18 17-24 12-9 29-14 48-14s36 5 48 14c10 7 17 15 17 25 0 11-3 21-8 28-3 6-7 9-11 9s-8-3-11-9c-5-7-7-17-7-28h-13v12h13v-12c0-10 6-18 17-25 12-8 29-13 48-13s36 5 48 14c10 6 16 15 16 24 0 12-3 22-7 29-3 5-7 8-11 8-5 0-8-3-12-8-4-7-7-17-7-29h-12v13l12-1v-12c0-9 7-18 17-24 12-9 29-14 48-14s36 5 48 14c11 7 17 15 17 25 0 11-3 21-7 28-4 6-7 9-12 9-4 0-8-3-11-9-4-7-7-17-7-28h-12v12h12v-12c0-10 7-18 17-25 12-8 29-13 48-13s36 5 48 14c10 6 17 15 17 24 0 12-3 22-8 29-3 5-7 8-11 8s-8-3-11-8c-5-7-7-17-7-29h-13v13l13-1v-12c0-9 6-18 17-24 12-9 29-14 48-14s36 5 48 14c10 7 16 15 16 25 0 11-3 21-7 28-3 6-7 9-11 9-5 0-8-3-12-9-4-7-7-17-7-28h-12v12h12v-12c0-10 7-18 17-25 12-8 29-13 48-13s36 5 48 14c11 6 17 15 17 24v13h13l-1-13h-12c0 12-3 22-7 29-4 5-7 8-12 8-4 0-8-3-11-8-4-7-7-17-7-29h-12v12h12v-12c0-9 7-18 17-24 12-9 29-14 48-14s36 5 48 14c10 7 17 15 17 25v12h12v-12h-12c0 11-3 21-8 28-3 6-7 9-11 9s-8-3-11-9c-5-7-7-17-7-28h-13v12h13v-12c0-10 6-18 17-25 12-8 29-13 48-13s36 5 48 14c10 6 17 15 16 24v13h13v-13h-13c0 12-2 22-7 29-3 5-7 8-11 8s-8-3-11-8c-5-7-8-17-8-29h-12v12h12v-12c1-9 7-18 18-24 12-9 29-14 48-14s35 5 47 14c11 7 17 15 17 25 0 11-3 21-7 28-4 6-7 9-12 9-4 0-8-3-11-9-4-7-7-17-7-28h-12v12h12v-12c0-10 7-18 17-25 12-8 29-13 48-13s36 5 48 14c10 6 17 15 17 24v13h12v-13h-12c0 12-3 22-7 29-4 5-8 8-12 8s-8-3-11-8c-4-7-7-18-7-29h-13l1 12h12v-12c0-9 6-18 17-24 12-9 29-14 48-14s36 5 48 14c11 7 18 15 18 25v12h12v-12h-12c0 11-3 21-8 28-3 6-7 9-12 9-4 0-8-3-11-9-5-7-8-17-7-28h-13v12h13v-12c0-10 6-18 17-25 13-9 30-13 49-13s36 6 47 14c11 6 17 15 17 24 0 12-3 22-7 29-3 5-7 8-11 8-5 0-8-3-12-8-4-7-7-17-7-29h-12v12h12v-12c0-9 7-18 17-24 12-8 29-14 48-14s36 6 48 14c11 7 17 15 17 25v12h12v-12h-12c0 11-3 21-7 28-4 6-7 9-12 9-4 0-8-3-11-9-4-7-7-17-7-28h-12v12h12v-12c0-10 7-18 17-25 12-8 29-13 48-13s36 6 48 14c10 6 17 15 17 24v13h12v-13h-12c0 12-3 22-8 29-3 5-7 8-11 8s-8-3-11-8c-5-7-7-18-7-29h-13v12h13v-12c0-9 6-18 17-24 12-8 29-14 48-14s36 6 48 14c10 7 16 15 16 25v12h13v-12h-13c0 11-3 21-7 28-3 6-7 9-11 9-5 0-8-3-12-9-4-7-7-17-7-28h-12v12h12v-12c0-10 7-18 17-25 12-8 29-13 48-13s36 6 48 14c11 6 17 15 17 24v13h25v-13c0-17-11-34-28-46-16-11-38-17-61-17-24 0-46 6-62 16-17 11-28 29-28 47h12v-13h-12v12c-1 16 3 31 10 42 8 13 20 21 33 21 12 0 24-8 32-20 7-11 11-26 11-42v-13h-12v13h12c0-18-10-34-28-47-16-10-37-16-61-16-24-1-46 6-62 16-17 11-28 28-28 46h12v-12h-12v12c0 16 4 31 11 42 7 12 19 20 32 20s24-7 32-20c7-11 11-26 11-42v-12h-12v12h12c1-17-10-35-28-46-16-11-37-17-61-17s-45 6-61 16c-18 11-29 29-29 46l13 1v-13h-13v13c0 16 4 30 11 41 8 13 19 21 32 21s25-8 33-20c6-11 11-26 11-42v-13l-13 1v12h13c0-18-11-35-28-47-16-10-38-16-62-16-23-1-45 6-61 16-18 11-28 28-29 46h13v-12h-12l-1 12c0 16 4 31 11 42 8 12 20 20 32 20 13 0 25-7 33-20 7-11 11-26 11-42 0-17-11-35-28-46-16-10-38-17-61-17-24 0-47 6-63 16-17 11-28 29-28 47h12v-13h-12v13c0 16 4 30 10 41 8 13 20 21 33 21 14 0 25-8 33-20 7-11 11-26 11-42v-12h-12v12h12c0-18-10-35-28-47-17-10-38-16-62-16-24-1-45 6-61 16-18 11-29 28-29 46h12v-12h-12v12c0 16 4 31 11 42 8 12 19 20 32 20s25-7 33-20c6-11 11-26 11-42v-12h-13v12h13c0-17-11-35-28-46-16-10-38-17-62-17-23 0-45 6-61 16-18 11-29 29-29 47h13v-13h-13v13c0 16 4 30 11 41 8 13 20 21 32 21 13 0 25-8 33-20 7-11 11-26 11-42 0-18-11-35-28-47-16-10-38-16-61-16-24-1-46 6-62 16-17 11-28 28-28 46h12v-12h-12v12c0 16 4 31 10 42 8 12 20 20 33 20 12 0 24-7 32-20 7-11 11-26 11-42v-12h-12v12l12 1c0-18-10-36-28-47-16-10-37-17-61-17s-45 6-61 16c-18 11-29 29-29 47h12v-13h-12v13c0 16 4 30 11 41 7 13 19 21 32 21s25-8 32-20c7-11 12-26 12-42v-12h-13v12h13c0-18-11-35-29-47-15-10-37-16-61-16-23-1-45 6-61 16-18 11-29 28-29 46h13v-12h-13v12c0 16 4 31 11 42 8 12 19 20 32 20s25-7 33-20c7-11 11-25 11-42v-12h-13v12h13c0-17-11-35-28-46-16-10-38-17-61-17-24 0-46 6-62 16-17 11-28 29-28 47h12v-13h-12v13c0 16 4 30 10 41 8 13 20 21 33 21 12 0 24-8 32-20 7-11 11-26 11-42 0-18-10-35-28-47-16-10-37-16-61-16-24-1-45 6-62 16-17 11-28 28-28 46h12v-12h-12v12c0 16 4 31 11 42 7 12 19 20 32 20s24-7 32-20c7-11 11-25 11-42 1-17-10-35-28-46-16-10-37-17-61-17s-45 6-61 16c-18 11-29 29-29 47h13v-13h-13v13c0 16 4 30 11 41 8 13 19 21 32 21s25-8 33-20c7-11 11-26 11-42 0-18-11-35-28-47-16-10-38-16-62-16-23-1-45 6-61 16-17 11-28 28-28 46h12v-12h-12v12c-1 16 3 31 10 42 8 12 20 20 33 20 12 0 24-7 32-20 7-11 11-25 11-41 0-18-11-36-28-47-16-10-38-17-61-17-24 0-46 6-62 16-17 11-28 29-28 47h12v-13h-12v13c0 16 4 30 11 41 7 13 19 21 32 21s24-8 32-20c7-11 11-26 11-42 1-18-10-35-28-47-16-10-37-16-61-16-24-1-45 6-61 16-18 11-29 28-29 46v12l25 1z">
          <text:p/>
        </draw:path>
        <draw:path draw:style-name="gr3" draw:text-style-name="P3" draw:layer="layout" svg:width="0.163cm" svg:height="0.868cm" draw:transform="rotate (3.11436551725868) translate (5.42639131111339cm 3.30089183446391cm)" svg:viewBox="0 0 164 869" svg:d="M61 25c10-1 20 6 28 17 9 12 15 29 16 49s-3 38-11 51c-7 12-16 20-27 20-12 1-23-2-31-6-7-3-11-7-11-12s4-9 9-13c8-5 19-8 31-9 11-1 21 6 29 17 9 12 16 30 17 50s-4 38-12 51c-7 11-16 19-27 19-12 1-24-2-32-6-6-3-10-7-10-12 0-4 3-9 9-13 8-5 19-8 31-9 11 0 21 6 29 17 9 12 16 30 17 50s-4 38-12 51c-7 12-16 19-27 19-13 1-24-1-32-6-6-3-10-7-10-12 0-4 3-8 9-12 7-5 18-9 31-10 11 0 21 6 29 17 10 12 16 30 17 50s-4 38-13 51c-6 12-16 19-26 20h-12v12h12v-12c-13 0-24-2-32-6-6-4-10-8-10-12-1-5 3-9 9-13 7-5 18-9 31-9 10-1 20 6 28 16 10 13 16 30 17 50s-3 38-11 51c-8 12-17 19-27 20-13 1-24-2-32-6-7-4-10-7-11-12 0-5 4-9 9-13 8-5 19-9 32-9 10-1 20 6 29 17 9 12 15 30 16 50 1 19-3 38-11 51-7 11-17 19-28 19-12 1-24-2-32-6-6-3-10-7-10-12 0-4 3-9 9-13 8-5 19-8 31-9 11 0 22 6 30 17 9 12 15 30 16 50s-3 38-11 51c-7 11-17 19-28 19l1 25v-12l-1-13c-12 1-24-1-32-6-6-3-10-7-10-12 0-4 3-8 9-12 7-5 19-9 31-10 11 0 22 6 30 17 9 12 15 30 16 50s-4 38-11 51-17 20-28 21h-13l2 25 12-1c20-1 37-13 48-31 10-18 16-41 14-66-1-25-9-47-20-63-13-18-31-28-51-27-17 0-33 5-44 13-13 9-21 21-20 35 1 13 10 25 23 32 12 7 28 10 45 9v-25 13 12c20-1 37-13 48-31 10-18 16-41 15-65-2-25-9-48-21-64-13-17-32-28-51-27-17 1-32 6-44 14-13 9-20 21-20 34 1 14 10 25 24 33 12 6 27 10 45 9 19-1 36-13 47-32 11-17 16-40 15-65-1-24-9-47-21-63-13-17-32-28-51-27-17 1-32 6-43 14-13 8-21 21-20 34 0 13 9 25 23 33 12 6 28 10 45 9 19-1 36-13 48-32 10-17 15-40 14-65s-9-47-21-63c-13-18-31-28-50-27-17 1-33 6-44 13-13 9-21 22-20 35 0 13 9 25 23 32 12 7 28 10 45 9h12v-12h-13l1 12c19 0 37-12 48-31 10-17 16-40 14-65-1-25-9-47-20-63-13-18-32-28-51-27-17 1-33 6-44 13-13 9-21 21-20 35 1 13 10 25 23 32 12 7 28 10 45 9 19-1 37-13 48-31 10-18 16-41 15-65-2-25-9-48-21-64-14-17-32-27-51-27-17 1-32 6-44 14-13 9-20 21-20 34 1 14 10 25 24 33 12 6 27 10 44 9 19-1 37-13 48-32 10-17 16-40 15-65-1-24-9-47-21-63-14-17-32-28-51-27-17 1-32 6-43 14-14 8-21 21-21 34 1 14 10 25 24 33 12 6 28 10 45 9 19-1 35-13 48-32 10-17 15-40 14-65s-9-47-21-63c-14-18-32-28-50-27l-13 1 1 24z">
          <text:p/>
        </draw:path>
        <draw:polygon draw:style-name="gr3" draw:text-style-name="P3" draw:layer="layout" svg:width="0.614cm" svg:height="0.721cm" draw:transform="rotate (3.11436551725868) translate (5.88629325480706cm 4.0086744297478cm)" svg:viewBox="0 0 615 722" draw:points="70,0 65,0 64,0 63,0 58,1 57,1 56,1 51,3 50,3 49,3 45,6 43,6 42,7 33,14 32,15 22,27 22,28 21,29 14,42 13,43 6,61 6,62 2,81 2,82 0,102 0,103 1,125 1,126 4,145 10,163 10,164 11,165 18,179 18,180 19,180 27,192 28,193 29,194 38,201 39,202 40,203 44,205 45,206 46,206 51,208 52,208 53,209 58,209 59,210 60,209 65,209 66,209 76,207 77,207 78,206 86,203 87,203 88,202 95,198 96,197 102,192 103,191 109,184 110,183 110,182 114,176 114,175 114,174 116,167 117,166 117,156 115,148 115,146 115,145 112,139 111,138 111,136 105,131 105,130 104,129 98,124 98,123 97,123 89,118 88,118 81,114 80,114 79,114 71,112 70,112 69,111 60,111 59,111 57,111 53,111 52,112 50,112 46,113 45,114 44,114 39,117 38,118 34,121 33,122 32,123 24,132 23,133 23,134 16,146 16,147 11,163 10,164 10,165 7,183 7,184 7,203 7,204 7,205 9,225 9,226 14,247 15,248 22,265 22,266 22,267 31,282 31,283 32,284 42,297 42,298 43,299 53,308 54,309 56,309 66,315 67,316 68,316 73,318 74,318 75,318 80,319 81,319 83,319 87,319 89,319 90,319 94,317 95,317 105,313 106,313 106,312 115,307 116,306 122,300 123,300 128,293 129,292 129,291 132,283 133,282 135,274 136,273 136,272 136,265 136,264 135,254 131,246 131,245 130,244 126,238 125,237 124,236 119,232 118,231 117,230 111,226 110,226 101,223 100,222 99,222 91,220 90,220 89,220 80,220 79,220 78,220 69,221 68,221 62,223 61,224 56,226 55,227 55,228 51,231 50,232 49,232 46,236 45,237 44,238 39,249 38,250 34,265 34,266 33,267 32,282 32,283 32,284 32,303 32,304 33,304 36,323 36,324 36,325 43,344 43,345 52,364 63,381 63,382 75,396 76,396 77,397 89,407 90,408 91,408 102,415 104,416 105,416 117,420 118,420 120,421 125,421 126,421 127,421 132,421 133,421 134,421 139,420 140,419 141,419 145,417 146,416 147,416 155,410 156,409 162,403 163,402 169,394 169,393 172,386 173,385 173,384 175,377 175,376 176,366 175,358 175,357 174,355 172,349 171,348 167,341 166,340 165,339 160,334 159,333 158,332 152,329 151,328 150,328 143,325 142,325 141,325 133,323 132,323 122,323 121,323 113,325 112,325 101,328 100,329 99,329 95,331 94,332 93,333 89,336 88,337 85,342 84,342 83,343 81,348 80,349 80,350 76,363 76,364 75,378 75,379 75,380 76,396 76,397 77,398 81,415 88,434 89,435 99,454 100,454 113,470 113,471 114,472 127,485 128,486 143,497 143,498 144,498 158,506 159,506 160,506 173,511 174,511 175,512 187,513 189,513 190,513 195,512 196,512 197,512 202,511 203,511 204,510 208,508 210,507 211,507 214,504 207,494 207,506 212,506 216,502 222,496 223,495 223,494 228,487 229,486 233,477 233,476 235,467 235,459 236,458 235,457 235,450 234,448 234,447 232,441 231,439 226,431 225,430 220,425 219,424 218,423 212,420 211,419 210,419 203,416 202,416 201,416 193,415 192,415 191,415 184,415 183,415 182,415 174,417 173,417 172,417 164,420 163,421 154,426 153,426 152,427 149,430 148,431 144,436 143,437 141,442 140,443 140,444 138,450 138,452 137,465 137,466 138,480 138,481 139,482 144,498 144,499 151,515 152,515 152,516 163,532 163,533 164,533 177,549 178,550 193,563 194,564 195,564 210,575 211,575 212,576 227,583 228,584 229,584 244,589 245,589 246,589 260,591 261,591 263,591 275,590 276,590 277,589 282,588 283,587 284,587 288,585 290,584 294,581 295,580 296,579 299,576 300,575 301,574 305,566 306,565 306,564 309,556 310,555 312,545 312,544 312,537 312,536 312,535 311,527 311,526 310,525 308,518 308,517 304,510 303,509 302,508 296,502 295,501 289,497 288,497 287,496 280,494 279,493 278,493 271,492 269,492 268,492 261,492 260,492 259,493 250,495 249,495 242,498 241,499 240,499 233,504 232,504 225,511 224,512 219,517 219,519 217,523 216,524 216,525 214,531 214,532 214,537 214,538 215,553 216,554 220,568 228,583 229,584 229,585 240,599 241,600 254,613 255,614 271,627 272,627 273,628 290,638 291,638 292,638 309,646 310,646 311,646 328,651 329,651 330,651 345,653 346,653 348,653 361,652 363,651 364,651 375,648 377,647 378,647 382,644 383,644 384,643 388,640 389,639 390,639 393,635 394,634 397,629 397,628 398,627 401,618 401,617 401,616 403,608 403,607 403,598 403,597 402,588 401,587 401,586 398,578 398,577 394,571 393,570 393,569 388,564 387,563 386,562 380,558 379,557 378,557 371,554 370,554 368,553 362,552 360,552 359,552 352,553 351,553 350,553 343,555 342,555 341,556 334,559 333,559 332,560 325,565 324,565 317,572 311,581 310,582 310,583 307,587 307,588 305,594 305,595 305,601 305,602 305,610 306,611 309,622 310,623 310,625 317,637 318,637 319,638 329,651 330,652 343,663 344,664 360,675 361,675 362,676 380,685 381,685 400,692 401,692 402,692 421,696 422,696 440,697 441,697 442,697 457,695 458,695 459,695 473,691 474,691 475,690 486,684 487,684 488,683 493,679 493,678 497,674 497,673 498,672 500,668 501,667 503,662 503,661 503,659 505,650 505,640 505,639 503,629 500,621 499,620 499,619 495,613 494,612 493,611 489,605 488,604 487,604 481,600 480,599 479,598 472,596 471,595 470,595 463,594 462,593 460,593 453,594 452,594 451,594 444,596 443,596 442,597 435,600 434,601 433,601 426,606 426,607 420,613 419,614 414,622 413,622 409,631 408,633 408,634 407,638 407,639 406,645 406,647 407,653 407,654 409,660 410,661 410,662 416,672 417,674 418,675 427,685 427,686 428,686 441,696 441,697 442,697 457,706 458,706 459,707 476,714 477,714 478,714 497,720 498,720 499,720 519,722 520,722 521,722 540,722 541,722 559,719 560,719 561,719 576,714 577,714 590,707 591,707 601,698 602,697 603,696 607,691 610,686 610,685 612,680 613,678 613,677 613,673 615,660 590,657 589,670 588,674 601,676 589,672 587,676 599,680 588,674 586,678 597,684 587,677 584,681 593,689 585,679 576,687 584,696 578,685 566,692 572,703 568,691 553,695 557,707 555,695 538,698 540,710 539,697 520,698 521,710 522,698 502,695 501,708 504,696 484,690 481,702 486,691 468,684 463,695 470,685 454,676 448,687 456,677 444,667 436,677 445,669 436,658 427,666 438,660 432,650 421,656 433,652 431,647 420,651 432,649 431,644 419,646 431,647 431,642 419,641 431,644 432,640 420,637 431,642 435,634 424,629 434,636 439,629 429,622 438,630 443,624 434,616 442,626 448,621 441,611 446,622 453,619 447,608 450,620 457,618 454,606 455,619 461,618 461,606 459,618 465,619 468,607 463,618 469,621 474,610 467,620 472,624 480,614 470,622 475,627 484,619 474,625 477,632 488,625 476,630 479,637 491,632 478,635 480,643 492,640 480,641 480,649 492,649 480,647 479,656 491,658 479,654 478,658 490,662 479,656 477,660 487,666 478,658 475,662 484,670 476,660 472,664 480,673 474,662 464,668 469,679 466,667 453,671 456,683 455,670 439,672 440,684 441,672 424,671 423,683 425,671 407,668 404,680 408,668 389,662 385,673 391,662 372,653 367,665 374,654 358,644 351,654 359,645 346,633 338,642 348,634 338,622 328,630 339,624 332,612 321,618 333,615 330,603 318,607 330,606 329,600 317,602 330,603 330,598 317,597 329,600 331,595 319,592 330,598 332,593 321,588 331,595 336,588 326,581 335,590 341,584 332,575 339,585 346,580 339,570 344,581 351,578 346,567 349,579 356,577 353,565 354,578 361,577 360,565 358,577 365,578 367,566 362,577 369,580 373,568 366,578 372,582 379,572 370,581 374,586 383,577 373,584 376,590 387,583 375,587 378,594 389,590 377,592 378,600 391,598 378,598 378,606 390,606 378,604 377,612 389,614 377,610 374,619 386,623 375,616 373,621 384,627 374,618 371,622 380,630 373,620 369,623 377,633 371,622 366,625 372,636 368,624 357,627 360,639 360,627 346,628 347,640 348,628 332,626 331,639 334,627 317,622 314,634 319,623 301,616 297,627 303,616 285,606 279,617 287,607 271,595 263,605 272,596 258,582 250,591 260,584 249,570 239,577 250,571 243,557 232,563 243,559 239,546 227,550 240,549 238,537 226,538 238,540 239,534 227,533 239,536 240,532 228,528 239,534 241,529 230,524 240,532 243,528 233,520 241,530 248,523 240,514 246,525 253,520 247,510 252,521 259,518 254,507 257,519 264,517 262,505 262,517 270,517 269,504 267,517 274,518 276,505 272,517 278,519 282,508 276,518 281,522 288,511 279,520 284,525 293,516 282,523 286,529 296,522 285,526 287,533 299,529 286,531 287,538 300,536 287,536 287,543 299,544 287,541 286,549 298,552 286,547 283,555 295,560 284,553 279,561 290,567 281,559 278,563 287,571 279,561 276,564 283,574 278,563 273,565 279,576 275,564 270,566 273,577 272,565 261,566 262,578 263,566 249,564 248,577 252,565 237,560 233,572 238,561 223,553 217,564 224,554 208,543 201,554 210,545 195,531 186,540 196,532 182,517 173,525 183,518 173,502 163,509 174,504 166,488 155,493 167,490 162,475 151,478 163,477 161,463 149,465 161,466 162,454 150,453 162,457 164,451 152,448 163,453 165,449 154,443 164,451 167,447 157,440 165,449 168,446 160,436 167,447 174,443 168,432 173,443 181,440 176,429 179,441 186,439 184,427 184,440 192,439 192,427 190,439 197,440 199,428 195,440 201,442 205,430 199,441 205,445 211,434 203,443 208,448 216,439 206,445 209,451 220,445 208,449 211,455 222,451 210,453 211,460 223,458 211,457 210,465 223,465 211,462 209,470 221,473 209,468 206,475 218,480 207,473 203,481 213,487 204,479 198,486 207,494 207,482 203,482 199,484 196,487 203,497 198,486 194,488 199,499 196,487 191,488 194,500 193,488 188,488 189,501 190,488 178,487 177,499 181,487 168,483 164,495 170,484 156,476 150,487 158,477 144,467 136,477 145,468 132,454 123,463 133,456 121,439 111,447 121,441 112,423 100,429 112,425 104,407 93,412 105,409 101,392 89,395 101,393 99,378 87,379 99,380 101,366 88,365 100,369 104,357 92,354 103,360 105,355 94,349 104,357 108,353 97,345 106,355 110,351 101,342 108,353 112,351 105,340 110,352 119,349 115,337 117,349 125,348 123,336 123,348 131,348 131,336 129,348 136,349 139,337 134,348 141,351 145,339 139,350 145,354 151,343 143,352 148,357 156,348 146,355 150,360 160,353 149,358 151,364 163,360 151,362 151,368 164,367 151,366 151,373 163,374 151,370 149,377 161,381 150,375 147,382 158,388 148,380 143,387 153,394 145,385 139,392 147,400 140,390 133,395 140,406 135,394 131,396 136,408 133,395 128,397 131,409 131,396 126,397 126,409 128,397 122,396 121,408 125,397 114,393 110,405 116,394 103,387 97,398 105,388 93,378 85,387 94,379 83,366 73,374 84,368 73,352 63,358 74,353 65,335 54,340 66,336 60,317 48,321 60,319 57,300 45,302 57,302 56,283 44,284 56,285 58,269 46,268 58,272 61,258 50,255 60,261 66,250 55,244 65,252 68,248 59,240 67,250 71,247 63,237 69,248 73,246 67,235 70,247 75,245 71,233 73,246 82,244 80,232 80,245 88,245 89,232 86,245 94,246 96,234 92,246 99,248 104,237 97,247 103,251 111,241 101,250 108,255 116,245 105,253 110,258 120,251 109,256 111,262 123,257 110,259 112,266 124,264 111,263 111,270 123,271 111,268 109,274 121,278 110,272 106,279 118,284 108,277 103,283 114,291 104,281 98,287 108,297 100,286 93,291 100,302 94,290 86,294 91,305 88,293 84,295 87,307 86,294 82,294 82,307 84,295 79,294 77,306 81,294 76,293 72,304 78,294 68,287 62,299 70,288 60,279 51,288 61,281 52,268 42,276 53,270 44,255 33,261 45,256 38,239 26,243 38,240 33,220 21,223 34,222 31,202 19,203 31,204 32,185 20,184 32,186 35,169 22,167 34,171 39,156 27,152 38,158 44,146 34,140 43,148 51,139 41,131 49,141 53,137 45,128 51,138 56,136 50,125 54,137 58,135 54,124 56,136 60,135 59,123 58,136 67,136 68,124 65,136 73,138 76,126 71,137 79,140 84,129 77,139 83,144 90,133 82,142 87,147 95,138 85,145 89,151 99,144 88,149 91,155 102,150 90,152 91,159 104,157 91,156 91,163 103,164 91,160 90,167 102,170 91,165 87,171 98,177 89,169 84,175 94,182 86,173 80,178 88,187 82,177 75,181 81,192 77,180 69,183 73,195 71,183 62,185 65,197 64,185 59,185 60,197 62,185 57,184 55,196 59,185 55,183 51,195 57,184 52,181 46,192 54,183 45,175 37,184 47,177 39,166 29,173 40,168 33,154 22,159 33,155 28,139 16,142 29,140 25,122 13,124 25,123 25,103 12,104 24,105 26,84 14,83 26,86 30,68 18,65 30,69 36,53 24,49 35,55 43,41 32,35 42,43 50,32 41,24 48,34 58,27 50,17 56,28 60,25 55,14 59,26 63,25 60,13 61,25 66,25 64,12 63,25 68,25 80,26 82,2">
          <text:p/>
        </draw:polygon>
        <draw:polygon draw:style-name="gr3" draw:text-style-name="P3" draw:layer="layout" svg:width="0.614cm" svg:height="0.722cm" draw:transform="rotate (3.11436551725868) translate (6.23947987045987cm 4.70454741709802cm)" svg:viewBox="0 0 615 723" draw:points="70,1 66,0 64,0 63,0 58,1 57,1 56,1 51,3 50,3 50,4 45,6 44,7 43,7 33,15 32,16 31,17 23,27 22,28 21,29 14,43 13,44 7,61 7,62 2,81 2,82 2,83 0,104 1,125 1,126 4,145 4,146 5,147 10,163 10,164 18,179 18,180 19,181 27,192 28,193 29,194 38,202 39,203 40,203 45,206 46,206 51,208 52,209 53,209 58,210 59,210 61,210 65,210 66,210 68,209 76,207 77,207 78,207 86,203 87,203 88,202 95,198 96,198 97,197 102,192 103,191 104,190 108,185 109,184 110,183 113,176 113,175 114,174 116,166 116,156 114,147 114,145 111,139 111,138 110,137 106,131 105,130 104,129 99,124 98,124 90,118 89,118 81,115 80,114 79,114 71,112 70,112 69,112 60,111 59,111 58,111 53,112 52,112 51,112 46,114 45,114 44,115 40,117 39,117 38,118 34,121 33,122 32,123 24,132 23,133 16,147 16,148 16,149 10,165 7,184 7,203 7,204 7,205 9,225 9,226 10,227 14,246 15,247 15,248 22,267 23,268 31,283 32,284 42,297 43,298 43,299 54,308 55,309 56,310 66,315 67,316 69,317 74,318 75,318 76,319 81,319 82,319 83,319 88,319 89,319 90,319 95,318 96,318 105,313 106,313 107,312 114,308 115,307 115,306 122,300 123,299 127,293 128,292 132,285 132,284 135,274 135,273 135,266 135,265 134,255 131,247 130,245 129,244 125,237 118,232 118,231 116,230 110,227 109,226 108,226 101,223 100,222 99,222 91,221 90,220 89,220 81,220 80,220 79,220 70,221 69,221 67,222 63,223 62,224 61,224 57,227 56,227 51,231 50,232 50,233 46,237 45,238 45,239 39,249 38,250 38,252 34,266 34,267 34,268 32,284 32,285 33,304 33,305 36,323 36,324 37,325 43,344 43,345 43,346 52,364 52,365 53,365 63,381 64,382 64,383 76,397 77,397 89,407 90,408 91,409 103,416 104,416 105,417 116,420 118,421 119,421 124,422 125,422 126,422 131,421 132,421 133,421 138,420 139,420 145,417 146,417 147,416 154,411 155,410 155,409 161,403 162,402 168,394 172,386 172,385 172,384 174,377 175,376 175,368 175,367 174,358 174,357 171,348 166,341 165,340 164,339 159,334 158,333 157,333 151,329 150,328 149,328 142,325 141,325 140,325 132,324 131,323 121,323 120,324 112,325 111,325 110,326 101,328 100,329 99,329 95,332 94,332 93,333 89,336 89,337 85,342 84,343 81,348 81,349 80,350 77,362 76,363 76,365 75,378 75,379 76,396 77,397 77,398 81,415 81,416 89,435 89,436 100,454 112,471 113,471 113,472 127,486 128,487 142,497 142,498 143,498 157,506 158,506 159,507 172,511 173,512 175,512 187,513 188,513 189,513 194,513 195,513 196,512 201,511 202,511 208,508 209,508 214,504 206,494 206,507 212,507 215,503 221,496 222,495 223,494 227,487 228,486 228,485 231,478 232,477 234,468 234,467 235,459 235,458 235,457 234,450 234,449 233,447 231,441 230,440 230,438 225,431 219,425 218,424 217,424 211,420 210,419 202,417 201,416 200,416 193,415 192,415 190,415 183,415 182,415 181,415 173,417 172,417 163,421 162,421 153,426 152,427 151,427 148,430 147,431 143,436 143,437 140,442 139,443 137,451 137,452 136,465 136,466 138,480 138,481 138,482 143,497 143,498 143,499 151,515 151,516 152,516 162,532 162,533 177,549 177,550 192,563 193,564 194,564 210,575 227,583 228,584 243,589 244,589 246,589 259,591 261,591 262,591 274,590 275,590 276,590 281,588 282,588 283,587 288,585 289,585 290,584 293,581 294,580 298,576 299,575 300,574 304,566 305,565 308,557 309,556 311,546 311,537 311,536 310,526 310,525 307,519 307,517 306,516 303,510 302,509 295,502 287,497 286,496 279,494 278,494 277,493 270,492 269,492 267,492 260,493 259,493 258,493 251,495 250,495 241,499 240,499 239,500 232,504 231,505 224,511 223,512 222,513 219,517 219,518 218,519 216,523 216,524 215,525 214,531 214,532 213,537 213,539 214,553 219,568 220,569 227,583 228,584 228,585 239,599 239,600 240,600 253,614 254,614 255,615 271,627 271,628 272,628 290,638 291,639 309,646 310,647 327,651 328,651 329,651 345,653 346,653 347,653 361,652 362,652 363,651 375,648 376,648 377,647 382,645 383,644 383,643 387,640 388,640 393,634 394,633 396,629 397,628 397,627 400,619 400,618 400,617 402,608 402,607 402,606 402,598 402,597 402,596 401,589 401,587 398,580 397,578 397,577 393,571 393,570 392,569 387,564 386,563 385,562 379,558 378,558 377,557 370,555 369,554 368,554 361,553 360,553 358,553 351,553 350,553 349,553 342,555 341,556 340,556 333,559 332,560 331,560 324,565 323,566 317,572 316,573 315,574 310,581 309,582 306,588 305,594 304,595 304,601 304,602 304,603 305,609 305,610 309,624 310,625 317,637 317,638 318,639 328,651 329,652 343,664 344,665 359,675 360,676 361,676 380,685 381,685 400,692 401,692 420,696 421,696 422,696 439,697 440,697 441,697 457,695 458,695 472,691 473,691 474,690 486,685 487,684 488,683 493,679 494,678 497,675 498,674 501,668 502,666 503,662 503,661 505,651 505,650 505,649 505,640 505,639 503,630 503,629 502,628 500,621 499,620 495,613 494,612 494,611 489,606 488,605 481,600 480,599 478,599 472,596 470,595 469,595 462,594 461,594 459,594 452,594 451,594 450,594 443,596 442,597 434,600 433,601 432,602 425,607 419,613 418,614 418,615 413,622 412,623 412,624 408,632 408,633 406,638 406,640 406,646 406,647 406,653 407,654 408,660 409,661 415,673 416,674 417,675 426,685 427,686 427,687 440,697 441,698 456,706 457,707 458,707 475,714 476,715 477,715 498,720 499,720 519,723 520,723 521,723 540,722 541,722 542,722 559,720 560,720 561,719 576,715 577,714 578,714 590,708 591,707 592,706 601,698 602,698 603,697 607,692 608,691 610,687 611,685 611,684 613,679 613,677 614,673 615,661 591,658 589,670 589,674 601,676 589,672 588,676 599,680 589,674 586,679 597,685 587,677 584,681 594,689 586,679 576,687 584,697 579,685 566,692 572,703 568,691 553,696 557,707 555,695 538,698 540,710 540,698 521,698 521,710 522,698 502,696 501,708 504,696 484,691 481,703 486,691 467,684 463,696 469,685 454,676 447,687 455,677 443,667 435,677 445,669 435,659 426,667 437,661 431,650 420,656 432,653 431,648 419,651 431,650 430,645 418,646 430,647 431,642 418,642 430,645 431,640 419,637 431,642 435,634 423,629 433,636 438,629 428,622 437,630 443,625 434,616 441,626 447,621 440,611 445,623 452,619 446,608 450,620 456,618 453,606 454,619 461,618 460,606 458,618 465,619 467,607 462,619 468,621 473,610 466,620 471,624 480,614 470,622 474,628 484,619 473,626 477,632 488,626 476,630 478,637 491,633 478,635 480,643 492,641 480,641 480,649 493,649 480,647 478,656 491,658 480,654 477,658 490,662 478,656 476,660 488,667 477,658 474,662 484,670 475,661 471,664 480,674 473,663 463,668 469,679 465,667 452,671 455,683 454,671 438,672 440,685 440,672 423,671 422,684 425,672 406,668 404,680 408,668 388,662 384,674 390,663 372,654 366,665 373,655 357,644 350,654 359,645 346,633 337,643 347,635 337,623 327,631 338,624 331,612 320,619 332,615 329,604 317,607 329,606 329,601 316,602 329,603 329,598 317,597 329,600 330,595 318,592 329,598 331,594 320,588 330,596 335,588 325,581 334,590 340,584 331,575 338,585 345,581 338,571 343,582 350,579 345,567 348,579 355,577 352,565 353,578 360,577 359,565 357,577 364,578 366,566 361,578 368,580 372,569 365,579 371,583 378,573 369,581 373,586 383,578 372,584 375,590 386,584 374,588 377,595 389,591 376,592 378,600 390,598 377,598 377,606 390,606 377,604 376,612 388,614 377,610 374,619 385,623 374,617 372,621 383,627 374,619 370,622 380,631 372,621 368,624 376,634 370,623 365,625 371,636 368,624 356,628 360,640 359,627 345,628 346,640 347,628 332,627 330,639 333,627 316,623 313,635 318,623 301,616 296,627 302,617 284,606 278,617 286,607 270,595 262,605 271,596 258,583 249,591 259,584 248,570 238,577 249,572 242,558 231,564 243,560 238,547 227,551 239,549 238,537 225,539 238,540 238,535 226,533 238,537 239,532 227,529 238,534 240,530 229,524 239,532 242,528 232,521 240,530 247,524 239,515 245,525 253,520 246,510 251,521 258,518 253,507 256,519 264,517 261,505 262,517 269,517 268,505 266,517 273,518 275,506 271,517 277,520 282,508 275,518 281,522 287,512 278,520 283,525 292,517 282,523 285,529 296,523 284,527 286,533 298,529 286,531 287,538 299,537 287,536 286,544 299,544 287,542 285,549 297,552 285,547 282,555 294,560 283,554 279,561 289,568 280,559 277,563 286,571 279,561 275,564 282,574 277,563 272,565 278,576 274,564 269,566 273,578 272,565 260,566 261,579 262,566 249,565 247,577 251,565 236,560 232,572 238,561 222,554 216,565 223,554 208,544 201,554 209,545 194,531 186,541 195,533 182,517 172,525 183,519 172,503 162,510 173,504 166,488 154,494 166,490 162,475 150,479 162,477 161,464 148,465 161,466 162,454 149,453 161,457 163,452 151,448 162,454 164,449 153,444 163,451 166,447 156,440 164,449 168,446 160,437 166,447 174,443 167,432 172,444 180,441 175,429 178,441 186,440 183,428 184,440 191,440 191,427 189,440 196,441 198,428 194,440 201,442 205,431 198,441 204,445 211,434 202,443 207,448 215,439 205,446 209,452 219,445 208,449 210,456 221,451 209,453 210,460 222,458 210,458 210,465 222,466 210,463 208,470 220,473 209,468 205,476 217,481 206,474 202,481 212,488 203,479 197,486 206,494 206,482 202,482 195,487 202,497 197,486 193,488 198,499 195,487 190,488 193,500 192,488 187,489 188,501 189,489 178,487 176,500 180,488 167,483 163,495 169,484 155,477 149,487 157,478 143,467 135,477 144,468 131,455 122,463 132,456 120,440 110,447 121,441 111,423 100,430 111,425 104,407 93,412 105,409 101,392 89,395 101,394 100,378 87,379 100,380 101,367 88,366 100,369 104,358 92,354 103,360 105,355 95,349 104,357 107,353 98,346 106,355 109,352 101,342 107,353 111,351 105,340 109,352 118,349 114,337 116,349 124,348 122,336 122,348 130,348 130,336 128,348 136,349 138,337 134,349 140,351 145,340 138,350 144,354 151,343 142,352 147,357 156,348 145,355 149,361 160,354 148,358 150,365 162,360 150,362 151,369 163,367 151,366 150,373 162,374 150,371 149,378 161,381 149,376 146,383 157,388 147,381 142,387 153,394 144,386 138,392 147,401 139,390 132,396 139,406 134,395 130,397 135,408 132,396 128,397 131,409 130,397 125,397 126,409 127,397 122,396 120,409 124,397 113,393 109,405 115,394 103,387 97,398 105,388 93,378 85,388 94,380 83,366 74,375 84,368 74,352 63,359 74,353 66,335 55,340 66,337 60,317 48,321 61,319 57,300 45,302 57,302 57,284 44,285 57,286 58,271 46,269 58,273 62,260 50,256 61,262 66,251 56,245 65,253 68,249 59,241 67,250 71,247 63,237 69,248 73,246 67,235 71,247 75,245 71,234 73,246 82,245 80,232 80,245 88,245 89,233 86,245 94,247 97,234 92,246 99,249 104,237 97,248 104,252 110,241 102,250 107,256 115,246 105,253 109,259 119,251 108,257 110,263 122,259 110,261 111,268 123,266 111,265 110,272 123,272 111,269 109,276 121,279 110,274 106,280 117,286 107,278 103,284 113,292 104,283 98,288 107,297 100,287 93,292 100,302 95,291 86,294 92,306 89,294 84,295 87,307 87,294 82,295 82,307 84,295 79,294 77,306 81,295 76,293 72,305 78,294 68,288 62,299 70,290 60,280 52,290 61,282 52,270 42,277 53,271 44,256 33,262 45,257 38,239 26,243 38,240 34,221 22,224 34,222 32,202 19,204 32,204 32,185 20,185 32,187 35,169 23,167 34,171 39,156 27,152 38,158 45,146 34,140 43,148 51,139 41,131 49,141 53,138 46,128 52,139 56,136 50,125 54,137 58,136 55,124 56,136 61,136 59,123 58,136 67,136 68,124 65,136 74,138 76,126 72,138 79,141 84,129 77,140 84,144 90,133 82,142 87,147 96,138 86,146 90,151 100,144 88,149 91,155 102,150 90,153 92,159 104,157 91,157 91,164 104,164 92,161 90,167 102,171 91,165 88,171 99,177 89,169 84,175 94,183 86,173 80,178 88,188 82,177 75,181 81,192 77,180 69,184 74,195 71,183 62,185 65,197 64,185 60,185 60,197 62,185 57,184 55,197 60,185 55,183 51,195 57,184 52,182 46,192 54,183 45,175 37,185 47,177 39,166 29,173 40,168 33,154 22,159 34,156 28,139 17,143 29,141 25,122 13,124 26,124 25,103 12,104 25,105 27,85 14,84 26,86 30,68 18,65 30,70 36,53 25,49 35,55 43,41 32,35 42,43 51,32 41,24 49,34 58,27 50,17 56,28 61,26 55,15 59,27 64,25 60,13 61,26 66,25 65,13 63,25 68,25 80,27 83,2">
          <text:p/>
        </draw:polygon>
        <draw:path draw:style-name="gr3" draw:text-style-name="P3" draw:layer="layout" svg:width="0.686cm" svg:height="0.113cm" draw:transform="rotate (3.11436551725868) translate (5.33075785052056cm 3.39632370133781cm)" svg:viewBox="0 0 687 114" svg:d="M25 60c0-7 5-13 15-18 11-7 26-11 44-11s34 3 45 10c9 5 15 11 15 18 0 9-2 17-6 22-3 4-6 7-10 7s-7-3-10-7c-4-5-7-13-7-22l-12 1v12h12v-13c0-7 6-13 15-18 11-7 27-11 44-11 18-1 34 3 45 10 9 5 15 11 15 18 0 9-2 17-6 22-3 4-6 7-10 7s-7-3-10-7c-4-5-7-13-7-22h-12v13h13l-1-13c0-7 6-13 15-18 11-7 27-11 44-11 18-1 35 3 46 10 9 5 15 11 15 18v12h13v-12h-13c0 9-2 17-6 22-2 4-6 7-10 7s-7-3-10-7c-4-5-6-13-6-22h-14v13h14v-13c-1-7 5-13 14-18 11-7 27-11 45-11 17-1 33 3 44 9 10 6 15 12 15 19 1 9-2 16-5 22-3 4-7 7-11 7-3 0-7-3-10-7-4-5-6-13-6-22h-13v13h13v-13c0-7 5-13 14-19 11-6 27-10 45-11 18 0 33 4 45 10 9 6 15 12 15 19v12h12v-13l-12 1c0 9-3 16-6 22-3 4-6 7-10 7s-8-3-11-7c-3-5-6-13-6-22h-12v13h12v-13c0-7 5-13 15-19 11-6 26-10 44-11 18 0 34 4 45 10 9 5 15 12 15 19 0 8-2 16-6 22-3 4-6 7-10 7s-7-3-10-7c-4-5-7-13-7-22h-12v13h12v-13c0-7 6-13 15-19 11-6 27-10 44-11 18 0 34 4 45 10 9 5 15 11 15 18v13h25v-13c0-16-11-30-28-39-15-9-35-14-57-13-22 0-42 5-57 14-17 10-27 24-27 40h13v-12h-13v12c1 14 5 27 12 36 7 12 18 19 30 18 12 0 23-6 30-18 7-10 11-23 11-37-1-16-11-30-28-39-15-9-35-14-57-13-22 0-42 5-57 14-17 10-27 25-27 40h13v-12h-13v12c0 14 5 27 11 37 8 11 19 18 31 18 12-1 23-7 30-19 7-10 11-23 10-37v-12h-12v12h12c0-16-10-30-27-39-15-9-35-14-57-13-22 0-42 5-57 14-17 10-27 25-27 40h12v-12h-12v12c0 14 4 27 11 38 8 10 19 17 31 17 12-1 23-7 30-19 7-10 10-23 10-37 0-15-11-30-27-39s-36-14-58-13c-22 0-42 5-56 14-18 10-28 25-28 40h12v-12h-12v12c0 14 4 27 11 38 8 10 20 17 32 17s22-7 30-18c6-11 10-24 10-38v-12h-12v13l12-1c0-15-11-30-28-39-15-9-36-13-58-13s-42 6-57 14c-16 10-27 25-26 41l12-1v-12h-13l1 13c0 14 4 26 11 37 7 10 18 17 30 17s23-7 31-18c6-11 10-24 10-37 0-16-11-31-28-40-15-8-35-13-57-13s-42 6-57 14c-17 10-27 25-27 41h13v-13h-13v13c1 14 5 26 11 37 8 11 19 17 31 17s23-7 30-18 11-23 11-37c-1-16-11-31-28-40-15-8-35-13-57-13s-42 6-57 14c-17 10-27 25-27 41v12h25z">
          <text:p/>
        </draw:path>
        <draw:path draw:style-name="gr3" draw:text-style-name="P3" draw:layer="layout" svg:width="0.884cm" svg:height="0.114cm" draw:transform="rotate (3.11436551725868) translate (5.6841622563531cm 4.08419965377266cm)" svg:viewBox="0 0 885 115" svg:d="M25 53c0-3 2-5 4-8 3-4 8-7 14-10 13-6 32-10 54-10 21 0 39 4 52 11 6 3 11 7 14 10 2 3 4 6 4 8-1 16-10 29-21 29-12 0-21-13-21-29h-12v12h12v-12c0-3 2-5 4-8 3-4 8-7 14-10 13-7 32-10 53-10s39 4 53 11c6 3 10 7 13 10s4 6 4 8c0 16-10 29-21 29-12 0-21-13-21-29h-12v12h12v-12c0-3 2-5 4-8 3-4 8-7 14-10 13-7 32-11 53-10 21 0 40 4 53 11 6 3 10 6 13 10 3 3 4 5 4 8v13h12v-13h-12c0 16-10 29-21 29s-21-13-20-29h-13v12h12l1-12c0-3 1-6 3-8 3-4 8-7 14-10 13-7 32-11 53-10 21 0 40 4 53 11 6 3 11 6 14 10 2 3 3 5 3 8 0 16-9 29-21 29-11 0-20-13-20-29h-13v12h13v-12c0-3 1-6 3-8 3-4 8-7 14-10 14-7 32-11 53-10 21 0 40 4 53 11 6 3 11 6 14 10 2 3 3 5 3 8 0 16-9 29-21 29-11 0-20-13-20-29h-13l1 12h12v-12c0-3 1-6 4-8 3-4 7-7 13-10 14-7 32-11 53-10 21 0 40 4 53 11 6 3 11 6 14 10 2 3 3 5 3 8 0 16-9 29-21 29-11 0-20-13-20-29h-12v12h12v-12c0-3 1-6 4-8 3-4 8-7 14-10 13-7 32-11 53-11 20 1 39 5 52 12 6 3 11 6 14 10 2 3 3 5 3 8 0 16-9 29-20 29-12 0-21-13-21-29h-12v12h12v-12c0-3 1-6 4-8 3-4 8-7 14-10 13-7 32-11 53-11 21 1 39 5 52 12 6 3 11 6 14 10 2 3 4 5 4 8l-1 12 25 1v-13c0-8-3-17-9-24-5-6-12-12-21-16-17-9-39-14-64-14-25-1-47 4-64 12-9 5-17 10-22 16-6 8-10 16-10 24l13 1v-13h-13v12c0 30 20 55 45 56 25 0 46-25 46-55 0-8-3-17-9-24-5-6-12-12-21-16-17-9-40-14-64-14-25-1-48 4-64 12-9 5-17 10-22 16-6 8-10 16-10 24l13 1v-13h-13v12c0 30 20 55 45 56 25 0 46-25 46-55 0-8-3-17-9-24-5-6-13-12-22-16-16-9-39-14-63-14-25 0-48 4-64 13-9 4-17 9-22 16-6 7-10 15-10 24h12v-13h-12v13c0 29 20 54 45 55 25 0 46-25 46-55 0-8-3-17-9-24-5-6-13-12-22-16-16-9-39-14-64-14-24 0-47 4-64 13-9 4-16 9-21 16-7 7-10 15-10 24h12v-13h-12v13c0 29 20 54 45 55 25 0 46-25 46-55 0-8-3-17-9-24-6-6-13-12-22-16-16-9-39-14-64-14-24 0-47 4-64 13-9 4-16 9-22 16s-9 15-9 24h12v-13h-12v13c0 29 20 55 45 55s45-25 46-55v-12h-13v12h13c0-8-4-16-10-24-5-6-12-12-21-16-17-9-39-14-64-14s-47 4-64 13c-9 4-16 10-22 16-6 7-9 15-9 24h12v-13h-12v13c-1 29 20 55 45 55s45-25 46-54c0-9-4-17-10-25-5-6-12-11-21-16-17-9-39-14-64-14s-47 5-64 13c-9 4-16 10-22 16-6 7-9 15-9 24h12v-13h-12v13c-1 29 19 55 44 55 26 0 46-25 46-54 1-9-3-17-9-25-5-6-12-11-21-16-17-9-39-14-64-14-26 0-48 5-65 13-9 4-17 10-22 16-6 7-10 15-10 24v12h25z">
          <text:p/>
        </draw:path>
        <draw:path draw:style-name="gr4" draw:text-style-name="P4" draw:layer="layout" svg:width="0.34cm" svg:height="3.839cm" draw:transform="skewX (-0.000174532925199434) rotate (-3.13251694147942) translate (4.21679686443787cm 5.74262532876959cm)" svg:viewBox="0 0 341 3840" svg:d="M33 3795c1-3 2-5 3-8 1-4-1-9-6-11-5-1-10 1-11 6-1 2-2 5-3 8-1 4 1 9 6 10 4 1 10-1 11-5zM46 3755c1-2 2-5 3-8 1-4-1-9-6-10-4-1-9 1-10 5-1 3-2 6-3 8-1 5 1 9 6 11 4 1 9-1 10-6zM59 3716c1-3 1-6 2-8 2-5-1-9-5-11-5-1-9 1-11 6 0 2-1 5-2 8-1 4 1 9 5 10 5 1 9-1 11-5zM71 3676c1-3 2-5 3-8 1-4-2-9-6-10-4-2-9 1-10 5-1 3-2 6-3 8-1 5 1 9 6 11 4 1 9-2 10-6zM84 3636c1-2 2-5 3-8 1-4-2-9-7-10-4-1-9 1-10 6-1 2-2 5-3 8-1 4 1 9 6 10 4 1 10-1 11-6zM96 3597c1-3 1-6 2-8 2-5-1-9-5-11-5-1-9 2-12 6 0 3-1 5-2 8-1 4 1 9 7 10 4 1 9-1 10-5zM107 3557c1-3 2-6 3-8 1-5-2-9-6-10-4-2-9 1-10 5-1 3-2 6-2 8-2 5 1 9 5 10 5 2 9-1 10-5zM119 3517c0-3 1-5 2-8 1-5-1-9-6-10-4-2-9 1-10 5-1 3-2 6-2 8-1 5 1 9 6 11 4 1 8-2 10-6zM130 3477c0-3 1-5 2-8 1-4-2-9-6-10s-9 1-10 6c-1 2-2 5-2 8-2 4 1 9 5 10 5 1 9-2 11-6zM141 3437c1-3 2-5 2-8 2-4-1-9-6-10s-9 1-11 6c0 2-1 5-2 8-1 4 2 9 6 10 5 1 10-2 11-6zM152 3397c0-3 1-5 2-8 1-5-2-9-6-10-5-1-9 1-10 6-2 2-3 5-3 8-1 4 2 9 7 10 4 1 9-2 10-6zM162 3357c0-3 1-6 2-8 1-5-2-9-6-10-5-1-9 1-10 6-1 2-2 5-2 8-1 4 1 9 6 10 4 1 9-2 10-6zM172 3317c0-3 1-6 1-8 2-5-1-9-6-10-4-1-9 1-10 6 0 2-1 5-2 8-1 4 2 9 7 10 4 1 8-2 10-6zM181 3276c1-2 1-5 2-8 1-4-2-9-6-10-5-1-9 2-10 7-1 2-1 5-2 8-1 4 2 9 6 10 5 1 9-2 10-7zM190 3236c2-3 3-5 3-8 1-4-3-9-7-10-5-1-9 2-10 6-1 3-1 6-2 8-1 5 2 9 6 10 5 1 9-1 10-6zM200 3196c1-3 1-6 2-8 1-5-2-9-6-10-6-1-10 2-11 6-1 3-1 6-2 8-1 5 2 9 6 10 6 1 10-2 11-6zM209 3155c1-2 1-5 2-8 1-4-2-8-7-9-4-1-9 2-9 6-1 3-2 5-2 8-2 5 2 9 6 10 5 1 9-2 10-7zM217 3115c1-3 1-5 2-8 1-4-2-9-6-10-5-1-9 2-10 7-1 2-1 5-2 8-1 4 2 9 7 10 4 0 8-2 9-7zM225 3075c1-3 2-6 2-8 1-5-2-9-6-10-5-1-9 2-10 6-1 3-1 6-2 8-1 5 2 9 7 10 4 1 9-2 9-6zM233 3034c1-3 1-5 2-8 1-4-2-9-7-10-4 0-9 3-9 7-1 3-1 5-2 8-1 5 2 9 7 10 4 1 8-2 9-7zM241 2994c0-3 1-6 1-8 1-5-2-9-6-10-5-1-9 2-10 7 0 2-1 5-1 8-1 4 2 8 6 9 5 1 9-2 10-6zM249 2953c1-3 1-5 2-8 0-5-3-9-8-10-5 0-9 3-10 7 0 3-1 6-1 8-1 5 2 9 7 10 4 1 9-2 10-7zM256 2912c1-2 1-5 1-8 1-4-2-8-6-9-6-1-10 2-11 7 0 2-1 5-1 8-1 4 2 8 7 9s9-2 10-7zM263 2872c0-3 1-6 1-8 1-5-2-9-7-10-4-1-9 2-10 7-1 3-1 5-1 8-1 5 3 9 7 10 5 0 9-3 10-7zM269 2831c1-3 1-6 2-8 0-5-3-9-7-10-5 0-9 3-10 7 0 3-1 6-1 8-1 5 2 9 7 10 4 0 9-3 9-7zM275 2790c1-3 1-6 2-8 0-5-3-9-7-10-5 0-9 3-10 7 0 3 0 6-1 8-1 5 3 9 7 10 5 0 9-3 9-7zM281 2749c1-3 1-6 1-8 1-5-2-9-7-10-4 0-8 3-9 7 0 3-1 6-1 9-1 4 3 8 7 9 5 1 9-3 9-7zM287 2708c0-3 1-6 1-8 1-5-3-9-7-10-5 0-9 3-9 7-1 3-1 6-1 9-1 4 2 8 7 9 4 1 8-3 9-7zM293 2667c1-3 1-6 1-8 1-5-3-9-8-10-4 0-9 3-9 8 0 2-1 5-1 8-1 4 2 8 7 9 5 0 10-3 10-7zM298 2626c1-3 1-6 1-9 1-4-2-8-8-9-5 0-9 3-9 8 0 2-1 5-1 8-1 4 3 8 7 9 6 0 10-3 10-7zM303 2585c0-3 1-6 1-9 0-4-3-8-7-9-6 0-10 3-10 7-1 3-1 6-1 9-1 4 2 8 8 9 4 0 9-3 9-7zM308 2543c1-2 1-5 1-8 1-4-2-8-8-9-5 0-10 3-10 7 0 3-1 6-1 9 0 4 4 8 8 9 5 0 10-3 10-8zM313 2502c0-3 0-5 0-8 1-5-2-9-8-9-5 0-9 3-9 7 0 3-1 6-1 9 0 4 3 8 8 9 5 0 9-3 10-8zM317 2461c0-3 0-5 0-8 1-5-3-9-7-9-6-1-10 3-10 7 0 3-1 6-1 9 0 4 3 8 9 9 4 0 8-3 9-8zM320 2420c0-3 1-6 1-8 0-5-3-9-8-9-4-1-9 3-10 7 0 3 0 6 0 8-1 5 3 9 8 9 5 1 9-3 9-7zM323 2379c1-3 1-6 1-9 0-4-3-8-8-8-4-1-9 3-9 7-1 3-1 6-1 8 0 5 4 9 9 9 4 1 8-3 8-7zM326 2337c1-2 1-5 1-8 0-4-3-8-8-9-4 0-8 3-8 8-2 3-2 5-2 8 0 5 4 9 9 9 4 0 8-3 8-8zM329 2296c0-3 1-5 1-8 0-5-4-9-8-9-5 0-9 3-9 8 0 3 0 5 0 8-1 5 3 9 7 9 5 0 9-3 9-8zM332 2255c0-3 0-6 0-8 0-5-3-9-8-9-4 0-8 3-8 8-1 2-1 5-1 8 0 5 3 8 8 9 4 0 8-4 9-8zM334 2214c0-3 0-6 0-9 0-4-3-8-8-8-4-1-8 3-8 8 0 2-1 5-1 8 0 4 4 8 8 8 5 1 9-3 9-7zM336 2172c0-2 0-5 0-8 0-5-3-8-8-9-4 0-8 4-9 8 0 3 0 6 0 9 0 4 3 8 8 8s8-3 9-8zM337 2131c0-3 0-6 1-8 0-5-4-9-8-9-5 0-9 4-9 8 0 3 0 6 0 8 0 5 3 9 8 9 4 0 8-3 8-8zM339 2090c0-3 0-6 0-9 0-4-4-8-8-8-5 0-9 3-9 8 0 3 0 5 0 8 0 5 3 9 8 9s8-4 9-8zM340 2048c0-2 0-5 0-8 0-4-4-8-8-8-5 0-9 3-9 8 0 3 0 5 0 8 0 5 4 8 8 8 5 1 8-3 9-8zM340 2007c0-3 0-5 0-8 0-5-3-9-8-9-4 0-8 4-8 9 0 2 0 5 0 8 0 4 3 8 8 8 4 0 8-3 8-8zM341 1966c0-3 0-6 0-9 0-4-4-8-8-8-5 0-9 4-9 8 0 3 0 6 0 9 0 4 4 8 8 8 5 0 9-4 9-8zM341 1924c0-2 0-5 0-8 0-4-4-8-8-8-5 0-9 4-9 8 0 3 0 6 0 8 0 5 4 9 9 9 4 0 8-4 8-9zM341 1883c0-3 0-5 0-8 0-5-4-8-9-8-4 0-8 3-8 8 0 3 0 5 0 8 0 5 4 8 9 8 4 0 8-3 8-8zM340 1842c0-3 0-6 0-8 0-5-4-9-8-9-5 0-8 4-8 9 0 3 0 5 0 8 0 5 4 8 8 8 5 0 8-4 8-8zM340 1800c0-2 0-5-1-8 0-4-3-8-8-8s-8 4-8 9c0 2 0 5 0 8 0 4 4 8 9 8 4 0 8-4 8-9zM339 1759c0-3-1-5-1-8 0-5-4-8-8-8-5 0-8 4-8 8 0 3 0 6 0 9 0 4 4 8 9 8 4 0 8-4 8-9zM337 1718c0-3 0-6 0-8 0-5-4-9-8-8-5 0-10 4-9 8 0 3 0 6 0 8 0 5 5 9 9 8 5 0 8-4 8-8zM336 1677c0-3 0-6-1-9 0-4-4-8-8-8-6 1-9 4-9 9 0 3 0 6 0 8 0 5 5 8 10 8 4 0 8-4 8-8zM334 1635c0-2 0-5 0-8-1-5-5-9-9-9-6 0-9 5-9 10 0 3 0 5 0 8 1 5 5 8 10 8s8-4 8-9zM332 1593c0-3-1-5-1-8 0-5-4-8-9-8s-8 4-8 9c0 2 0 5 0 8 1 4 4 8 10 8 5-1 8-4 8-9zM329 1552c0-3 0-6 0-9 0-4-4-8-10-7-4 0-8 4-8 9 1 2 1 5 1 8 0 4 4 8 9 7 5 0 9-4 8-8zM327 1510c-1-2-1-5-1-8 0-4-5-8-10-7-4 0-8 4-7 8 0 3 0 6 0 9 0 4 4 8 9 7 5 0 9-4 9-9zM323 1469c-1-2-1-5-1-8 0-5-4-8-9-8-4 1-8 5-7 9 0 3 0 6 0 9 1 4 5 7 9 7 5 0 8-4 8-9zM319 1428c0-3 0-5 0-8-1-5-5-8-9-8-5 1-8 5-8 9 0 3 1 6 1 8 0 5 4 8 9 8 4 0 8-4 7-9zM316 1387c0-3-1-6-1-8 0-5-4-8-9-8-4 1-8 5-7 9 0 3 0 6 0 8 1 5 5 8 9 8 5-1 8-5 8-9zM312 1346c0-3-1-6-1-9 0-4-4-7-9-7-4 0-8 4-7 9 0 3 0 6 1 8 0 5 4 8 9 8 4-1 7-5 7-9zM308 1304c0-2-1-5-1-8-1-4-5-8-9-7-5 0-9 4-8 9 0 3 0 5 0 8 1 5 6 8 10 8 5-1 8-5 8-10zM303 1263c0-2 0-5-1-8 0-4-4-8-9-7-5 0-8 4-8 9 0 3 1 5 1 8 0 5 5 8 10 7 5 0 8-4 7-9zM299 1222c-1-3-1-5-1-8-1-5-5-8-10-7-5 0-8 4-8 9 1 3 1 5 1 8 1 5 5 8 9 7 6 0 9-4 9-9zM294 1181c-1-3-1-5-1-8-2-5-6-8-11-7-5 0-8 4-8 9 1 3 1 5 1 8 1 5 6 8 10 7 5 0 9-4 9-9zM287 1140c0-3 0-5-1-8 0-5-4-8-10-7-5 0-8 5-7 9 0 3 1 6 1 8 1 5 5 8 9 7 6 0 9-4 8-9zM282 1099c-2-3-2-5-2-8-1-5-5-8-10-7-4 0-7 5-7 9 1 3 1 6 1 8 1 5 5 8 10 7 4 0 8-4 8-9zM275 1058c0-3-1-5-1-8-1-5-5-8-10-7-4 1-7 5-7 9 1 3 1 6 2 8 0 5 4 8 9 7 4 0 8-4 7-9zM269 1017c-1-3-1-5-1-8-1-5-5-8-10-7-4 1-8 5-7 9 1 3 1 6 1 9 1 4 5 7 10 7 4-1 7-5 7-10zM262 976c0-3-1-5-1-8-1-5-5-8-9-7-5 1-8 5-7 10 0 2 1 5 1 8 1 4 5 7 10 7 4-1 7-5 6-10zM256 935c-1-2-1-5-2-8-1-4-5-7-9-7-5 1-8 5-7 10 0 3 1 5 1 8 1 5 5 8 10 7 4-1 7-5 7-10zM249 895c-1-3-1-6-2-8-1-5-5-8-9-7-6 1-9 5-8 9 0 3 1 6 1 9 1 4 6 7 11 6 4-1 7-5 7-9zM241 854c0-3-1-5-1-8-1-4-5-7-11-7-4 1-7 6-6 10 0 3 1 5 1 8 1 5 5 8 11 7 4-1 7-5 6-10zM233 814c-1-3-1-6-2-9 0-4-5-7-9-6-5 1-8 5-7 10 1 2 1 5 2 8 1 4 5 7 9 6 5-1 8-5 7-9zM225 773c0-3-1-5-2-8 0-4-5-7-9-6-5 0-8 5-7 9 1 3 1 6 2 8 1 5 5 8 10 7 4-1 7-5 6-10zM217 733c-1-3-1-6-2-8-1-5-5-8-9-7-5 1-8 5-7 10 1 3 1 5 2 8 1 4 5 7 10 6 4 0 7-5 6-9zM209 692c-1-2-2-5-2-8-1-4-5-7-10-6-4 1-7 5-6 10 0 2 1 5 1 8 1 4 6 7 10 6 5-1 8-5 7-10zM200 652c-1-3-1-5-2-8-1-5-5-7-10-6s-8 5-7 9c1 3 1 6 2 8 1 5 6 8 11 7 4-1 7-6 6-10zM191 612c-1-3-1-6-2-8-1-5-6-8-11-7-4 1-7 6-6 10 1 3 1 6 2 8 1 5 5 8 10 7s8-6 7-10zM181 571c-1-2-1-5-2-8-1-4-6-7-10-6s-7 6-6 10c0 3 1 5 2 8 1 5 5 7 10 6 4-1 7-5 6-10zM171 531c0-2-1-5-2-8-1-4-5-7-10-6-4 1-7 6-6 10 1 3 2 5 2 8 1 4 6 7 10 6 5-1 7-5 6-10zM162 491c-1-3-2-5-2-8-2-4-6-7-11-6-4 1-7 6-6 10 1 3 2 5 2 8 2 4 6 7 10 6 5-1 8-6 7-10zM151 451c0-3-1-5-2-8-1-5-5-7-11-6-4 1-7 6-6 10 1 3 2 5 2 8 2 4 7 7 11 6 5-1 8-6 6-10zM141 411c-2-3-2-5-3-8-1-5-6-7-10-6-5 1-7 6-6 10 1 3 1 5 2 8 1 5 6 7 10 6 6-1 8-6 7-10zM129 371c0-3-1-5-2-8-1-5-5-7-10-6-4 1-7 6-6 10 1 3 2 6 2 8 2 5 6 7 11 6 4-1 7-6 5-10zM119 331c-1-3-2-5-3-8-1-4-5-7-10-6-4 1-7 6-6 10 1 3 2 6 3 8 1 5 5 7 10 6 4-1 7-6 6-10zM107 291c0-3-1-5-2-8-1-4-6-7-10-6-6 2-8 6-7 11 1 2 3 5 3 8 2 4 6 7 11 5 4-1 7-6 5-10zM96 251c-1-2-2-5-2-8-2-4-7-7-12-5-4 1-7 6-5 10 0 3 1 5 2 8 1 4 6 7 10 6 6-2 8-6 7-11zM83 211c-1-2-2-5-2-7-2-5-6-7-11-6-4 1-6 6-5 10 1 3 1 6 2 8 2 5 6 7 11 6 4-2 6-6 5-11zM71 172c-1-3-2-5-2-8-2-4-6-7-11-6-4 2-7 6-5 11 1 2 1 5 2 8 2 4 6 6 11 5 4-1 6-6 5-10zM59 132c-1-2-2-5-3-8-1-4-6-7-10-5-6 1-8 6-7 10 1 3 2 6 4 8 1 4 6 7 10 6 5-2 7-6 6-11zM46 93c-1-3-2-6-2-8-3-5-8-7-12-6-4 2-7 6-5 11 1 2 2 5 2 8 2 4 6 6 11 5s7-6 6-10zM32 53c-1-3-2-5-2-8-2-4-7-6-11-5s-7 6-5 10c1 3 2 6 3 8 1 5 6 7 10 6 4-2 7-7 5-11zM19 14c-1-3-2-6-3-8-1-5-6-7-10-5-4 1-7 6-5 10 1 3 1 5 2 8 2 4 7 7 11 5 4-1 6-6 5-10zM19 3834c1-2 2-5 3-8 1-4-1-9-6-10-4-2-9 1-10 5-1 3-2 5-3 8-1 4 1 9 5 10 5 2 9 0 11-5z">
          <text:p/>
        </draw:path>
        <draw:path draw:style-name="gr3" draw:text-style-name="P3" draw:layer="layout" svg:width="0.176cm" svg:height="2.005cm" svg:x="4.62cm" svg:y="2.538cm" svg:viewBox="0 0 177 2006" svg:d="M73 22c13 0 25 7 35 19 10 13 16 32 17 53 0 21-6 39-16 53-8 12-20 20-34 21-16 0-30-3-40-8-4-3-7-5-10-8-1-2-2-4-2-6s1-4 2-6c2-3 6-6 10-8 9-6 23-9 39-9 14-1 26 7 35 19 10 13 17 32 17 53 1 21-5 39-15 53-9 12-21 20-34 20-17 1-30-2-40-7-4-3-8-5-10-8-2-2-3-4-3-6s1-4 3-6c2-3 5-6 10-8 9-6 23-9 39-10 13 0 26 8 35 20 10 13 17 32 17 54 0 20-6 39-15 53-9 12-21 20-35 20-16 0-30-3-39-8-5-2-8-4-10-7-2-2-3-4-3-6 0-3 1-5 3-7 2-3 5-5 9-8 10-5 23-8 40-9 13 0 25 8 35 20 10 13 16 31 17 52 0 21-6 40-16 53-8 13-20 21-34 21-16 0-30-3-40-8-4-2-7-5-10-7-1-2-2-4-2-7 0-2 1-4 2-6 2-3 6-5 10-8 9-5 23-9 39-9 14 0 26 7 35 20 10 13 17 31 17 52 1 21-5 40-15 53-9 13-21 21-34 21-17 0-30-3-40-8-4-2-8-5-10-8-2-2-2-4-3-6 0-2 1-4 3-6 2-3 5-6 10-8 9-5 23-9 39-9 13 0 26 7 35 19 10 14 17 32 17 53s-6 40-15 53-21 20-35 21c-16 0-30-3-39-8-5-2-8-5-10-8-2-2-3-4-3-6s1-4 3-6c2-3 5-6 9-8 10-5 23-9 40-9 13 0 25 7 35 19 10 13 16 32 17 53 0 21-6 39-15 53-9 12-21 20-35 20v23-11-12c-16 1-30-2-40-7-4-3-7-5-10-8-1-2-2-4-2-6s1-4 2-6c2-3 6-6 10-8 9-6 23-9 39-9 14-1 26 7 35 19 10 13 17 32 17 53 1 20-5 39-15 53-9 12-21 20-34 20-16 1-30-3-40-8-4-2-8-4-10-7-1-2-2-4-2-6-1-2 0-4 2-7 2-2 5-5 10-7 9-6 24-9 39-10 14 0 26 8 35 20 10 13 17 32 17 52 0 21-6 40-15 53s-21 21-35 21c-15 0-30-3-39-8-5-2-8-5-10-7s-3-4-3-6c0-3 1-5 3-7 2-3 5-5 9-8 10-5 24-9 40-9 13 0 25 7 35 20s16 31 17 52c0 21-6 40-15 53s-21 21-35 21c-15 0-30-3-40-8-4-2-7-5-9-7-2-3-3-5-3-7s1-4 2-6c2-3 6-5 10-8 9-5 24-9 39-9 14 0 26 7 35 20 11 13 17 31 17 52 1 21-5 40-15 53-9 13-21 21-34 21v22-11-11c-15 0-30-3-40-8-4-2-8-5-10-8-1-2-2-4-2-6s0-4 2-6c2-3 5-6 10-8 9-5 24-9 39-9 14 0 26 7 35 19 10 13 17 32 17 53s-5 39-15 53c-9 12-21 20-35 21-15 0-30-3-39-8-4-3-8-5-10-8-2-2-3-4-3-6s1-4 3-6c2-3 5-6 9-8 10-6 24-9 40-9 13-1 26 7 35 19 10 13 16 32 17 53 0 21-6 39-15 53-9 12-21 20-35 20v23-11-12c-15 1-30-2-40-7-4-3-7-5-9-8-2-2-3-4-3-6s1-4 2-6c2-3 6-6 10-8 10-6 24-9 39-10 14 0 26 8 36 20 10 13 16 32 16 53 1 20-5 39-15 53-9 12-21 20-34 20v23-12-11c-15 0-30-3-40-8-4-2-8-4-10-7-1-2-2-4-2-6 0-3 0-5 2-7 2-3 5-5 10-8 9-5 24-8 39-9 14 0 26 8 35 20 10 13 17 32 17 52 0 21-5 40-15 53-9 13-21 21-35 21l1 22v-11l-1-11c-15 0-30-3-39-8-4-2-8-5-10-7s-3-4-3-7c0-2 1-4 3-6 2-3 5-5 9-8 10-5 24-9 40-9 13 0 26 7 35 20 10 13 16 31 17 52 0 21-6 40-15 53s-21 21-35 21v22-11-11c-15 0-29-3-39-8-5-2-8-5-10-8-2-2-3-4-3-6s1-4 2-6c3-3 6-6 10-8 11-5 24-9 39-9 14 0 26 7 36 19 10 14 16 32 16 53 1 21-5 40-15 53-9 13-21 20-34 21v22-11-11c-15 0-29-3-40-8-4-2-7-5-10-8-1-2-2-4-2-6s0-4 2-6c2-3 6-6 10-8 10-5 24-9 39-9 14 0 26 7 35 19 10 13 17 32 17 53s-5 39-15 53c-9 12-21 20-34 20-16 1-29-2-40-7-4-3-8-5-10-8-2-2-3-4-3-6s1-4 3-6c2-3 5-6 9-8 11-6 25-9 40-9 13-1 26 7 35 19 10 13 16 32 17 53 0 20-6 39-15 53-9 12-21 20-35 20h-11v23h12c20-1 39-12 52-30 12-18 20-41 19-67 0-25-8-49-21-65-14-18-33-29-54-29-19 1-37 5-50 12-6 4-12 9-16 14-5 6-7 13-7 20s3 14 8 20c4 5 10 10 17 13 13 7 31 11 50 11 21-1 39-12 52-30s20-41 19-67c0-25-8-48-21-65-14-18-33-29-53-29-19 1-38 5-50 12-7 4-13 9-17 14-4 6-7 13-7 20 0 8 3 14 8 20 4 5 10 10 17 14 13 6 31 10 50 10v-22 11 11c21 0 40-12 53-30 12-17 19-41 19-66-1-26-9-49-22-66-13-18-32-29-53-28-19 0-37 4-50 12-7 4-12 8-16 14-5 6-7 12-7 20 0 7 2 14 7 19 4 6 10 10 17 14 13 7 32 10 51 10l-1-22v11l1 11c20 0 39-12 52-30 12-17 19-41 19-66 0-26-8-49-21-66-14-18-33-29-54-28-19 0-37 5-50 12-6 4-12 8-16 14-5 6-7 13-7 20s3 14 8 20c4 5 9 9 17 13 13 7 31 11 50 10v-22 11 11c20 0 39-11 52-30 12-17 20-40 19-66 0-26-8-49-21-66-14-18-33-28-53-28-19 0-38 5-50 12-7 4-13 9-17 14-4 6-7 13-7 20s3 14 8 20c4 5 10 9 17 13 13 7 31 11 50 11v-23 11 12c21-1 39-12 52-31 13-17 20-40 20-66-1-25-9-49-22-66s-32-28-53-28c-19 1-37 5-50 12-7 4-12 9-16 14-5 6-7 13-7 20s2 14 7 20c4 5 10 10 17 13 13 7 32 11 50 11v-23 12 11c21-1 40-12 53-30 12-18 19-41 19-67 0-25-9-48-21-65-14-18-33-29-54-29-19 1-37 5-50 12-7 4-12 9-16 14-5 6-7 13-7 20s3 14 8 20c4 5 9 10 16 14 13 6 32 10 51 10 20 0 39-12 52-30 12-17 20-41 19-67 0-25-8-48-21-65-14-18-33-29-53-28-19 0-38 4-50 12-7 3-13 8-17 13-4 7-7 13-7 21 0 7 3 13 8 19 4 6 10 10 17 14 13 6 31 10 50 10v-22 11 11c21 0 39-12 52-30 13-17 20-41 20-66-1-26-9-49-22-66-13-18-32-29-53-28-20 0-37 5-50 12-7 4-13 8-17 14s-7 13-6 20c0 7 2 14 7 20 4 5 10 9 17 13 13 7 31 11 50 10 21 0 40-12 53-30 12-17 19-41 19-66 0-26-9-49-21-66-14-18-33-28-54-28-20 0-37 5-50 12-7 4-12 9-16 14-5 6-7 13-7 20s3 14 7 20c5 5 10 9 17 13 13 7 31 11 51 10 20 0 39-11 52-30 12-17 20-40 19-66 0-26-8-49-21-66-14-17-33-28-53-28s-38 5-50 12c-7 4-13 9-17 14-4 6-7 13-7 20s3 14 8 20c4 5 10 10 17 13 13 7 30 11 50 11 21-1 39-12 52-30s20-41 20-67c-1-25-9-49-22-65-13-18-32-29-53-29-20 1-37 5-50 12-7 4-13 9-17 14-4 6-7 13-6 20 0 7 2 14 7 20 4 5 10 10 17 13 13 7 30 11 50 11v-23 12 11c21-1 40-12 53-30 12-18 19-41 19-67-1-25-9-48-22-65-13-18-32-29-53-29-20 1-37 5-50 12-7 4-12 9-16 14-5 6-7 13-7 20 0 8 3 14 7 20 5 5 10 10 17 14 13 6 31 10 51 10s39-12 52-30c12-17 20-41 19-66 0-26-8-49-21-66-14-18-33-29-53-28-20 0-38 4-50 12-7 4-13 8-17 14s-7 12-7 20c0 7 3 14 8 19 4 6 10 10 17 14 13 7 30 10 50 10 21 0 39-12 52-30 13-17 20-41 20-66-1-26-9-49-22-66-13-18-32-29-53-28-20 0-37 5-50 12-7 4-13 8-17 14s-7 13-6 20c0 7 2 14 7 20 4 5 10 9 17 13 13 7 30 11 50 10 21 0 40-11 53-30 12-17 19-40 19-66-1-26-9-49-22-66-13-18-32-28-53-28-20 0-37 5-50 12-7 4-12 9-16 14-5 6-7 13-7 20s3 14 7 20c5 5 10 9 17 13 13 7 31 11 51 11 20-1 39-12 52-31 12-17 20-40 19-66 0-26-8-50-21-67-14-17-33-28-53-28-20 1-38 5-50 12-7 4-13 9-17 14-5 6-7 13-7 20s3 14 8 20c4 5 10 11 17 14 13 7 30 11 50 11 21-1 39-12 52-31 13-18 20-41 20-67-1-25-9-48-22-65-14-18-33-29-53-29-20 1-37 5-50 12-7 4-13 9-17 14-4 6-7 13-7 20 1 7 3 14 8 20 4 5 10 10 17 13 13 7 30 11 50 11 21 0 40-12 53-30 12-17 19-41 19-67-1-25-9-48-22-65-13-18-32-29-53-28h-12v22z">
          <text:p/>
        </draw:path>
        <draw:frame draw:style-name="gr5" draw:text-style-name="P6" draw:layer="layout" svg:width="5.929cm" svg:height="0.471cm" svg:x="-2.67cm" svg:y="18.853cm">
          <draw:text-box>
            <text:p text:style-name="P5"><text:span text:style-name="T1">the</text:span><text:span text:style-name="T2"> colour current</text:span><text:span text:style-name="T1"> of the ‘fast’ gluons:</text:span></text:p>
          </draw:text-box>
        </draw:frame>
        <draw:frame draw:style-name="gr5" draw:text-style-name="P6" draw:layer="layout" svg:width="0.384cm" svg:height="0.446cm" svg:x="3.444cm" svg:y="18.851cm">
          <draw:text-box>
            <text:p text:style-name="P5"><text:span text:style-name="T3">J</text:span></text:p>
          </draw:text-box>
        </draw:frame>
        <draw:frame draw:style-name="gr6" draw:text-style-name="P7" draw:layer="layout" svg:width="0.28cm" svg:height="0.327cm" svg:x="3.695cm" svg:y="18.76cm">
          <draw:text-box>
            <text:p text:style-name="P5"><text:span text:style-name="T4">µ</text:span></text:p>
          </draw:text-box>
        </draw:frame>
        <draw:frame draw:style-name="gr6" draw:text-style-name="P7" draw:layer="layout" svg:width="0.28cm" svg:height="0.327cm" svg:x="3.658cm" svg:y="18.997cm">
          <draw:text-box>
            <text:p text:style-name="P5"><text:span text:style-name="T4">a</text:span></text:p>
          </draw:text-box>
        </draw:frame>
        <draw:frame draw:style-name="gr5" draw:text-style-name="P6" draw:layer="layout" svg:width="0.684cm" svg:height="0.446cm" svg:x="4.02cm" svg:y="18.851cm">
          <draw:text-box>
            <text:p text:style-name="P5"><text:span text:style-name="T5">=</text:span><text:span text:style-name="T3"> δ</text:span></text:p>
          </draw:text-box>
        </draw:frame>
        <draw:frame draw:style-name="gr6" draw:text-style-name="P7" draw:layer="layout" svg:width="0.413cm" svg:height="0.327cm" svg:x="4.634cm" svg:y="18.808cm">
          <draw:text-box>
            <text:p text:style-name="P5"><text:span text:style-name="T4">µ</text:span><text:span text:style-name="T6">+</text:span></text:p>
          </draw:text-box>
        </draw:frame>
        <draw:frame draw:style-name="gr5" draw:text-style-name="P6" draw:layer="layout" svg:width="0.384cm" svg:height="0.446cm" svg:x="5.063cm" svg:y="18.851cm">
          <draw:text-box>
            <text:p text:style-name="P5"><text:span text:style-name="T3">ρ</text:span></text:p>
          </draw:text-box>
        </draw:frame>
        <draw:frame draw:style-name="gr6" draw:text-style-name="P7" draw:layer="layout" svg:width="0.28cm" svg:height="0.327cm" svg:x="5.262cm" svg:y="19.005cm">
          <draw:text-box>
            <text:p text:style-name="P5"><text:span text:style-name="T4">a</text:span></text:p>
          </draw:text-box>
        </draw:frame>
        <draw:frame draw:style-name="gr5" draw:text-style-name="P6" draw:layer="layout" svg:width="0.883cm" svg:height="0.471cm" svg:x="5.438cm" svg:y="18.853cm">
          <draw:text-box>
            <text:p text:style-name="P5"><text:span text:style-name="T1">, with</text:span></text:p>
          </draw:text-box>
        </draw:frame>
        <draw:frame draw:style-name="gr5" draw:text-style-name="P6" draw:layer="layout" svg:width="0.384cm" svg:height="0.446cm" svg:x="6.437cm" svg:y="18.851cm">
          <draw:text-box>
            <text:p text:style-name="P5"><text:span text:style-name="T3">ρ</text:span></text:p>
          </draw:text-box>
        </draw:frame>
        <draw:frame draw:style-name="gr6" draw:text-style-name="P7" draw:layer="layout" svg:width="0.28cm" svg:height="0.327cm" svg:x="6.636cm" svg:y="18.808cm">
          <draw:text-box>
            <text:p text:style-name="P5"><text:span text:style-name="T4">a</text:span></text:p>
          </draw:text-box>
        </draw:frame>
        <draw:frame draw:style-name="gr5" draw:text-style-name="P6" draw:layer="layout" svg:width="0.384cm" svg:height="0.446cm" svg:x="6.812cm" svg:y="18.851cm">
          <draw:text-box>
            <text:p text:style-name="P5"><text:span text:style-name="T5">(</text:span><text:span text:style-name="T3">x</text:span></text:p>
          </draw:text-box>
        </draw:frame>
        <draw:frame draw:style-name="gr6" draw:text-style-name="P7" draw:layer="layout" svg:width="0.28cm" svg:height="0.327cm" svg:x="7.182cm" svg:y="18.808cm">
          <draw:text-box>
            <text:p text:style-name="P5"><text:span text:style-name="T4">−</text:span></text:p>
          </draw:text-box>
        </draw:frame>
        <draw:frame draw:style-name="gr5" draw:text-style-name="P6" draw:layer="layout" svg:width="0.51cm" svg:height="0.446cm" svg:x="7.432cm" svg:y="18.851cm">
          <draw:text-box>
            <text:p text:style-name="P5"><text:span text:style-name="T3">,</text:span><text:span text:style-name="T7"> x</text:span></text:p>
          </draw:text-box>
        </draw:frame>
        <draw:frame draw:style-name="gr6" draw:text-style-name="P7" draw:layer="layout" svg:width="0.28cm" svg:height="0.327cm" svg:x="7.857cm" svg:y="19.01cm">
          <draw:text-box>
            <text:p text:style-name="P5"><text:span text:style-name="T4">⊥</text:span></text:p>
          </draw:text-box>
        </draw:frame>
        <draw:frame draw:style-name="gr5" draw:text-style-name="P6" draw:layer="layout" svg:width="0.384cm" svg:height="0.446cm" svg:x="8.107cm" svg:y="18.851cm">
          <draw:text-box>
            <text:p text:style-name="P5"><text:span text:style-name="T5">)</text:span></text:p>
          </draw:text-box>
        </draw:frame>
        <draw:frame draw:style-name="gr5" draw:text-style-name="P6" draw:layer="layout" svg:width="4.218cm" svg:height="0.471cm" svg:x="8.364cm" svg:y="18.853cm">
          <draw:text-box>
            <text:p text:style-name="P5"><text:span text:style-name="T1">their colour charge density.</text:span></text:p>
          </draw:text-box>
        </draw:frame>
        <draw:frame draw:style-name="gr5" draw:text-style-name="P6" draw:layer="layout" svg:width="0.603cm" svg:height="0.471cm" svg:x="12.731cm" svg:y="18.853cm">
          <draw:text-box>
            <text:p text:style-name="P5"><text:span text:style-name="T1">The</text:span></text:p>
          </draw:text-box>
        </draw:frame>
        <draw:frame draw:style-name="gr5" draw:text-style-name="P6" draw:layer="layout" svg:width="3.016cm" svg:height="0.471cm" svg:x="-2.67cm" svg:y="19.331cm">
          <draw:text-box>
            <text:p text:style-name="P5"><text:span text:style-name="T1">latter is localized in</text:span></text:p>
          </draw:text-box>
        </draw:frame>
        <draw:frame draw:style-name="gr5" draw:text-style-name="P6" draw:layer="layout" svg:width="0.384cm" svg:height="0.446cm" svg:x="0.396cm" svg:y="19.329cm">
          <draw:text-box>
            <text:p text:style-name="P5"><text:span text:style-name="T3">x</text:span></text:p>
          </draw:text-box>
        </draw:frame>
        <draw:frame draw:style-name="gr6" draw:text-style-name="P7" draw:layer="layout" svg:width="0.28cm" svg:height="0.327cm" svg:x="0.616cm" svg:y="19.286cm">
          <draw:text-box>
            <text:p text:style-name="P5"><text:span text:style-name="T4">−</text:span></text:p>
          </draw:text-box>
        </draw:frame>
        <draw:frame draw:style-name="gr5" draw:text-style-name="P6" draw:layer="layout" svg:width="0.662cm" svg:height="0.471cm" svg:x="0.948cm" svg:y="19.331cm">
          <draw:text-box>
            <text:p text:style-name="P5"><text:span text:style-name="T1">near</text:span></text:p>
          </draw:text-box>
        </draw:frame>
        <draw:frame draw:style-name="gr5" draw:text-style-name="P6" draw:layer="layout" svg:width="0.384cm" svg:height="0.446cm" svg:x="1.693cm" svg:y="19.329cm">
          <draw:text-box>
            <text:p text:style-name="P5"><text:span text:style-name="T3">x</text:span></text:p>
          </draw:text-box>
        </draw:frame>
        <draw:frame draw:style-name="gr6" draw:text-style-name="P7" draw:layer="layout" svg:width="0.28cm" svg:height="0.327cm" svg:x="1.913cm" svg:y="19.286cm">
          <draw:text-box>
            <text:p text:style-name="P5"><text:span text:style-name="T4">−</text:span></text:p>
          </draw:text-box>
        </draw:frame>
        <draw:frame draw:style-name="gr5" draw:text-style-name="P6" draw:layer="layout" svg:width="0.692cm" svg:height="0.446cm" svg:x="2.27cm" svg:y="19.329cm">
          <draw:text-box>
            <text:p text:style-name="P5"><text:span text:style-name="T5">= 0</text:span></text:p>
          </draw:text-box>
        </draw:frame>
        <draw:frame draw:style-name="gr5" draw:text-style-name="P6" draw:layer="layout" svg:width="5.637cm" svg:height="0.471cm" svg:x="2.951cm" svg:y="19.331cm">
          <draw:text-box>
            <text:p text:style-name="P5"><text:span text:style-name="T1">and is independent of time (hence of</text:span></text:p>
          </draw:text-box>
        </draw:frame>
        <draw:frame draw:style-name="gr5" draw:text-style-name="P6" draw:layer="layout" svg:width="0.384cm" svg:height="0.446cm" svg:x="8.573cm" svg:y="19.329cm">
          <draw:text-box>
            <text:p text:style-name="P5"><text:span text:style-name="T3">x</text:span></text:p>
          </draw:text-box>
        </draw:frame>
        <draw:frame draw:style-name="gr6" draw:text-style-name="P7" draw:layer="layout" svg:width="0.28cm" svg:height="0.327cm" svg:x="8.793cm" svg:y="19.286cm">
          <draw:text-box>
            <text:p text:style-name="P5"><text:span text:style-name="T6">+</text:span></text:p>
          </draw:text-box>
        </draw:frame>
        <draw:frame draw:style-name="gr5" draw:text-style-name="P6" draw:layer="layout" svg:width="4.341cm" svg:height="0.471cm" svg:x="9.043cm" svg:y="19.331cm">
          <draw:text-box>
            <text:p text:style-name="P5"><text:span text:style-name="T1">), because these fast charges</text:span></text:p>
          </draw:text-box>
        </draw:frame>
        <draw:frame draw:style-name="gr5" draw:text-style-name="P6" draw:layer="layout" svg:width="16.156cm" svg:height="0.471cm" svg:x="-2.67cm" svg:y="19.809cm">
          <draw:text-box>
            <text:p text:style-name="P5"><text:span text:style-name="T1">are ‘frozen’ by Lorentz time dilation. But the distribution of these charges in transverse space is</text:span><text:span text:style-name="T2"> random</text:span><text:span text:style-name="T1">,</text:span></text:p>
          </draw:text-box>
        </draw:frame>
        <draw:frame draw:style-name="gr5" draw:text-style-name="P6" draw:layer="layout" svg:width="15.987cm" svg:height="0.471cm" svg:x="-2.67cm" svg:y="20.286cm">
          <draw:text-box>
            <text:p text:style-name="P5"><text:span text:style-name="T1">since the fast gluons can be in any of the quantum configurations produced at the intermediate stages of</text:span></text:p>
          </draw:text-box>
        </draw:frame>
        <draw:frame draw:style-name="gr5" draw:text-style-name="P6" draw:layer="layout" svg:width="4.371cm" svg:height="0.471cm" svg:x="-2.67cm" svg:y="20.764cm">
          <draw:text-box>
            <text:p text:style-name="P5"><text:span text:style-name="T1">the gluon evolution down to</text:span></text:p>
          </draw:text-box>
        </draw:frame>
        <draw:frame draw:style-name="gr5" draw:text-style-name="P6" draw:layer="layout" svg:width="0.384cm" svg:height="0.446cm" svg:x="1.874cm" svg:y="20.763cm">
          <draw:text-box>
            <text:p text:style-name="P5"><text:span text:style-name="T3">x</text:span></text:p>
          </draw:text-box>
        </draw:frame>
        <draw:frame draw:style-name="gr5" draw:text-style-name="P6" draw:layer="layout" svg:width="0.384cm" svg:height="0.471cm" svg:x="2.094cm" svg:y="20.764cm">
          <draw:text-box>
            <text:p text:style-name="P5"><text:span text:style-name="T1">.</text:span></text:p>
          </draw:text-box>
        </draw:frame>
        <draw:frame draw:style-name="gr5" draw:text-style-name="P6" draw:layer="layout" svg:width="10.704cm" svg:height="0.471cm" svg:x="2.391cm" svg:y="20.764cm">
          <draw:text-box>
            <text:p text:style-name="P5"><text:span text:style-name="T1">The proper way to describe this randomness is to give the</text:span><text:span text:style-name="T2"> probability</text:span></text:p>
          </draw:text-box>
        </draw:frame>
        <draw:frame draw:style-name="gr5" draw:text-style-name="P6" draw:layer="layout" svg:width="4.752cm" svg:height="0.471cm" svg:x="-2.67cm" svg:y="21.242cm">
          <draw:text-box>
            <text:p text:style-name="P5"><text:span text:style-name="T1">to find a specific configuration</text:span></text:p>
          </draw:text-box>
        </draw:frame>
        <draw:frame draw:style-name="gr5" draw:text-style-name="P6" draw:layer="layout" svg:width="0.384cm" svg:height="0.446cm" svg:x="2.132cm" svg:y="21.241cm">
          <draw:text-box>
            <text:p text:style-name="P5"><text:span text:style-name="T3">ρ</text:span></text:p>
          </draw:text-box>
        </draw:frame>
        <draw:frame draw:style-name="gr6" draw:text-style-name="P7" draw:layer="layout" svg:width="0.28cm" svg:height="0.327cm" svg:x="2.33cm" svg:y="21.395cm">
          <draw:text-box>
            <text:p text:style-name="P5"><text:span text:style-name="T4">a</text:span></text:p>
          </draw:text-box>
        </draw:frame>
        <draw:frame draw:style-name="gr5" draw:text-style-name="P6" draw:layer="layout" svg:width="0.384cm" svg:height="0.446cm" svg:x="2.507cm" svg:y="21.241cm">
          <draw:text-box>
            <text:p text:style-name="P5"><text:span text:style-name="T5">(</text:span><text:span text:style-name="T3">x</text:span></text:p>
          </draw:text-box>
        </draw:frame>
        <draw:frame draw:style-name="gr6" draw:text-style-name="P7" draw:layer="layout" svg:width="0.28cm" svg:height="0.327cm" svg:x="2.876cm" svg:y="21.197cm">
          <draw:text-box>
            <text:p text:style-name="P5"><text:span text:style-name="T4">−</text:span></text:p>
          </draw:text-box>
        </draw:frame>
        <draw:frame draw:style-name="gr5" draw:text-style-name="P6" draw:layer="layout" svg:width="0.51cm" svg:height="0.446cm" svg:x="3.126cm" svg:y="21.241cm">
          <draw:text-box>
            <text:p text:style-name="P5"><text:span text:style-name="T3">,</text:span><text:span text:style-name="T7"> x</text:span></text:p>
          </draw:text-box>
        </draw:frame>
        <draw:frame draw:style-name="gr6" draw:text-style-name="P7" draw:layer="layout" svg:width="0.28cm" svg:height="0.327cm" svg:x="3.551cm" svg:y="21.4cm">
          <draw:text-box>
            <text:p text:style-name="P5"><text:span text:style-name="T4">⊥</text:span></text:p>
          </draw:text-box>
        </draw:frame>
        <draw:frame draw:style-name="gr5" draw:text-style-name="P6" draw:layer="layout" svg:width="0.384cm" svg:height="0.446cm" svg:x="3.801cm" svg:y="21.241cm">
          <draw:text-box>
            <text:p text:style-name="P5"><text:span text:style-name="T5">)</text:span></text:p>
          </draw:text-box>
        </draw:frame>
        <draw:frame draw:style-name="gr5" draw:text-style-name="P6" draw:layer="layout" svg:width="4.405cm" svg:height="0.471cm" svg:x="4.051cm" svg:y="21.242cm">
          <draw:text-box>
            <text:p text:style-name="P5"><text:span text:style-name="T1">of the colour charge density.</text:span></text:p>
          </draw:text-box>
        </draw:frame>
        <draw:frame draw:style-name="gr5" draw:text-style-name="P6" draw:layer="layout" svg:width="4.756cm" svg:height="0.471cm" svg:x="8.565cm" svg:y="21.242cm">
          <draw:text-box>
            <text:p text:style-name="P5"><text:span text:style-name="T1">This probability is a functional</text:span></text:p>
          </draw:text-box>
        </draw:frame>
        <draw:frame draw:style-name="gr5" draw:text-style-name="P6" draw:layer="layout" svg:width="0.384cm" svg:height="0.471cm" svg:x="-2.67cm" svg:y="21.72cm">
          <draw:text-box>
            <text:p text:style-name="P5"><text:span text:style-name="T1">of</text:span></text:p>
          </draw:text-box>
        </draw:frame>
        <draw:frame draw:style-name="gr5" draw:text-style-name="P6" draw:layer="layout" svg:width="0.384cm" svg:height="0.446cm" svg:x="-2.216cm" svg:y="21.719cm">
          <draw:text-box>
            <text:p text:style-name="P5"><text:span text:style-name="T3">ρ</text:span></text:p>
          </draw:text-box>
        </draw:frame>
        <draw:frame draw:style-name="gr6" draw:text-style-name="P7" draw:layer="layout" svg:width="0.28cm" svg:height="0.327cm" svg:x="-2.017cm" svg:y="21.873cm">
          <draw:text-box>
            <text:p text:style-name="P5"><text:span text:style-name="T4">a</text:span></text:p>
          </draw:text-box>
        </draw:frame>
        <draw:frame draw:style-name="gr5" draw:text-style-name="P6" draw:layer="layout" svg:width="0.384cm" svg:height="0.446cm" svg:x="-1.841cm" svg:y="21.719cm">
          <draw:text-box>
            <text:p text:style-name="P5"><text:span text:style-name="T5">(</text:span><text:span text:style-name="T3">x</text:span></text:p>
          </draw:text-box>
        </draw:frame>
        <draw:frame draw:style-name="gr6" draw:text-style-name="P7" draw:layer="layout" svg:width="0.28cm" svg:height="0.327cm" svg:x="-1.472cm" svg:y="21.675cm">
          <draw:text-box>
            <text:p text:style-name="P5"><text:span text:style-name="T4">−</text:span></text:p>
          </draw:text-box>
        </draw:frame>
        <draw:frame draw:style-name="gr5" draw:text-style-name="P6" draw:layer="layout" svg:width="0.51cm" svg:height="0.446cm" svg:x="-1.222cm" svg:y="21.719cm">
          <draw:text-box>
            <text:p text:style-name="P5"><text:span text:style-name="T3">,</text:span><text:span text:style-name="T7"> x</text:span></text:p>
          </draw:text-box>
        </draw:frame>
        <draw:frame draw:style-name="gr6" draw:text-style-name="P7" draw:layer="layout" svg:width="0.28cm" svg:height="0.327cm" svg:x="-0.797cm" svg:y="21.878cm">
          <draw:text-box>
            <text:p text:style-name="P5"><text:span text:style-name="T4">⊥</text:span></text:p>
          </draw:text-box>
        </draw:frame>
        <draw:frame draw:style-name="gr5" draw:text-style-name="P6" draw:layer="layout" svg:width="0.384cm" svg:height="0.446cm" svg:x="-0.547cm" svg:y="21.719cm">
          <draw:text-box>
            <text:p text:style-name="P5"><text:span text:style-name="T5">)</text:span></text:p>
          </draw:text-box>
        </draw:frame>
        <draw:frame draw:style-name="gr5" draw:text-style-name="P6" draw:layer="layout" svg:width="0.384cm" svg:height="0.471cm" svg:x="-0.397cm" svg:y="21.72cm">
          <draw:text-box>
            <text:p text:style-name="P5"><text:span text:style-name="T1">,</text:span></text:p>
          </draw:text-box>
        </draw:frame>
        <draw:frame draw:style-name="gr5" draw:text-style-name="P6" draw:layer="layout" svg:width="7.817cm" svg:height="0.471cm" svg:x="-0.158cm" svg:y="21.72cm">
          <draw:text-box>
            <text:p text:style-name="P5"><text:span text:style-name="T1">known as</text:span><text:span text:style-name="T2"> the CGC weight function</text:span><text:span text:style-name="T1"> and denoted as</text:span></text:p>
          </draw:text-box>
        </draw:frame>
        <draw:frame draw:style-name="gr5" draw:text-style-name="P6" draw:layer="layout" svg:width="0.384cm" svg:height="0.446cm" svg:x="8.044cm" svg:y="21.719cm">
          <draw:text-box>
            <text:p text:style-name="P5"><text:span text:style-name="T3">W</text:span></text:p>
          </draw:text-box>
        </draw:frame>
        <draw:frame draw:style-name="gr6" draw:text-style-name="P7" draw:layer="layout" svg:width="0.28cm" svg:height="0.327cm" svg:x="8.408cm" svg:y="21.875cm">
          <draw:text-box>
            <text:p text:style-name="P5"><text:span text:style-name="T4">Y</text:span></text:p>
          </draw:text-box>
        </draw:frame>
        <draw:frame draw:style-name="gr5" draw:text-style-name="P6" draw:layer="layout" svg:width="0.552cm" svg:height="0.446cm" svg:x="8.665cm" svg:y="21.719cm">
          <draw:text-box>
            <text:p text:style-name="P5"><text:span text:style-name="T5">[</text:span><text:span text:style-name="T3">ρ</text:span><text:span text:style-name="T5">]</text:span></text:p>
          </draw:text-box>
        </draw:frame>
        <draw:frame draw:style-name="gr5" draw:text-style-name="P6" draw:layer="layout" svg:width="0.384cm" svg:height="0.471cm" svg:x="9.078cm" svg:y="21.72cm">
          <draw:text-box>
            <text:p text:style-name="P5"><text:span text:style-name="T1">,</text:span></text:p>
          </draw:text-box>
        </draw:frame>
        <draw:frame draw:style-name="gr5" draw:text-style-name="P6" draw:layer="layout" svg:width="0.688cm" svg:height="0.471cm" svg:x="9.317cm" svg:y="21.72cm">
          <draw:text-box>
            <text:p text:style-name="P5"><text:span text:style-name="T1">with</text:span></text:p>
          </draw:text-box>
        </draw:frame>
        <draw:frame draw:style-name="gr5" draw:text-style-name="P6" draw:layer="layout" svg:width="2.068cm" svg:height="0.446cm" svg:x="10.134cm" svg:y="21.719cm">
          <draw:text-box>
            <text:p text:style-name="P5"><text:span text:style-name="T3">Y</text:span><text:span text:style-name="T5"> = ln(1</text:span><text:span text:style-name="T3">/x</text:span><text:span text:style-name="T5">)</text:span></text:p>
          </draw:text-box>
        </draw:frame>
        <draw:frame draw:style-name="gr5" draw:text-style-name="P6" draw:layer="layout" svg:width="0.384cm" svg:height="0.471cm" svg:x="12.318cm" svg:y="21.72cm">
          <draw:text-box>
            <text:p text:style-name="P5"><text:span text:style-name="T1">.</text:span></text:p>
          </draw:text-box>
        </draw:frame>
        <draw:frame draw:style-name="gr5" draw:text-style-name="P6" draw:layer="layout" svg:width="0.688cm" svg:height="0.471cm" svg:x="12.645cm" svg:y="21.72cm">
          <draw:text-box>
            <text:p text:style-name="P5"><text:span text:style-name="T1">This</text:span></text:p>
          </draw:text-box>
        </draw:frame>
        <draw:frame draw:style-name="gr5" draw:text-style-name="P6" draw:layer="layout" svg:width="9.594cm" svg:height="0.471cm" svg:x="-2.67cm" svg:y="22.198cm">
          <draw:text-box>
            <text:p text:style-name="P5"><text:span text:style-name="T1">functional is</text:span><text:span text:style-name="T2"> gauge–invariant</text:span><text:span text:style-name="T1">, which in particular ensures that</text:span></text:p>
          </draw:text-box>
        </draw:frame>
        <draw:frame draw:style-name="gr5" draw:text-style-name="P6" draw:layer="layout" svg:width="0.493cm" svg:height="0.446cm" svg:x="6.984cm" svg:y="22.197cm">
          <draw:text-box>
            <text:p text:style-name="P5"><text:span text:style-name="T3">hρ</text:span></text:p>
          </draw:text-box>
        </draw:frame>
        <draw:frame draw:style-name="gr6" draw:text-style-name="P7" draw:layer="layout" svg:width="0.28cm" svg:height="0.327cm" svg:x="7.333cm" svg:y="22.351cm">
          <draw:text-box>
            <text:p text:style-name="P5"><text:span text:style-name="T4">a</text:span></text:p>
          </draw:text-box>
        </draw:frame>
        <draw:frame draw:style-name="gr5" draw:text-style-name="P6" draw:layer="layout" svg:width="0.384cm" svg:height="0.446cm" svg:x="7.509cm" svg:y="22.197cm">
          <draw:text-box>
            <text:p text:style-name="P5"><text:span text:style-name="T5">(</text:span><text:span text:style-name="T3">x</text:span></text:p>
          </draw:text-box>
        </draw:frame>
        <draw:frame draw:style-name="gr6" draw:text-style-name="P7" draw:layer="layout" svg:width="0.28cm" svg:height="0.327cm" svg:x="7.878cm" svg:y="22.153cm">
          <draw:text-box>
            <text:p text:style-name="P5"><text:span text:style-name="T4">−</text:span></text:p>
          </draw:text-box>
        </draw:frame>
        <draw:frame draw:style-name="gr5" draw:text-style-name="P6" draw:layer="layout" svg:width="0.51cm" svg:height="0.446cm" svg:x="8.128cm" svg:y="22.197cm">
          <draw:text-box>
            <text:p text:style-name="P5"><text:span text:style-name="T3">,</text:span><text:span text:style-name="T7"> x</text:span></text:p>
          </draw:text-box>
        </draw:frame>
        <draw:frame draw:style-name="gr6" draw:text-style-name="P7" draw:layer="layout" svg:width="0.28cm" svg:height="0.327cm" svg:x="8.553cm" svg:y="22.356cm">
          <draw:text-box>
            <text:p text:style-name="P5"><text:span text:style-name="T4">⊥</text:span></text:p>
          </draw:text-box>
        </draw:frame>
        <draw:frame draw:style-name="gr5" draw:text-style-name="P6" draw:layer="layout" svg:width="1.073cm" svg:height="0.446cm" svg:x="8.803cm" svg:y="22.197cm">
          <draw:text-box>
            <text:p text:style-name="P5"><text:span text:style-name="T5">)</text:span><text:span text:style-name="T3">i</text:span><text:span text:style-name="T5"> = 0</text:span></text:p>
          </draw:text-box>
        </draw:frame>
        <draw:frame draw:style-name="gr5" draw:text-style-name="P6" draw:layer="layout" svg:width="2.051cm" svg:height="0.471cm" svg:x="9.808cm" svg:y="22.198cm">
          <draw:text-box>
            <text:p text:style-name="P5"><text:span text:style-name="T1">, as it should.</text:span></text:p>
          </draw:text-box>
        </draw:frame>
        <draw:frame draw:style-name="gr5" draw:text-style-name="P6" draw:layer="layout" svg:width="13.43cm" svg:height="0.471cm" svg:x="-1.67cm" svg:y="22.782cm">
          <draw:text-box>
            <text:p text:style-name="P5"><text:span text:style-name="T1">To the accuracy of interest, all the observables relevant for the scattering off the small–</text:span></text:p>
          </draw:text-box>
        </draw:frame>
        <draw:frame draw:style-name="gr5" draw:text-style-name="P6" draw:layer="layout" svg:width="0.384cm" svg:height="0.446cm" svg:x="11.968cm" svg:y="22.78cm">
          <draw:text-box>
            <text:p text:style-name="P5"><text:span text:style-name="T3">x</text:span></text:p>
          </draw:text-box>
        </draw:frame>
        <draw:frame draw:style-name="gr5" draw:text-style-name="P6" draw:layer="layout" svg:width="1.035cm" svg:height="0.471cm" svg:x="12.303cm" svg:y="22.782cm">
          <draw:text-box>
            <text:p text:style-name="P5"><text:span text:style-name="T1">gluons</text:span></text:p>
          </draw:text-box>
        </draw:frame>
        <draw:frame draw:style-name="gr5" draw:text-style-name="P6" draw:layer="layout" svg:width="11.275cm" svg:height="0.471cm" svg:x="-2.67cm" svg:y="23.26cm">
          <draw:text-box>
            <text:p text:style-name="P5"><text:span text:style-name="T1">are represented by gauge–invariant operators built with the classical field</text:span></text:p>
          </draw:text-box>
        </draw:frame>
        <draw:frame draw:style-name="gr5" draw:text-style-name="P6" draw:layer="layout" svg:width="0.384cm" svg:height="0.446cm" svg:x="8.483cm" svg:y="23.258cm">
          <draw:text-box>
            <text:p text:style-name="P5"><text:span text:style-name="T3">A</text:span></text:p>
          </draw:text-box>
        </draw:frame>
        <draw:frame draw:style-name="gr6" draw:text-style-name="P7" draw:layer="layout" svg:width="0.28cm" svg:height="0.327cm" svg:x="8.771cm" svg:y="23.167cm">
          <draw:text-box>
            <text:p text:style-name="P5"><text:span text:style-name="T4">µ</text:span></text:p>
          </draw:text-box>
        </draw:frame>
        <draw:frame draw:style-name="gr6" draw:text-style-name="P7" draw:layer="layout" svg:width="0.28cm" svg:height="0.327cm" svg:x="8.771cm" svg:y="23.405cm">
          <draw:text-box>
            <text:p text:style-name="P5"><text:span text:style-name="T4">a</text:span></text:p>
          </draw:text-box>
        </draw:frame>
        <draw:frame draw:style-name="gr5" draw:text-style-name="P6" draw:layer="layout" svg:width="0.451cm" svg:height="0.471cm" svg:x="8.969cm" svg:y="23.26cm">
          <draw:text-box>
            <text:p text:style-name="P5"><text:span text:style-name="T1">. If</text:span></text:p>
          </draw:text-box>
        </draw:frame>
        <draw:frame draw:style-name="gr5" draw:text-style-name="P6" draw:layer="layout" svg:width="0.873cm" svg:height="0.446cm" svg:x="9.515cm" svg:y="23.258cm">
          <draw:text-box>
            <text:p text:style-name="P5"><text:span text:style-name="T3">O</text:span><text:span text:style-name="T5">[</text:span><text:span text:style-name="T3">A</text:span><text:span text:style-name="T5">]</text:span></text:p>
          </draw:text-box>
        </draw:frame>
        <draw:frame draw:style-name="gr5" draw:text-style-name="P6" draw:layer="layout" svg:width="2.999cm" svg:height="0.471cm" svg:x="10.401cm" svg:y="23.26cm">
          <draw:text-box>
            <text:p text:style-name="P5"><text:span text:style-name="T1">is such an operator,</text:span></text:p>
          </draw:text-box>
        </draw:frame>
        <draw:frame draw:style-name="gr5" draw:text-style-name="P6" draw:layer="layout" svg:width="0.391cm" svg:height="0.471cm" svg:x="5.137cm" svg:y="24.505cm">
          <draw:text-box>
            <text:p text:style-name="P5"><text:span text:style-name="T1">22</text:span></text:p>
          </draw:text-box>
        </draw:frame>
        <draw:path draw:style-name="gr3" draw:text-style-name="P3" draw:layer="layout" svg:width="1.483cm" svg:height="0.131cm" svg:x="3.263cm" svg:y="4.062cm" svg:viewBox="0 0 1484 132" svg:d="M24 62c0-9 6-18 16-24 11-9 27-14 45-14s34 5 45 14c10 7 16 15 16 25 0 11-2 21-7 28-3 6-7 9-11 9-3 0-7-3-10-9-5-7-7-17-7-28h-12v12h12v-12c0-10 6-18 17-25 11-8 27-13 45-13s34 5 45 14c10 6 15 15 15 24 0 12-3 22-6 29-3 5-7 8-11 8s-7-3-11-8c-4-7-7-17-7-29h-11v13l11-1v-12c0-9 7-18 16-24 12-9 28-14 46-14s34 5 45 14c11 7 16 15 16 25 0 11-3 21-6 28-4 6-7 9-12 9-4 0-7-3-10-9-4-7-7-17-7-28h-11v12h11v-12c0-10 7-18 16-25 12-8 28-13 46-13s34 5 45 14c9 6 16 15 16 24 0 12-3 22-8 29-2 5-6 8-10 8s-7-3-10-8c-5-7-7-17-7-29h-12v13l12-1v-12c0-9 6-18 16-24 11-9 28-14 45-14 18 0 34 5 46 14 9 7 15 15 15 25 0 11-3 21-7 28-3 6-6 9-10 9-5 0-8-3-11-9-4-7-7-17-7-28h-11v12h11v-12c0-10 7-18 16-25 11-8 27-13 45-13s34 5 46 14c10 6 16 15 16 24v13h12l-1-13h-11c0 12-3 22-7 29-4 5-6 8-11 8-4 0-8-3-11-8-3-7-6-17-6-29h-12v12h12v-12c0-9 6-18 16-24 11-9 27-14 45-14s34 5 46 14c9 7 16 15 16 25v12h11v-12h-11c0 11-3 21-8 28-3 6-7 9-10 9-4 0-8-3-11-9-4-7-6-17-6-28h-13v12h13v-12c0-10 5-18 16-25 11-8 27-13 45-13s34 5 45 14c10 6 16 15 16 24v13h12v-13h-12c0 12-2 22-7 29-3 5-7 8-10 8-4 0-8-3-11-8-5-7-7-17-7-29h-12v12h12v-12c1-9 6-18 17-24 11-9 27-14 45-14s33 5 44 14c11 7 16 15 16 25 0 11-2 21-6 28-4 6-7 9-12 9-3 0-7-3-10-9-4-7-7-17-7-28h-11v12h11v-12c0-10 7-18 16-25 12-8 28-13 46-13s34 5 45 14c10 6 16 15 16 24v13h12v-13h-12c0 12-3 22-6 29-4 5-8 8-12 8-3 0-7-3-10-8-4-7-7-18-7-29h-12l1 12h11v-12c0-9 6-18 16-24 12-9 28-14 46-14s34 5 45 14c10 7 17 15 17 25v12h11v-12h-11c0 11-3 21-8 28-2 6-6 9-11 9-4 0-7-3-10-9-5-7-8-17-7-28h-12v12h12v-12c0-10 6-18 16-25 12-9 29-13 46-13 18 0 34 6 45 14 10 6 16 15 16 24 0 12-3 22-7 29-3 5-6 8-10 8-5 0-8-3-11-8-4-7-7-17-7-29h-11v12h11v-12c0-9 7-18 16-24 11-8 27-14 45-14s34 6 46 14c10 7 16 15 16 25v12h11v-12h-11c0 11-3 21-7 28-4 6-6 9-11 9-4 0-8-3-11-9-3-7-6-17-6-28h-12v12h12v-12c0-10 6-18 16-25 11-8 27-13 45-13s34 6 46 14c9 6 16 15 16 24v13h11v-13h-11c0 12-3 22-8 29-3 5-7 8-10 8-4 0-8-3-11-8-4-7-6-18-6-29h-13v12h13v-12c0-9 5-18 16-24 11-8 27-14 45-14s34 6 45 14c10 7 16 15 16 25v12h12v-12h-12c0 11-3 21-7 28-3 6-7 9-10 9-5 0-8-3-12-9-4-7-6-17-6-28h-12v12h12v-12c0-10 6-18 16-25 11-8 27-13 45-13s34 6 45 14c11 6 16 15 16 24v13h24v-13c0-17-10-34-26-46-16-11-36-17-58-17-23 0-44 6-59 16-16 11-26 29-26 47h11v-13h-11v12c-1 16 3 31 9 42 8 13 19 21 32 21 11 0 22-8 30-20 6-11 10-26 10-42v-13h-11v13h11c0-18-9-34-26-47-15-10-35-16-58-16-23-1-43 6-58 16-17 11-27 28-27 46h11v-12h-11v12c0 16 4 31 10 42 7 12 18 20 31 20 12 0 22-7 30-20 7-11 10-26 10-42v-12h-11v12h11c1-17-9-35-26-46-15-11-35-17-58-17-22 0-42 6-57 16-17 11-28 29-28 46l12 1v-13h-12v13c0 16 4 30 11 41 7 13 18 21 30 21s23-8 31-20c6-11 10-26 10-42v-13l-12 1v12h12c0-18-10-35-26-47-15-10-36-16-59-16-21-1-42 6-57 16-17 11-27 28-28 46h13v-12h-12l-1 12c0 16 4 31 11 42 7 12 19 20 30 20 12 0 24-7 31-20 7-11 11-26 11-42 0-17-11-35-27-46-15-10-36-17-58-17s-44 6-59 16c-16 11-26 29-26 47h11v-13h-11v13c0 16 3 30 9 41 8 13 19 21 31 21 13 0 24-8 31-20 7-11 11-26 11-42v-12h-12v12h12c0-18-10-35-27-47-16-10-36-16-58-16-23-1-43 6-58 16-17 11-27 28-27 46h11v-12h-11v12c0 16 3 31 10 42 8 12 18 20 30 20 13 0 24-7 31-20 6-11 11-26 11-42v-12h-12v12h12c0-17-11-35-27-46-15-10-35-17-58-17-22 0-43 6-58 16-17 11-27 29-27 47h12v-13h-12v13c0 16 4 30 10 41 8 13 19 21 30 21 13 0 24-8 32-20 6-11 10-26 10-42 0-18-10-35-26-47-16-10-36-16-58-16-23-1-44 6-59 16-16 11-26 28-26 46h11v-12h-11v12c0 16 4 31 9 42 8 12 19 20 32 20 11 0 22-7 30-20 6-11 10-26 10-42v-12h-11v12l11 1c0-18-9-36-26-47-15-10-35-17-58-17s-42 6-58 16c-17 11-27 29-27 47h11v-13h-11v13c0 16 4 30 10 41 7 13 18 21 31 21 12 0 23-8 30-20 7-11 11-26 11-42v-12h-12v12h12c0-18-10-35-27-47-14-10-35-16-58-16-22-1-42 6-57 16-17 11-28 28-28 46h12v-12h-12v12c0 16 4 31 11 42 7 12 18 20 30 20s23-7 31-20c7-11 10-25 10-42v-12h-12v12h12c0-17-10-35-26-46-15-10-36-17-58-17s-43 6-58 16c-16 11-27 29-27 47h12v-13h-12v13c0 16 4 30 10 41 7 13 19 21 31 21 11 0 23-8 30-20 7-11 11-26 11-42 0-18-10-35-27-47-15-10-35-16-58-16-22-1-42 6-58 16-16 11-27 28-27 46h12v-12h-12v12c0 16 4 31 11 42 6 12 18 20 30 20s23-7 30-20c7-11 11-25 11-42 1-17-10-35-27-46-15-10-35-17-57-17-23 0-43 6-58 16-17 11-27 29-27 47h12v-13h-12v13c0 16 3 30 10 41 8 13 18 21 30 21 13 0 24-8 31-20 7-11 11-26 11-42 0-18-11-35-27-47-15-10-36-16-58-16-22-1-43 6-58 16-16 11-26 28-26 46h11v-12h-11v12c-1 16 3 31 9 42 8 12 19 20 31 20s23-7 31-20c6-11 10-25 10-41 0-18-10-36-27-47-15-10-35-17-57-17-23 0-44 6-59 16-16 11-26 29-26 47h11v-13h-11v13c0 16 4 30 10 41 7 13 18 21 30 21 13 0 23-8 31-20 6-11 10-26 10-42 1-18-9-35-26-47-15-10-35-16-58-16-23-1-42 6-58 16-17 11-27 28-27 46v12l24 1z">
          <text:p/>
        </draw:path>
        <draw:path draw:style-name="gr7" draw:text-style-name="P8" draw:layer="layout" svg:width="1.187cm" svg:height="0.128cm" draw:transform="skewX (-0.203505390782539) rotate (1.03306038425544) translate (4.64821605403075cm 3.75361570047575cm)" svg:viewBox="0 0 1188 129" svg:d="M19 60c0-8 5-17 13-23 9-9 22-14 36-14s27 5 36 14c8 7 13 15 13 24 0 11-2 21-6 27-2 6-5 9-8 9s-6-3-8-9c-4-6-6-16-6-27h-10v12h10v-12c0-9 5-17 13-24 9-8 22-13 36-13 15 0 27 5 37 14 7 6 12 15 12 23 0 12-2 22-5 28-3 5-6 8-9 8-4 0-6-3-9-8-3-6-5-16-5-28h-9v13l9-1v-12c0-8 5-17 13-23 9-9 21-14 36-14 14 0 27 5 36 14 8 7 13 15 13 24 0 11-2 21-5 27s-5 9-9 9c-3 0-6-3-9-9s-5-16-5-27h-9v12h9v-12c0-9 5-17 13-24 9-8 22-13 36-13s27 5 36 14c8 6 13 15 13 23 0 12-2 22-6 28-2 5-5 8-8 8s-6-3-8-8c-4-6-6-16-6-28h-9v13l9-1v-12c0-8 5-17 13-23 9-9 22-14 36-14 15 0 28 5 37 14 7 7 12 15 12 24 0 11-2 21-5 27s-6 9-9 9-6-3-9-9-5-16-5-27h-9v12h9v-12c0-9 5-17 13-24 9-8 22-13 36-13s27 5 36 14c9 6 13 15 13 23v13h10l-1-13h-9c0 12-2 22-5 28-3 5-5 8-9 8-3 0-6-3-8-8-3-6-6-16-6-28h-9v12h9v-12c0-8 5-17 13-23 9-9 22-14 36-14 15 0 27 5 37 14 7 7 12 15 12 24v12h10v-12h-10c0 11-2 21-6 28-2 5-5 8-8 8s-6-3-8-8c-4-7-5-17-6-28h-9v12h10l-1-12c0-9 5-17 13-24 9-8 22-13 36-13 15 0 28 5 37 14 7 6 13 15 12 23v13h10v-13h-10c0 12-1 22-5 29-2 4-5 7-8 7-4 0-7-3-9-7-4-7-6-17-6-29h-9v12h9v-12c1-8 5-17 14-23 9-9 21-13 36-13 14 0 26 4 35 13 9 7 13 15 13 24 0 11-2 21-5 28-3 5-5 8-9 8-3 0-6-3-8-8-3-7-6-17-6-28h-9v12h9v-12c0-9 6-17 13-24 9-8 22-12 36-12 15 0 28 4 37 13 7 6 13 15 13 23v13h9v-13h-9c0 12-3 22-6 29-3 4-6 7-9 7s-6-3-8-7c-3-7-5-18-5-29h-10l1 12h9v-12c0-8 4-17 12-23 9-9 22-13 37-13 14 0 27 4 36 13 8 7 14 15 14 24v12h9v-12h-9c0 11-3 21-6 28-3 5-6 8-9 8s-6-3-9-8c-3-7-6-17-5-28h-10v12h10v-12c0-9 4-17 13-24 9-9 22-12 37-12 14 0 27 5 35 13 9 6 13 15 13 23 0 12-2 22-5 29-2 4-5 7-8 7-4 0-6-3-9-7-3-7-6-17-6-29h-9v12h9v-12c0-8 5-17 13-23 9-8 22-13 36-13 15 0 27 5 37 13 8 7 12 15 12 24l1 12h9v-12h-10c1 11-2 21-5 28-3 5-5 8-9 8-3 0-6-3-8-8-3-7-5-17-5-28h-10v12h10v-12c-1-9 5-17 12-24 9-8 22-12 37-12 14 0 27 5 36 13 7 6 13 15 13 23v13h9v-13h-9c0 12-2 22-6 29-2 4-5 7-8 7s-7-3-9-7c-4-7-5-18-5-29h-10v12h10v-12c0-8 4-17 13-23 9-8 21-13 36-13 14 0 27 5 36 13 8 7 12 15 12 24v12h10v-12h-10c0 11-2 21-5 28-2 5-5 8-8 8-4 0-6-3-9-8-3-7-6-17-6-28h-9v12h9v-12c0-9 6-17 13-24 9-8 22-12 36-12 15 0 28 5 37 13 8 6 13 15 13 24v12h19v-12c-1-17-9-33-22-45-12-11-29-17-46-17-18 0-35 6-47 16-13 11-21 28-21 45h9v-12h-9v11c0 16 3 31 8 41 6 13 15 21 25 21 9 0 18-8 24-20 5-10 8-25 8-41v-12h-9v12h9c0-17-7-33-21-45-12-10-28-16-46-16-18-1-35 6-47 16-13 10-21 27-21 44h9v-11h-9v11c0 16 3 31 8 41 6 12 15 20 25 20 9 0 18-7 24-20 5-10 8-25 8-41v-11h-9v11h9c1-16-8-33-21-44s-28-17-47-17c-18 0-34 6-46 16-13 10-21 28-21 44l9 1v-12h-9v12c0 16 3 30 8 40 6 13 15 21 24 21 10 0 19-8 25-20 5-10 8-25 8-41v-12l-9 1v11h9c0-17-8-34-21-45-12-10-29-16-47-16-17-1-34 6-46 16-13 10-21 27-22 44h10v-11h-9l-1 11c0 16 3 31 9 41 6 12 15 20 24 20 10 0 19-7 25-20 5-10 8-25 8-41s-8-34-21-44c-12-10-29-17-46-17-19 0-36 6-48 16-13 10-21 28-21 45h9v-12h-9v12c0 16 3 30 8 40 6 13 15 21 25 21s19-8 25-20c5-11 8-25 8-41v-11h-9v11h9c0-17-8-34-22-45-12-10-28-16-46-16-19-1-34 6-47 16s-21 27-21 44h9v-11h-9v11c0 16 3 30 8 41 6 12 15 20 24 20 10 0 19-7 25-20 5-11 9-25 8-41v-11h-9v11h9c0-16-8-34-21-44-12-10-29-17-47-17-17 0-34 6-46 16-13 10-22 28-22 45h10v-12h-10v12c0 16 4 29 9 40 6 13 15 21 24 21 10 0 19-8 25-20 5-11 8-25 8-41 0-17-8-34-21-45-12-10-29-16-46-16-18-1-35 6-47 16-13 10-21 27-21 44h9v-11h-9v11c0 16 3 30 8 41 6 12 15 20 25 20 9 0 18-7 24-20 5-11 8-25 8-41v-11h-9v11l9 1c0-17-8-35-21-45s-28-17-47-17c-18 0-34 6-46 16-13 10-21 28-21 45h9v-12h-9v12c0 16 3 29 8 40 5 13 14 21 24 21s19-8 24-20c6-11 9-25 9-41v-11h-10l1 11h9c0-17-8-34-22-45-11-10-28-16-46-16-17-1-34 6-46 16-14 10-22 27-22 44h10v-11h-10v11c0 16 3 30 9 41 6 12 14 20 24 20s19-7 25-20c5-11 8-24 8-41v-11h-10v11h10c0-16-8-34-21-44-12-10-29-17-46-17-19 0-35 6-47 16-13 10-21 28-21 45h9v-12h-9v12c0 16 3 29 7 40 7 13 16 20 25 20 10 0 19-7 25-19 5-11 8-25 8-41 0-17-8-34-22-45-12-10-28-16-46-16-18-1-34 6-47 16-12 10-21 27-21 44h10l-1-11h-9v11c0 16 4 30 9 41 5 12 14 19 24 19s18-6 24-19c6-11 9-24 8-41 1-16-7-34-21-44-12-10-28-17-46-17s-34 6-46 16c-14 10-22 28-22 45h10v-12h-10v12c0 16 3 29 9 40 6 13 14 20 24 20s19-7 25-19c5-11 8-25 8-41 0-17-9-34-21-45-13-10-29-16-47-16-18-1-34 6-46 16-13 10-21 27-21 44h9v-11h-9v11c-1 16 2 30 7 41 6 12 15 19 25 19 9 0 18-6 24-19 6-11 9-24 9-40 0-17-9-35-22-45-12-10-28-17-46-17s-35 6-47 16c-13 10-21 28-21 45h9v-12h-9v12c0 16 3 29 9 40 5 13 14 20 24 20s18-7 24-19c5-11 8-25 8-41 1-17-7-34-21-45-12-10-28-16-46-16-18-1-34 6-46 16-14 10-22 27-22 44v12l19 1z">
          <text:p/>
        </draw:path>
        <draw:g>
          <draw:polygon draw:style-name="gr2" draw:text-style-name="P2" draw:layer="layout" svg:width="0.082cm" svg:height="0.055cm" draw:transform="rotate (1.47567588256121) translate (3.39537129532927cm 2.26373175964305cm)" svg:viewBox="0 0 83 56" draw:points="83,28 0,56 15,29 0,0">
            <text:p/>
          </draw:polygon>
          <draw:path draw:style-name="gr2" draw:text-style-name="P2" draw:layer="layout" svg:width="0.126cm" svg:height="0.083cm" draw:transform="rotate (1.47567588256121) translate (3.37981997270734cm 2.27932523150498cm)" svg:viewBox="0 0 127 84" svg:d="M98 34l-84 28 3 8 7 4 14-28 2-3-16-33-7 4-3 8 84 28 2-8zM103 34l-84-28-19-6 23 46 8-3-8-4-14 28-8 17 19-6 83-28 24-8z">
            <text:p/>
          </draw:path>
          <draw:polygon draw:style-name="gr2" draw:text-style-name="P2" draw:layer="layout" svg:width="2.285cm" svg:height="0.033cm" draw:transform="rotate (1.47567588256121) translate (3.20543083016383cm 4.4545956576734cm)" svg:viewBox="0 0 2286 34" draw:points="3,34 2283,18 2286,18 2286,0 2283,0 3,18 0,18 0,34">
            <text:p/>
          </draw:polygon>
        </draw:g>
        <draw:line draw:style-name="gr8" draw:text-style-name="P9" draw:layer="layout" svg:x1="3.39cm" svg:y1="2.17cm" svg:x2="3.427cm" svg:y2="0.172cm">
          <text:p/>
        </draw:line>
        <draw:line draw:style-name="gr8" draw:text-style-name="P9" draw:layer="layout" svg:x1="3.409cm" svg:y1="2.183cm" svg:x2="3.514cm" svg:y2="0.154cm">
          <text:p/>
        </draw:line>
        <draw:line draw:style-name="gr8" draw:text-style-name="P9" draw:layer="layout" svg:x1="3.42cm" svg:y1="2.166cm" svg:x2="3.591cm" svg:y2="0.15cm">
          <text:p/>
        </draw:line>
        <draw:line draw:style-name="gr8" draw:text-style-name="P9" draw:layer="layout" svg:x1="3.437cm" svg:y1="2.181cm" svg:x2="3.658cm" svg:y2="0.148cm">
          <text:p/>
        </draw:line>
        <draw:line draw:style-name="gr8" draw:text-style-name="P9" draw:layer="layout" svg:x1="3.415cm" svg:y1="2.158cm" svg:x2="3.731cm" svg:y2="0.15cm">
          <text:p/>
        </draw:line>
        <draw:line draw:style-name="gr8" draw:text-style-name="P9" draw:layer="layout" svg:x1="3.432cm" svg:y1="2.173cm" svg:x2="3.789cm" svg:y2="0.159cm">
          <text:p/>
        </draw:line>
        <draw:line draw:style-name="gr8" draw:text-style-name="P9" draw:layer="layout" svg:x1="3.445cm" svg:y1="2.157cm" svg:x2="3.86cm" svg:y2="0.178cm">
          <text:p/>
        </draw:line>
        <draw:line draw:style-name="gr8" draw:text-style-name="P9" draw:layer="layout" svg:x1="3.461cm" svg:y1="2.172cm" svg:x2="3.926cm" svg:y2="0.199cm">
          <text:p/>
        </draw:line>
        <draw:frame draw:style-name="gr9" draw:text-style-name="P11" draw:layer="layout" svg:width="0.18cm" svg:height="0.353cm" svg:x="0.52cm" svg:y="4.272cm">
          <draw:text-box>
            <text:p text:style-name="P10"><text:span text:style-name="T8">q</text:span></text:p>
          </draw:text-box>
        </draw:frame>
        <draw:frame draw:style-name="gr9" draw:text-style-name="P12" draw:layer="layout" svg:width="1.107cm" svg:height="0.937cm" svg:x="4.341cm" svg:y="5.19cm">
          <draw:text-box>
            <text:p>Pb </text:p>
          </draw:text-box>
        </draw:frame>
        <draw:path draw:style-name="gr3" draw:text-style-name="P3" draw:layer="layout" svg:width="0.163cm" svg:height="0.868cm" draw:transform="rotate (-2.30540540895931) translate (5.4358100660468cm 2.45341042879007cm)" svg:viewBox="0 0 164 869" svg:d="M61 25c10-1 20 6 28 17 9 12 15 29 16 49s-3 38-11 51c-7 12-16 20-27 20-12 1-23-2-31-6-7-3-11-7-11-12s4-9 9-13c8-5 19-8 31-9 11-1 21 6 29 17 9 12 16 30 17 50s-4 38-12 51c-7 11-16 19-27 19-12 1-24-2-32-6-6-3-10-7-10-12 0-4 3-9 9-13 8-5 19-8 31-9 11 0 21 6 29 17 9 12 16 30 17 50s-4 38-12 51c-7 12-16 19-27 19-13 1-24-1-32-6-6-3-10-7-10-12 0-4 3-8 9-12 7-5 18-9 31-10 11 0 21 6 29 17 10 12 16 30 17 50s-4 38-13 51c-6 12-16 19-26 20h-12v12h12v-12c-13 0-24-2-32-6-6-4-10-8-10-12-1-5 3-9 9-13 7-5 18-9 31-9 10-1 20 6 28 16 10 13 16 30 17 50s-3 38-11 51c-8 12-17 19-27 20-13 1-24-2-32-6-7-4-10-7-11-12 0-5 4-9 9-13 8-5 19-9 32-9 10-1 20 6 29 17 9 12 15 30 16 50 1 19-3 38-11 51-7 11-17 19-28 19-12 1-24-2-32-6-6-3-10-7-10-12 0-4 3-9 9-13 8-5 19-8 31-9 11 0 22 6 30 17 9 12 15 30 16 50s-3 38-11 51c-7 11-17 19-28 19l1 25v-12l-1-13c-12 1-24-1-32-6-6-3-10-7-10-12 0-4 3-8 9-12 7-5 19-9 31-10 11 0 22 6 30 17 9 12 15 30 16 50s-4 38-11 51-17 20-28 21h-13l2 25 12-1c20-1 37-13 48-31 10-18 16-41 14-66-1-25-9-47-20-63-13-18-31-28-51-27-17 0-33 5-44 13-13 9-21 21-20 35 1 13 10 25 23 32 12 7 28 10 45 9v-25 13 12c20-1 37-13 48-31 10-18 16-41 15-65-2-25-9-48-21-64-13-17-32-28-51-27-17 1-32 6-44 14-13 9-20 21-20 34 1 14 10 25 24 33 12 6 27 10 45 9 19-1 36-13 47-32 11-17 16-40 15-65-1-24-9-47-21-63-13-17-32-28-51-27-17 1-32 6-43 14-13 8-21 21-20 34 0 13 9 25 23 33 12 6 28 10 45 9 19-1 36-13 48-32 10-17 15-40 14-65s-9-47-21-63c-13-18-31-28-50-27-17 1-33 6-44 13-13 9-21 22-20 35 0 13 9 25 23 32 12 7 28 10 45 9h12v-12h-13l1 12c19 0 37-12 48-31 10-17 16-40 14-65-1-25-9-47-20-63-13-18-32-28-51-27-17 1-33 6-44 13-13 9-21 21-20 35 1 13 10 25 23 32 12 7 28 10 45 9 19-1 37-13 48-31 10-18 16-41 15-65-2-25-9-48-21-64-14-17-32-27-51-27-17 1-32 6-44 14-13 9-20 21-20 34 1 14 10 25 24 33 12 6 27 10 44 9 19-1 37-13 48-32 10-17 16-40 15-65-1-24-9-47-21-63-14-17-32-28-51-27-17 1-32 6-43 14-14 8-21 21-21 34 1 14 10 25 24 33 12 6 28 10 45 9 19-1 35-13 48-32 10-17 15-40 14-65s-9-47-21-63c-14-18-32-28-50-27l-13 1 1 24z">
          <text:p/>
        </draw:path>
        <draw:polygon draw:style-name="gr3" draw:text-style-name="P3" draw:layer="layout" svg:width="0.614cm" svg:height="0.721cm" draw:transform="rotate (3.11436551725868) translate (6.50129325480706cm 3.2486744297478cm)" svg:viewBox="0 0 615 722" draw:points="70,0 65,0 64,0 63,0 58,1 57,1 56,1 51,3 50,3 49,3 45,6 43,6 42,7 33,14 32,15 22,27 22,28 21,29 14,42 13,43 6,61 6,62 2,81 2,82 0,102 0,103 1,125 1,126 4,145 10,163 10,164 11,165 18,179 18,180 19,180 27,192 28,193 29,194 38,201 39,202 40,203 44,205 45,206 46,206 51,208 52,208 53,209 58,209 59,210 60,209 65,209 66,209 76,207 77,207 78,206 86,203 87,203 88,202 95,198 96,197 102,192 103,191 109,184 110,183 110,182 114,176 114,175 114,174 116,167 117,166 117,156 115,148 115,146 115,145 112,139 111,138 111,136 105,131 105,130 104,129 98,124 98,123 97,123 89,118 88,118 81,114 80,114 79,114 71,112 70,112 69,111 60,111 59,111 57,111 53,111 52,112 50,112 46,113 45,114 44,114 39,117 38,118 34,121 33,122 32,123 24,132 23,133 23,134 16,146 16,147 11,163 10,164 10,165 7,183 7,184 7,203 7,204 7,205 9,225 9,226 14,247 15,248 22,265 22,266 22,267 31,282 31,283 32,284 42,297 42,298 43,299 53,308 54,309 56,309 66,315 67,316 68,316 73,318 74,318 75,318 80,319 81,319 83,319 87,319 89,319 90,319 94,317 95,317 105,313 106,313 106,312 115,307 116,306 122,300 123,300 128,293 129,292 129,291 132,283 133,282 135,274 136,273 136,272 136,265 136,264 135,254 131,246 131,245 130,244 126,238 125,237 124,236 119,232 118,231 117,230 111,226 110,226 101,223 100,222 99,222 91,220 90,220 89,220 80,220 79,220 78,220 69,221 68,221 62,223 61,224 56,226 55,227 55,228 51,231 50,232 49,232 46,236 45,237 44,238 39,249 38,250 34,265 34,266 33,267 32,282 32,283 32,284 32,303 32,304 33,304 36,323 36,324 36,325 43,344 43,345 52,364 63,381 63,382 75,396 76,396 77,397 89,407 90,408 91,408 102,415 104,416 105,416 117,420 118,420 120,421 125,421 126,421 127,421 132,421 133,421 134,421 139,420 140,419 141,419 145,417 146,416 147,416 155,410 156,409 162,403 163,402 169,394 169,393 172,386 173,385 173,384 175,377 175,376 176,366 175,358 175,357 174,355 172,349 171,348 167,341 166,340 165,339 160,334 159,333 158,332 152,329 151,328 150,328 143,325 142,325 141,325 133,323 132,323 122,323 121,323 113,325 112,325 101,328 100,329 99,329 95,331 94,332 93,333 89,336 88,337 85,342 84,342 83,343 81,348 80,349 80,350 76,363 76,364 75,378 75,379 75,380 76,396 76,397 77,398 81,415 88,434 89,435 99,454 100,454 113,470 113,471 114,472 127,485 128,486 143,497 143,498 144,498 158,506 159,506 160,506 173,511 174,511 175,512 187,513 189,513 190,513 195,512 196,512 197,512 202,511 203,511 204,510 208,508 210,507 211,507 214,504 207,494 207,506 212,506 216,502 222,496 223,495 223,494 228,487 229,486 233,477 233,476 235,467 235,459 236,458 235,457 235,450 234,448 234,447 232,441 231,439 226,431 225,430 220,425 219,424 218,423 212,420 211,419 210,419 203,416 202,416 201,416 193,415 192,415 191,415 184,415 183,415 182,415 174,417 173,417 172,417 164,420 163,421 154,426 153,426 152,427 149,430 148,431 144,436 143,437 141,442 140,443 140,444 138,450 138,452 137,465 137,466 138,480 138,481 139,482 144,498 144,499 151,515 152,515 152,516 163,532 163,533 164,533 177,549 178,550 193,563 194,564 195,564 210,575 211,575 212,576 227,583 228,584 229,584 244,589 245,589 246,589 260,591 261,591 263,591 275,590 276,590 277,589 282,588 283,587 284,587 288,585 290,584 294,581 295,580 296,579 299,576 300,575 301,574 305,566 306,565 306,564 309,556 310,555 312,545 312,544 312,537 312,536 312,535 311,527 311,526 310,525 308,518 308,517 304,510 303,509 302,508 296,502 295,501 289,497 288,497 287,496 280,494 279,493 278,493 271,492 269,492 268,492 261,492 260,492 259,493 250,495 249,495 242,498 241,499 240,499 233,504 232,504 225,511 224,512 219,517 219,519 217,523 216,524 216,525 214,531 214,532 214,537 214,538 215,553 216,554 220,568 228,583 229,584 229,585 240,599 241,600 254,613 255,614 271,627 272,627 273,628 290,638 291,638 292,638 309,646 310,646 311,646 328,651 329,651 330,651 345,653 346,653 348,653 361,652 363,651 364,651 375,648 377,647 378,647 382,644 383,644 384,643 388,640 389,639 390,639 393,635 394,634 397,629 397,628 398,627 401,618 401,617 401,616 403,608 403,607 403,598 403,597 402,588 401,587 401,586 398,578 398,577 394,571 393,570 393,569 388,564 387,563 386,562 380,558 379,557 378,557 371,554 370,554 368,553 362,552 360,552 359,552 352,553 351,553 350,553 343,555 342,555 341,556 334,559 333,559 332,560 325,565 324,565 317,572 311,581 310,582 310,583 307,587 307,588 305,594 305,595 305,601 305,602 305,610 306,611 309,622 310,623 310,625 317,637 318,637 319,638 329,651 330,652 343,663 344,664 360,675 361,675 362,676 380,685 381,685 400,692 401,692 402,692 421,696 422,696 440,697 441,697 442,697 457,695 458,695 459,695 473,691 474,691 475,690 486,684 487,684 488,683 493,679 493,678 497,674 497,673 498,672 500,668 501,667 503,662 503,661 503,659 505,650 505,640 505,639 503,629 500,621 499,620 499,619 495,613 494,612 493,611 489,605 488,604 487,604 481,600 480,599 479,598 472,596 471,595 470,595 463,594 462,593 460,593 453,594 452,594 451,594 444,596 443,596 442,597 435,600 434,601 433,601 426,606 426,607 420,613 419,614 414,622 413,622 409,631 408,633 408,634 407,638 407,639 406,645 406,647 407,653 407,654 409,660 410,661 410,662 416,672 417,674 418,675 427,685 427,686 428,686 441,696 441,697 442,697 457,706 458,706 459,707 476,714 477,714 478,714 497,720 498,720 499,720 519,722 520,722 521,722 540,722 541,722 559,719 560,719 561,719 576,714 577,714 590,707 591,707 601,698 602,697 603,696 607,691 610,686 610,685 612,680 613,678 613,677 613,673 615,660 590,657 589,670 588,674 601,676 589,672 587,676 599,680 588,674 586,678 597,684 587,677 584,681 593,689 585,679 576,687 584,696 578,685 566,692 572,703 568,691 553,695 557,707 555,695 538,698 540,710 539,697 520,698 521,710 522,698 502,695 501,708 504,696 484,690 481,702 486,691 468,684 463,695 470,685 454,676 448,687 456,677 444,667 436,677 445,669 436,658 427,666 438,660 432,650 421,656 433,652 431,647 420,651 432,649 431,644 419,646 431,647 431,642 419,641 431,644 432,640 420,637 431,642 435,634 424,629 434,636 439,629 429,622 438,630 443,624 434,616 442,626 448,621 441,611 446,622 453,619 447,608 450,620 457,618 454,606 455,619 461,618 461,606 459,618 465,619 468,607 463,618 469,621 474,610 467,620 472,624 480,614 470,622 475,627 484,619 474,625 477,632 488,625 476,630 479,637 491,632 478,635 480,643 492,640 480,641 480,649 492,649 480,647 479,656 491,658 479,654 478,658 490,662 479,656 477,660 487,666 478,658 475,662 484,670 476,660 472,664 480,673 474,662 464,668 469,679 466,667 453,671 456,683 455,670 439,672 440,684 441,672 424,671 423,683 425,671 407,668 404,680 408,668 389,662 385,673 391,662 372,653 367,665 374,654 358,644 351,654 359,645 346,633 338,642 348,634 338,622 328,630 339,624 332,612 321,618 333,615 330,603 318,607 330,606 329,600 317,602 330,603 330,598 317,597 329,600 331,595 319,592 330,598 332,593 321,588 331,595 336,588 326,581 335,590 341,584 332,575 339,585 346,580 339,570 344,581 351,578 346,567 349,579 356,577 353,565 354,578 361,577 360,565 358,577 365,578 367,566 362,577 369,580 373,568 366,578 372,582 379,572 370,581 374,586 383,577 373,584 376,590 387,583 375,587 378,594 389,590 377,592 378,600 391,598 378,598 378,606 390,606 378,604 377,612 389,614 377,610 374,619 386,623 375,616 373,621 384,627 374,618 371,622 380,630 373,620 369,623 377,633 371,622 366,625 372,636 368,624 357,627 360,639 360,627 346,628 347,640 348,628 332,626 331,639 334,627 317,622 314,634 319,623 301,616 297,627 303,616 285,606 279,617 287,607 271,595 263,605 272,596 258,582 250,591 260,584 249,570 239,577 250,571 243,557 232,563 243,559 239,546 227,550 240,549 238,537 226,538 238,540 239,534 227,533 239,536 240,532 228,528 239,534 241,529 230,524 240,532 243,528 233,520 241,530 248,523 240,514 246,525 253,520 247,510 252,521 259,518 254,507 257,519 264,517 262,505 262,517 270,517 269,504 267,517 274,518 276,505 272,517 278,519 282,508 276,518 281,522 288,511 279,520 284,525 293,516 282,523 286,529 296,522 285,526 287,533 299,529 286,531 287,538 300,536 287,536 287,543 299,544 287,541 286,549 298,552 286,547 283,555 295,560 284,553 279,561 290,567 281,559 278,563 287,571 279,561 276,564 283,574 278,563 273,565 279,576 275,564 270,566 273,577 272,565 261,566 262,578 263,566 249,564 248,577 252,565 237,560 233,572 238,561 223,553 217,564 224,554 208,543 201,554 210,545 195,531 186,540 196,532 182,517 173,525 183,518 173,502 163,509 174,504 166,488 155,493 167,490 162,475 151,478 163,477 161,463 149,465 161,466 162,454 150,453 162,457 164,451 152,448 163,453 165,449 154,443 164,451 167,447 157,440 165,449 168,446 160,436 167,447 174,443 168,432 173,443 181,440 176,429 179,441 186,439 184,427 184,440 192,439 192,427 190,439 197,440 199,428 195,440 201,442 205,430 199,441 205,445 211,434 203,443 208,448 216,439 206,445 209,451 220,445 208,449 211,455 222,451 210,453 211,460 223,458 211,457 210,465 223,465 211,462 209,470 221,473 209,468 206,475 218,480 207,473 203,481 213,487 204,479 198,486 207,494 207,482 203,482 199,484 196,487 203,497 198,486 194,488 199,499 196,487 191,488 194,500 193,488 188,488 189,501 190,488 178,487 177,499 181,487 168,483 164,495 170,484 156,476 150,487 158,477 144,467 136,477 145,468 132,454 123,463 133,456 121,439 111,447 121,441 112,423 100,429 112,425 104,407 93,412 105,409 101,392 89,395 101,393 99,378 87,379 99,380 101,366 88,365 100,369 104,357 92,354 103,360 105,355 94,349 104,357 108,353 97,345 106,355 110,351 101,342 108,353 112,351 105,340 110,352 119,349 115,337 117,349 125,348 123,336 123,348 131,348 131,336 129,348 136,349 139,337 134,348 141,351 145,339 139,350 145,354 151,343 143,352 148,357 156,348 146,355 150,360 160,353 149,358 151,364 163,360 151,362 151,368 164,367 151,366 151,373 163,374 151,370 149,377 161,381 150,375 147,382 158,388 148,380 143,387 153,394 145,385 139,392 147,400 140,390 133,395 140,406 135,394 131,396 136,408 133,395 128,397 131,409 131,396 126,397 126,409 128,397 122,396 121,408 125,397 114,393 110,405 116,394 103,387 97,398 105,388 93,378 85,387 94,379 83,366 73,374 84,368 73,352 63,358 74,353 65,335 54,340 66,336 60,317 48,321 60,319 57,300 45,302 57,302 56,283 44,284 56,285 58,269 46,268 58,272 61,258 50,255 60,261 66,250 55,244 65,252 68,248 59,240 67,250 71,247 63,237 69,248 73,246 67,235 70,247 75,245 71,233 73,246 82,244 80,232 80,245 88,245 89,232 86,245 94,246 96,234 92,246 99,248 104,237 97,247 103,251 111,241 101,250 108,255 116,245 105,253 110,258 120,251 109,256 111,262 123,257 110,259 112,266 124,264 111,263 111,270 123,271 111,268 109,274 121,278 110,272 106,279 118,284 108,277 103,283 114,291 104,281 98,287 108,297 100,286 93,291 100,302 94,290 86,294 91,305 88,293 84,295 87,307 86,294 82,294 82,307 84,295 79,294 77,306 81,294 76,293 72,304 78,294 68,287 62,299 70,288 60,279 51,288 61,281 52,268 42,276 53,270 44,255 33,261 45,256 38,239 26,243 38,240 33,220 21,223 34,222 31,202 19,203 31,204 32,185 20,184 32,186 35,169 22,167 34,171 39,156 27,152 38,158 44,146 34,140 43,148 51,139 41,131 49,141 53,137 45,128 51,138 56,136 50,125 54,137 58,135 54,124 56,136 60,135 59,123 58,136 67,136 68,124 65,136 73,138 76,126 71,137 79,140 84,129 77,139 83,144 90,133 82,142 87,147 95,138 85,145 89,151 99,144 88,149 91,155 102,150 90,152 91,159 104,157 91,156 91,163 103,164 91,160 90,167 102,170 91,165 87,171 98,177 89,169 84,175 94,182 86,173 80,178 88,187 82,177 75,181 81,192 77,180 69,183 73,195 71,183 62,185 65,197 64,185 59,185 60,197 62,185 57,184 55,196 59,185 55,183 51,195 57,184 52,181 46,192 54,183 45,175 37,184 47,177 39,166 29,173 40,168 33,154 22,159 33,155 28,139 16,142 29,140 25,122 13,124 25,123 25,103 12,104 24,105 26,84 14,83 26,86 30,68 18,65 30,69 36,53 24,49 35,55 43,41 32,35 42,43 50,32 41,24 48,34 58,27 50,17 56,28 60,25 55,14 59,26 63,25 60,13 61,25 66,25 64,12 63,25 68,25 80,26 82,2">
          <text:p/>
        </draw:polygon>
        <draw:polygon draw:style-name="gr3" draw:text-style-name="P3" draw:layer="layout" svg:width="0.614cm" svg:height="0.722cm" draw:transform="rotate (3.11436551725868) translate (6.85447987045987cm 3.94454741709801cm)" svg:viewBox="0 0 615 723" draw:points="70,1 66,0 64,0 63,0 58,1 57,1 56,1 51,3 50,3 50,4 45,6 44,7 43,7 33,15 32,16 31,17 23,27 22,28 21,29 14,43 13,44 7,61 7,62 2,81 2,82 2,83 0,104 1,125 1,126 4,145 4,146 5,147 10,163 10,164 18,179 18,180 19,181 27,192 28,193 29,194 38,202 39,203 40,203 45,206 46,206 51,208 52,209 53,209 58,210 59,210 61,210 65,210 66,210 68,209 76,207 77,207 78,207 86,203 87,203 88,202 95,198 96,198 97,197 102,192 103,191 104,190 108,185 109,184 110,183 113,176 113,175 114,174 116,166 116,156 114,147 114,145 111,139 111,138 110,137 106,131 105,130 104,129 99,124 98,124 90,118 89,118 81,115 80,114 79,114 71,112 70,112 69,112 60,111 59,111 58,111 53,112 52,112 51,112 46,114 45,114 44,115 40,117 39,117 38,118 34,121 33,122 32,123 24,132 23,133 16,147 16,148 16,149 10,165 7,184 7,203 7,204 7,205 9,225 9,226 10,227 14,246 15,247 15,248 22,267 23,268 31,283 32,284 42,297 43,298 43,299 54,308 55,309 56,310 66,315 67,316 69,317 74,318 75,318 76,319 81,319 82,319 83,319 88,319 89,319 90,319 95,318 96,318 105,313 106,313 107,312 114,308 115,307 115,306 122,300 123,299 127,293 128,292 132,285 132,284 135,274 135,273 135,266 135,265 134,255 131,247 130,245 129,244 125,237 118,232 118,231 116,230 110,227 109,226 108,226 101,223 100,222 99,222 91,221 90,220 89,220 81,220 80,220 79,220 70,221 69,221 67,222 63,223 62,224 61,224 57,227 56,227 51,231 50,232 50,233 46,237 45,238 45,239 39,249 38,250 38,252 34,266 34,267 34,268 32,284 32,285 33,304 33,305 36,323 36,324 37,325 43,344 43,345 43,346 52,364 52,365 53,365 63,381 64,382 64,383 76,397 77,397 89,407 90,408 91,409 103,416 104,416 105,417 116,420 118,421 119,421 124,422 125,422 126,422 131,421 132,421 133,421 138,420 139,420 145,417 146,417 147,416 154,411 155,410 155,409 161,403 162,402 168,394 172,386 172,385 172,384 174,377 175,376 175,368 175,367 174,358 174,357 171,348 166,341 165,340 164,339 159,334 158,333 157,333 151,329 150,328 149,328 142,325 141,325 140,325 132,324 131,323 121,323 120,324 112,325 111,325 110,326 101,328 100,329 99,329 95,332 94,332 93,333 89,336 89,337 85,342 84,343 81,348 81,349 80,350 77,362 76,363 76,365 75,378 75,379 76,396 77,397 77,398 81,415 81,416 89,435 89,436 100,454 112,471 113,471 113,472 127,486 128,487 142,497 142,498 143,498 157,506 158,506 159,507 172,511 173,512 175,512 187,513 188,513 189,513 194,513 195,513 196,512 201,511 202,511 208,508 209,508 214,504 206,494 206,507 212,507 215,503 221,496 222,495 223,494 227,487 228,486 228,485 231,478 232,477 234,468 234,467 235,459 235,458 235,457 234,450 234,449 233,447 231,441 230,440 230,438 225,431 219,425 218,424 217,424 211,420 210,419 202,417 201,416 200,416 193,415 192,415 190,415 183,415 182,415 181,415 173,417 172,417 163,421 162,421 153,426 152,427 151,427 148,430 147,431 143,436 143,437 140,442 139,443 137,451 137,452 136,465 136,466 138,480 138,481 138,482 143,497 143,498 143,499 151,515 151,516 152,516 162,532 162,533 177,549 177,550 192,563 193,564 194,564 210,575 227,583 228,584 243,589 244,589 246,589 259,591 261,591 262,591 274,590 275,590 276,590 281,588 282,588 283,587 288,585 289,585 290,584 293,581 294,580 298,576 299,575 300,574 304,566 305,565 308,557 309,556 311,546 311,537 311,536 310,526 310,525 307,519 307,517 306,516 303,510 302,509 295,502 287,497 286,496 279,494 278,494 277,493 270,492 269,492 267,492 260,493 259,493 258,493 251,495 250,495 241,499 240,499 239,500 232,504 231,505 224,511 223,512 222,513 219,517 219,518 218,519 216,523 216,524 215,525 214,531 214,532 213,537 213,539 214,553 219,568 220,569 227,583 228,584 228,585 239,599 239,600 240,600 253,614 254,614 255,615 271,627 271,628 272,628 290,638 291,639 309,646 310,647 327,651 328,651 329,651 345,653 346,653 347,653 361,652 362,652 363,651 375,648 376,648 377,647 382,645 383,644 383,643 387,640 388,640 393,634 394,633 396,629 397,628 397,627 400,619 400,618 400,617 402,608 402,607 402,606 402,598 402,597 402,596 401,589 401,587 398,580 397,578 397,577 393,571 393,570 392,569 387,564 386,563 385,562 379,558 378,558 377,557 370,555 369,554 368,554 361,553 360,553 358,553 351,553 350,553 349,553 342,555 341,556 340,556 333,559 332,560 331,560 324,565 323,566 317,572 316,573 315,574 310,581 309,582 306,588 305,594 304,595 304,601 304,602 304,603 305,609 305,610 309,624 310,625 317,637 317,638 318,639 328,651 329,652 343,664 344,665 359,675 360,676 361,676 380,685 381,685 400,692 401,692 420,696 421,696 422,696 439,697 440,697 441,697 457,695 458,695 472,691 473,691 474,690 486,685 487,684 488,683 493,679 494,678 497,675 498,674 501,668 502,666 503,662 503,661 505,651 505,650 505,649 505,640 505,639 503,630 503,629 502,628 500,621 499,620 495,613 494,612 494,611 489,606 488,605 481,600 480,599 478,599 472,596 470,595 469,595 462,594 461,594 459,594 452,594 451,594 450,594 443,596 442,597 434,600 433,601 432,602 425,607 419,613 418,614 418,615 413,622 412,623 412,624 408,632 408,633 406,638 406,640 406,646 406,647 406,653 407,654 408,660 409,661 415,673 416,674 417,675 426,685 427,686 427,687 440,697 441,698 456,706 457,707 458,707 475,714 476,715 477,715 498,720 499,720 519,723 520,723 521,723 540,722 541,722 542,722 559,720 560,720 561,719 576,715 577,714 578,714 590,708 591,707 592,706 601,698 602,698 603,697 607,692 608,691 610,687 611,685 611,684 613,679 613,677 614,673 615,661 591,658 589,670 589,674 601,676 589,672 588,676 599,680 589,674 586,679 597,685 587,677 584,681 594,689 586,679 576,687 584,697 579,685 566,692 572,703 568,691 553,696 557,707 555,695 538,698 540,710 540,698 521,698 521,710 522,698 502,696 501,708 504,696 484,691 481,703 486,691 467,684 463,696 469,685 454,676 447,687 455,677 443,667 435,677 445,669 435,659 426,667 437,661 431,650 420,656 432,653 431,648 419,651 431,650 430,645 418,646 430,647 431,642 418,642 430,645 431,640 419,637 431,642 435,634 423,629 433,636 438,629 428,622 437,630 443,625 434,616 441,626 447,621 440,611 445,623 452,619 446,608 450,620 456,618 453,606 454,619 461,618 460,606 458,618 465,619 467,607 462,619 468,621 473,610 466,620 471,624 480,614 470,622 474,628 484,619 473,626 477,632 488,626 476,630 478,637 491,633 478,635 480,643 492,641 480,641 480,649 493,649 480,647 478,656 491,658 480,654 477,658 490,662 478,656 476,660 488,667 477,658 474,662 484,670 475,661 471,664 480,674 473,663 463,668 469,679 465,667 452,671 455,683 454,671 438,672 440,685 440,672 423,671 422,684 425,672 406,668 404,680 408,668 388,662 384,674 390,663 372,654 366,665 373,655 357,644 350,654 359,645 346,633 337,643 347,635 337,623 327,631 338,624 331,612 320,619 332,615 329,604 317,607 329,606 329,601 316,602 329,603 329,598 317,597 329,600 330,595 318,592 329,598 331,594 320,588 330,596 335,588 325,581 334,590 340,584 331,575 338,585 345,581 338,571 343,582 350,579 345,567 348,579 355,577 352,565 353,578 360,577 359,565 357,577 364,578 366,566 361,578 368,580 372,569 365,579 371,583 378,573 369,581 373,586 383,578 372,584 375,590 386,584 374,588 377,595 389,591 376,592 378,600 390,598 377,598 377,606 390,606 377,604 376,612 388,614 377,610 374,619 385,623 374,617 372,621 383,627 374,619 370,622 380,631 372,621 368,624 376,634 370,623 365,625 371,636 368,624 356,628 360,640 359,627 345,628 346,640 347,628 332,627 330,639 333,627 316,623 313,635 318,623 301,616 296,627 302,617 284,606 278,617 286,607 270,595 262,605 271,596 258,583 249,591 259,584 248,570 238,577 249,572 242,558 231,564 243,560 238,547 227,551 239,549 238,537 225,539 238,540 238,535 226,533 238,537 239,532 227,529 238,534 240,530 229,524 239,532 242,528 232,521 240,530 247,524 239,515 245,525 253,520 246,510 251,521 258,518 253,507 256,519 264,517 261,505 262,517 269,517 268,505 266,517 273,518 275,506 271,517 277,520 282,508 275,518 281,522 287,512 278,520 283,525 292,517 282,523 285,529 296,523 284,527 286,533 298,529 286,531 287,538 299,537 287,536 286,544 299,544 287,542 285,549 297,552 285,547 282,555 294,560 283,554 279,561 289,568 280,559 277,563 286,571 279,561 275,564 282,574 277,563 272,565 278,576 274,564 269,566 273,578 272,565 260,566 261,579 262,566 249,565 247,577 251,565 236,560 232,572 238,561 222,554 216,565 223,554 208,544 201,554 209,545 194,531 186,541 195,533 182,517 172,525 183,519 172,503 162,510 173,504 166,488 154,494 166,490 162,475 150,479 162,477 161,464 148,465 161,466 162,454 149,453 161,457 163,452 151,448 162,454 164,449 153,444 163,451 166,447 156,440 164,449 168,446 160,437 166,447 174,443 167,432 172,444 180,441 175,429 178,441 186,440 183,428 184,440 191,440 191,427 189,440 196,441 198,428 194,440 201,442 205,431 198,441 204,445 211,434 202,443 207,448 215,439 205,446 209,452 219,445 208,449 210,456 221,451 209,453 210,460 222,458 210,458 210,465 222,466 210,463 208,470 220,473 209,468 205,476 217,481 206,474 202,481 212,488 203,479 197,486 206,494 206,482 202,482 195,487 202,497 197,486 193,488 198,499 195,487 190,488 193,500 192,488 187,489 188,501 189,489 178,487 176,500 180,488 167,483 163,495 169,484 155,477 149,487 157,478 143,467 135,477 144,468 131,455 122,463 132,456 120,440 110,447 121,441 111,423 100,430 111,425 104,407 93,412 105,409 101,392 89,395 101,394 100,378 87,379 100,380 101,367 88,366 100,369 104,358 92,354 103,360 105,355 95,349 104,357 107,353 98,346 106,355 109,352 101,342 107,353 111,351 105,340 109,352 118,349 114,337 116,349 124,348 122,336 122,348 130,348 130,336 128,348 136,349 138,337 134,349 140,351 145,340 138,350 144,354 151,343 142,352 147,357 156,348 145,355 149,361 160,354 148,358 150,365 162,360 150,362 151,369 163,367 151,366 150,373 162,374 150,371 149,378 161,381 149,376 146,383 157,388 147,381 142,387 153,394 144,386 138,392 147,401 139,390 132,396 139,406 134,395 130,397 135,408 132,396 128,397 131,409 130,397 125,397 126,409 127,397 122,396 120,409 124,397 113,393 109,405 115,394 103,387 97,398 105,388 93,378 85,388 94,380 83,366 74,375 84,368 74,352 63,359 74,353 66,335 55,340 66,337 60,317 48,321 61,319 57,300 45,302 57,302 57,284 44,285 57,286 58,271 46,269 58,273 62,260 50,256 61,262 66,251 56,245 65,253 68,249 59,241 67,250 71,247 63,237 69,248 73,246 67,235 71,247 75,245 71,234 73,246 82,245 80,232 80,245 88,245 89,233 86,245 94,247 97,234 92,246 99,249 104,237 97,248 104,252 110,241 102,250 107,256 115,246 105,253 109,259 119,251 108,257 110,263 122,259 110,261 111,268 123,266 111,265 110,272 123,272 111,269 109,276 121,279 110,274 106,280 117,286 107,278 103,284 113,292 104,283 98,288 107,297 100,287 93,292 100,302 95,291 86,294 92,306 89,294 84,295 87,307 87,294 82,295 82,307 84,295 79,294 77,306 81,295 76,293 72,305 78,294 68,288 62,299 70,290 60,280 52,290 61,282 52,270 42,277 53,271 44,256 33,262 45,257 38,239 26,243 38,240 34,221 22,224 34,222 32,202 19,204 32,204 32,185 20,185 32,187 35,169 23,167 34,171 39,156 27,152 38,158 45,146 34,140 43,148 51,139 41,131 49,141 53,138 46,128 52,139 56,136 50,125 54,137 58,136 55,124 56,136 61,136 59,123 58,136 67,136 68,124 65,136 74,138 76,126 72,138 79,141 84,129 77,140 84,144 90,133 82,142 87,147 96,138 86,146 90,151 100,144 88,149 91,155 102,150 90,153 92,159 104,157 91,157 91,164 104,164 92,161 90,167 102,171 91,165 88,171 99,177 89,169 84,175 94,183 86,173 80,178 88,188 82,177 75,181 81,192 77,180 69,184 74,195 71,183 62,185 65,197 64,185 60,185 60,197 62,185 57,184 55,197 60,185 55,183 51,195 57,184 52,182 46,192 54,183 45,175 37,185 47,177 39,166 29,173 40,168 33,154 22,159 34,156 28,139 17,143 29,141 25,122 13,124 26,124 25,103 12,104 25,105 27,85 14,84 26,86 30,68 18,65 30,70 36,53 25,49 35,55 43,41 32,35 42,43 51,32 41,24 49,34 58,27 50,17 56,28 61,26 55,15 59,27 64,25 60,13 61,26 66,25 65,13 63,25 68,25 80,27 83,2">
          <text:p/>
        </draw:polygon>
        <draw:path draw:style-name="gr3" draw:text-style-name="P3" draw:layer="layout" svg:width="0.686cm" svg:height="0.113cm" draw:transform="rotate (3.11436551725868) translate (5.94575785052056cm 2.63632370133782cm)" svg:viewBox="0 0 687 114" svg:d="M25 60c0-7 5-13 15-18 11-7 26-11 44-11s34 3 45 10c9 5 15 11 15 18 0 9-2 17-6 22-3 4-6 7-10 7s-7-3-10-7c-4-5-7-13-7-22l-12 1v12h12v-13c0-7 6-13 15-18 11-7 27-11 44-11 18-1 34 3 45 10 9 5 15 11 15 18 0 9-2 17-6 22-3 4-6 7-10 7s-7-3-10-7c-4-5-7-13-7-22h-12v13h13l-1-13c0-7 6-13 15-18 11-7 27-11 44-11 18-1 35 3 46 10 9 5 15 11 15 18v12h13v-12h-13c0 9-2 17-6 22-2 4-6 7-10 7s-7-3-10-7c-4-5-6-13-6-22h-14v13h14v-13c-1-7 5-13 14-18 11-7 27-11 45-11 17-1 33 3 44 9 10 6 15 12 15 19 1 9-2 16-5 22-3 4-7 7-11 7-3 0-7-3-10-7-4-5-6-13-6-22h-13v13h13v-13c0-7 5-13 14-19 11-6 27-10 45-11 18 0 33 4 45 10 9 6 15 12 15 19v12h12v-13l-12 1c0 9-3 16-6 22-3 4-6 7-10 7s-8-3-11-7c-3-5-6-13-6-22h-12v13h12v-13c0-7 5-13 15-19 11-6 26-10 44-11 18 0 34 4 45 10 9 5 15 12 15 19 0 8-2 16-6 22-3 4-6 7-10 7s-7-3-10-7c-4-5-7-13-7-22h-12v13h12v-13c0-7 6-13 15-19 11-6 27-10 44-11 18 0 34 4 45 10 9 5 15 11 15 18v13h25v-13c0-16-11-30-28-39-15-9-35-14-57-13-22 0-42 5-57 14-17 10-27 24-27 40h13v-12h-13v12c1 14 5 27 12 36 7 12 18 19 30 18 12 0 23-6 30-18 7-10 11-23 11-37-1-16-11-30-28-39-15-9-35-14-57-13-22 0-42 5-57 14-17 10-27 25-27 40h13v-12h-13v12c0 14 5 27 11 37 8 11 19 18 31 18 12-1 23-7 30-19 7-10 11-23 10-37v-12h-12v12h12c0-16-10-30-27-39-15-9-35-14-57-13-22 0-42 5-57 14-17 10-27 25-27 40h12v-12h-12v12c0 14 4 27 11 38 8 10 19 17 31 17 12-1 23-7 30-19 7-10 10-23 10-37 0-15-11-30-27-39s-36-14-58-13c-22 0-42 5-56 14-18 10-28 25-28 40h12v-12h-12v12c0 14 4 27 11 38 8 10 20 17 32 17s22-7 30-18c6-11 10-24 10-38v-12h-12v13l12-1c0-15-11-30-28-39-15-9-36-13-58-13s-42 6-57 14c-16 10-27 25-26 41l12-1v-12h-13l1 13c0 14 4 26 11 37 7 10 18 17 30 17s23-7 31-18c6-11 10-24 10-37 0-16-11-31-28-40-15-8-35-13-57-13s-42 6-57 14c-17 10-27 25-27 41h13v-13h-13v13c1 14 5 26 11 37 8 11 19 17 31 17s23-7 30-18 11-23 11-37c-1-16-11-31-28-40-15-8-35-13-57-13s-42 6-57 14c-17 10-27 25-27 41v12h25z">
          <text:p/>
        </draw:path>
        <draw:path draw:style-name="gr3" draw:text-style-name="P3" draw:layer="layout" svg:width="0.884cm" svg:height="0.114cm" draw:transform="rotate (3.11436551725868) translate (6.2991622563531cm 3.32419965377266cm)" svg:viewBox="0 0 885 115" svg:d="M25 53c0-3 2-5 4-8 3-4 8-7 14-10 13-6 32-10 54-10 21 0 39 4 52 11 6 3 11 7 14 10 2 3 4 6 4 8-1 16-10 29-21 29-12 0-21-13-21-29h-12v12h12v-12c0-3 2-5 4-8 3-4 8-7 14-10 13-7 32-10 53-10s39 4 53 11c6 3 10 7 13 10s4 6 4 8c0 16-10 29-21 29-12 0-21-13-21-29h-12v12h12v-12c0-3 2-5 4-8 3-4 8-7 14-10 13-7 32-11 53-10 21 0 40 4 53 11 6 3 10 6 13 10 3 3 4 5 4 8v13h12v-13h-12c0 16-10 29-21 29s-21-13-20-29h-13v12h12l1-12c0-3 1-6 3-8 3-4 8-7 14-10 13-7 32-11 53-10 21 0 40 4 53 11 6 3 11 6 14 10 2 3 3 5 3 8 0 16-9 29-21 29-11 0-20-13-20-29h-13v12h13v-12c0-3 1-6 3-8 3-4 8-7 14-10 14-7 32-11 53-10 21 0 40 4 53 11 6 3 11 6 14 10 2 3 3 5 3 8 0 16-9 29-21 29-11 0-20-13-20-29h-13l1 12h12v-12c0-3 1-6 4-8 3-4 7-7 13-10 14-7 32-11 53-10 21 0 40 4 53 11 6 3 11 6 14 10 2 3 3 5 3 8 0 16-9 29-21 29-11 0-20-13-20-29h-12v12h12v-12c0-3 1-6 4-8 3-4 8-7 14-10 13-7 32-11 53-11 20 1 39 5 52 12 6 3 11 6 14 10 2 3 3 5 3 8 0 16-9 29-20 29-12 0-21-13-21-29h-12v12h12v-12c0-3 1-6 4-8 3-4 8-7 14-10 13-7 32-11 53-11 21 1 39 5 52 12 6 3 11 6 14 10 2 3 4 5 4 8l-1 12 25 1v-13c0-8-3-17-9-24-5-6-12-12-21-16-17-9-39-14-64-14-25-1-47 4-64 12-9 5-17 10-22 16-6 8-10 16-10 24l13 1v-13h-13v12c0 30 20 55 45 56 25 0 46-25 46-55 0-8-3-17-9-24-5-6-12-12-21-16-17-9-40-14-64-14-25-1-48 4-64 12-9 5-17 10-22 16-6 8-10 16-10 24l13 1v-13h-13v12c0 30 20 55 45 56 25 0 46-25 46-55 0-8-3-17-9-24-5-6-13-12-22-16-16-9-39-14-63-14-25 0-48 4-64 13-9 4-17 9-22 16-6 7-10 15-10 24h12v-13h-12v13c0 29 20 54 45 55 25 0 46-25 46-55 0-8-3-17-9-24-5-6-13-12-22-16-16-9-39-14-64-14-24 0-47 4-64 13-9 4-16 9-21 16-7 7-10 15-10 24h12v-13h-12v13c0 29 20 54 45 55 25 0 46-25 46-55 0-8-3-17-9-24-6-6-13-12-22-16-16-9-39-14-64-14-24 0-47 4-64 13-9 4-16 9-22 16s-9 15-9 24h12v-13h-12v13c0 29 20 55 45 55s45-25 46-55v-12h-13v12h13c0-8-4-16-10-24-5-6-12-12-21-16-17-9-39-14-64-14s-47 4-64 13c-9 4-16 10-22 16-6 7-9 15-9 24h12v-13h-12v13c-1 29 20 55 45 55s45-25 46-54c0-9-4-17-10-25-5-6-12-11-21-16-17-9-39-14-64-14s-47 5-64 13c-9 4-16 10-22 16-6 7-9 15-9 24h12v-13h-12v13c-1 29 19 55 44 55 26 0 46-25 46-54 1-9-3-17-9-25-5-6-12-11-21-16-17-9-39-14-64-14-26 0-48 5-65 13-9 4-17 10-22 16-6 7-10 15-10 24v12h25z">
          <text:p/>
        </draw:path>
        <draw:frame draw:style-name="gr9" draw:text-style-name="P14" draw:layer="layout" svg:width="1.501cm" svg:height="1.093cm" svg:x="1.794cm" svg:y="0.6cm">
          <draw:text-box>
            <text:p text:style-name="P13"><text:span text:style-name="T9">l</text:span><text:span text:style-name="T9">e</text:span><text:span text:style-name="T9">a</text:span><text:span text:style-name="T9">d</text:span><text:span text:style-name="T9">i</text:span><text:span text:style-name="T9">n</text:span><text:span text:style-name="T9">g</text:span></text:p>
            <text:p text:style-name="P13"><text:span text:style-name="T9">j</text:span><text:span text:style-name="T9">e</text:span><text:span text:style-name="T9">t</text:span></text:p>
          </draw:text-box>
        </draw:frame>
        <draw:frame draw:style-name="gr9" draw:text-style-name="P15" draw:layer="layout" svg:width="1.166cm" svg:height="0.547cm" svg:x="0.187cm" svg:y="2.977cm">
          <draw:text-box>
            <text:p><text:span text:style-name="T9">q</text:span><text:span text:style-name="T9">u</text:span><text:span text:style-name="T9">a</text:span><text:span text:style-name="T9">r</text:span><text:span text:style-name="T9">k</text:span></text:p>
          </draw:text-box>
        </draw:frame>
        <draw:frame draw:style-name="gr9" draw:text-style-name="P14" draw:layer="layout" svg:width="2.508cm" svg:height="1.093cm" svg:x="5.547cm" svg:y="1.106cm">
          <draw:text-box>
            <text:p text:style-name="P13"><text:span text:style-name="T9">Den</text:span><text:span text:style-name="T9">se </text:span><text:span text:style-name="T9">glu</text:span><text:span text:style-name="T9">on</text:span></text:p>
            <text:p text:style-name="P13"><text:span text:style-name="T9">field</text:span></text:p>
          </draw:text-box>
        </draw:frame>
        <draw:path draw:style-name="gr10" draw:text-style-name="P4" draw:layer="layout" svg:width="0.249cm" svg:height="1.872cm" draw:transform="skewX (0.0020943951023932) rotate (-0.00383972435438842) translate (0.825308852402646cm 3.66907040106878cm)" svg:viewBox="0 0 250 1873" svg:d="M24 1851c0-2 1-3 2-4 1-2-1-4-5-5-3-1-6 0-7 3-1 1-1 2-2 4-1 1 1 4 4 4 3 1 7 0 8-2zM33 1831c1-1 2-2 3-3 0-2-1-5-5-5-3-1-7 0-7 2-1 2-2 3-3 4 0 2 1 4 5 5 3 1 7 0 7-3zM43 1812c1-1 1-3 2-4 1-2-1-4-4-5-4 0-7 1-8 3 0 1-1 2-2 4s1 4 4 5c4 0 7-1 8-3zM52 1793c1-2 2-3 2-4 1-2-1-4-4-5s-7 1-8 3c0 1-1 2-2 3-1 3 1 5 5 6 3 0 6-1 7-3zM61 1773c1-1 2-2 2-4 1-2-1-4-4-4-3-1-7 0-8 2 0 1-1 3-2 4-1 2 1 5 5 5 3 1 6 0 7-3zM70 1754c1-1 1-3 2-4 1-2-1-4-4-5-4 0-7 1-8 3 0 1-1 2-2 4s1 4 5 5c3 0 6-1 7-3zM78 1735c1-2 2-3 3-4 0-3-2-5-5-5-3-1-7 1-7 2-1 2-2 3-2 4-1 3 1 5 4 5 4 1 7 0 7-2zM87 1715c0-1 1-2 2-4s-1-4-5-5c-3 0-6 1-7 3-1 1-2 3-2 4 0 2 1 4 5 5 3 1 6-1 7-3zM96 1696c0-2 0-3 1-4 1-2-1-5-4-5-3-1-7 0-8 3-1 1-1 2-1 4-2 2 0 4 3 5 4 0 7-1 9-3zM103 1676c1-1 2-2 2-4 1-2-1-4-5-5-3 0-6 1-7 3 0 1-1 3-2 4-1 2 2 5 5 5 3 1 6-1 7-3zM111 1657c0-2 1-3 2-4 1-3-2-5-5-5-3-1-6 0-7 3-1 1-2 2-2 4s1 4 5 5c3 0 7-1 7-3zM119 1637c0-1 0-3 1-4 1-2-1-4-4-5-4 0-7 1-8 3 0 1-1 3-1 4-1 2 1 5 4 5 3 1 7-1 8-3zM126 1618c0-2 1-3 1-4 1-3-1-5-5-5-3-1-6 0-7 3 0 1-1 2-2 4 0 2 2 4 6 5 3 0 6-1 7-3zM133 1598c1-1 1-3 1-4 1-2-1-5-4-5-4-1-7 1-8 3 0 1 0 3-1 4-1 2 1 5 4 5 4 1 7-1 8-3zM140 1578c0-1 1-2 1-4 1-2-1-4-4-5-4 0-7 1-8 3s-1 3-1 4c-1 3 1 5 4 5 4 1 7 0 8-3zM146 1559c1-2 1-3 2-4 1-3-2-5-5-5-3-1-6 1-7 3-1 1-1 3-2 4 0 2 2 4 5 5 4 0 7-1 7-3zM153 1539c1-1 1-3 2-4 0-2-2-4-6-5-3 0-6 1-6 3-1 2-2 3-2 4-1 3 2 5 5 5 3 1 6-1 7-3zM159 1519c1-1 1-2 2-4 0-2-2-4-5-5-4 0-7 1-7 4-1 1-1 2-2 4s2 4 5 5c3 0 6-1 7-4zM165 1500c1-2 2-3 2-4 0-3-2-5-5-5-4-1-7 1-7 3-1 1-1 3-2 4-1 2 2 4 5 5 3 0 7-1 7-3zM171 1480c1-2 1-3 2-4 0-2-2-5-6-5-3 0-6 1-6 3-1 2-1 3-2 4-1 3 2 5 5 5s6-1 7-3zM177 1460c0-1 1-3 1-4 1-2-2-4-5-5-3 0-6 1-7 4 0 1-1 2-1 4-1 2 2 4 5 4s6-1 7-3zM182 1440c1-1 1-2 2-4 0-2-2-4-5-5-4 0-7 2-8 4 0 1-1 3-1 4 0 2 2 4 6 4 3 1 6-1 6-3zM188 1420c0-1 0-2 0-4 1-2-1-4-4-4-4-1-7 1-8 3 0 1 0 3 0 4-1 2 1 4 5 4 3 1 6-1 7-3zM193 1401c0-2 1-3 1-4 0-3-2-5-6-5-3-1-6 1-6 3-1 2-1 3-1 4-1 3 1 4 4 5 4 0 7-2 8-3zM197 1381c1-2 1-3 2-4 0-3-3-5-6-5s-6 1-7 3c0 2-1 3-1 4 0 3 2 4 6 5 2 0 6-2 6-3zM202 1361c0-2 0-3 1-4 0-3-2-5-5-5-4 0-7 1-8 3 0 2 0 3 0 4-1 3 2 4 5 5 4 0 7-2 7-3zM206 1341c1-2 1-3 1-4 1-3-2-5-5-5s-6 1-7 3c0 2-1 3-1 5-1 2 2 3 5 4 4 0 7-2 7-3zM211 1321c0-2 0-3 0-4 1-3-2-5-5-5-4 0-7 1-7 3s0 3 0 5c-1 2 1 3 5 4 3 0 6-2 7-3zM215 1301c1-2 1-3 1-4 1-3-2-5-6-5-3 0-7 1-7 4 0 1-1 2-1 4s2 3 6 4c3 0 7-2 7-3zM219 1281c1-2 1-3 1-5s-2-4-6-4-7 1-7 4c0 1-1 2-1 4-1 2 2 3 5 4 5 0 8-2 8-3zM223 1261c0-2 0-3 0-5s-2-4-5-4c-4 0-7 1-7 3-1 2-1 3-1 5-1 1 1 3 6 4 3 0 7-2 7-3zM226 1240c0-1 0-2 0-4 1-2-1-4-5-4s-7 1-7 3-1 3-1 5c0 1 3 3 6 4 4 0 7-2 7-4zM229 1220c0-1 0-2 0-4 1-2-1-4-5-4s-7 1-7 3 0 3 0 5c0 1 2 3 6 4 3 0 6-2 6-4zM232 1200c0-1 0-2 0-4 1-2-2-4-5-4-4-1-7 1-7 3s0 3 0 5c0 1 2 3 6 4 3 0 6-2 6-4zM235 1180c0-1 0-3 0-4 0-2-2-4-6-4-3-1-6 1-6 3s0 3 0 4c-1 2 2 4 5 4 4 1 7-1 7-3zM237 1160c1-1 1-3 1-4 0-2-3-4-6-4-3-1-6 1-6 3-1 2-1 3-1 4 0 2 2 4 6 4 3 1 6-1 6-3zM239 1140c1-1 1-3 1-4 0-2-2-4-6-5-3 0-6 2-6 4-1 2-1 3-1 4 0 2 2 4 6 4 3 0 6-1 6-3zM241 1120c0-2 1-3 1-4 0-3-3-5-6-5-4 0-7 2-7 4s0 3 0 4c0 2 3 4 6 4s6-1 6-3zM244 1100c0-2 0-3 0-4 0-3-3-5-6-5s-6 2-6 4c-1 1-1 3-1 4 0 2 2 4 6 4 3 0 6-2 7-3zM245 1080c0-2 0-3 0-5s-2-4-6-4c-3 0-6 2-6 4 0 1-1 3-1 4 0 2 3 4 6 4 4 0 7-2 7-3zM247 1059c0-1 0-2 0-4s-3-4-6-4-6 2-7 4c0 1 0 3 0 4 0 2 2 4 6 4s6-2 7-4zM247 1039c0-1 0-3 1-4 0-2-3-4-6-4-4 0-7 2-7 4 0 1 0 3 0 4 0 2 3 4 6 4s6-2 6-4zM249 1019c0-1 0-3 0-4 0-2-3-4-6-4-4 0-7 1-7 4 0 1 0 2 0 4s2 4 6 4 6-2 7-4zM249 999c0-1 0-3 0-4 0-2-3-4-6-4s-6 1-6 4c0 1 0 2 0 4s3 3 6 3c3 1 6-1 6-3zM249 979c0-2 0-3 0-4 0-3-2-5-6-5-3 0-6 2-6 5 0 1 0 2 0 4s3 3 6 3 6-1 6-3zM250 959c0-2 0-3 0-5s-3-4-6-4c-4 0-7 2-7 4s0 3 0 5 3 3 6 3c4 0 7-2 7-3zM250 938c0-1 0-2 0-4s-3-4-6-4c-4 0-7 2-7 4s0 3 0 4c0 3 3 4 7 4 3 0 6-1 6-4zM250 918c0-1 0-2 0-4s-3-4-7-4c-3 0-6 2-6 4s0 3 0 4c0 3 3 4 7 4 3 0 6-1 6-4zM249 898c0-1 0-3 0-4 0-2-3-4-6-4s-6 2-6 4 0 3 0 4c0 3 3 4 6 4 4 0 6-2 6-4zM249 878c0-1 0-3 0-4 0-2-3-4-6-4-4 0-6 2-6 4 0 1 0 3 0 4 0 2 3 4 6 4s6-2 6-4zM249 858c0-2-1-3-1-4 0-3-3-4-6-4-4 0-6 2-6 4 0 1 0 3 0 4 0 2 3 4 7 4 3 0 6-2 6-4zM247 838c0-2 0-3 0-4 0-3-3-5-6-4-4 0-7 2-6 4 0 1 0 3 0 4 0 2 3 4 6 3 4 0 6-1 6-3zM246 818c0-2 0-3 0-5s-3-4-6-4c-4 1-6 2-6 5 0 1 0 3 0 4 0 2 3 4 6 3 3 0 6-1 6-3zM245 797c0-1 0-2 0-4-1-2-4-4-7-4-4 0-6 2-6 5 0 1 0 2 0 4 1 2 4 4 7 4 4-1 6-2 6-5zM243 777c0-2 0-3 0-4 0-3-3-4-6-4-4 0-6 2-6 4 0 1 0 3 0 4 0 2 3 4 6 4 4 0 6-2 6-4zM241 757c0-2 0-3 0-5s-3-4-7-3c-3 0-6 2-6 4 1 1 1 3 1 4 0 2 3 4 7 4 3 0 6-2 5-4zM240 736c-1-1-1-2-1-4s-3-4-7-3c-3 0-6 2-5 4 0 1 0 3 0 4 0 2 3 4 7 4 3 0 6-2 6-5zM237 716c0-1 0-2 0-4s-3-4-7-4c-3 1-6 3-5 5 0 1 0 3 0 4 0 2 3 4 6 4 4 0 6-2 6-5zM234 696c0-1 0-2 0-4s-3-4-6-4c-4 1-6 3-6 5 0 1 0 3 0 4 0 2 3 4 7 4 3 0 6-2 5-5zM232 676c0-1-1-3-1-4 0-2-3-4-6-4-3 1-6 3-6 5 0 1 0 3 0 4 1 2 4 4 7 4 4-1 6-3 6-5zM229 656c0-1-1-3-1-4 0-2-3-4-6-4s-6 2-6 5c0 1 0 3 1 4 0 2 3 4 7 4 3-1 5-3 5-5zM226 636c0-1-1-3-1-4 0-2-3-4-6-4-4 0-7 2-6 5 0 1 0 2 0 4s4 4 7 4c4-1 6-3 6-5zM222 616c0-1 0-3 0-4 0-2-3-4-7-4s-6 2-6 5c0 1 1 2 1 4s3 4 7 3c4 0 6-2 5-4zM219 596c0-2 0-3 0-4-1-3-4-4-8-4s-6 2-6 5c1 1 1 2 1 4 1 2 4 4 7 3 4 0 6-2 6-4zM216 576c-1-2-1-3-1-4-2-3-5-4-8-4s-6 2-6 5c1 1 1 2 1 4 1 2 4 4 7 3 4 0 7-2 7-4zM210 556c0-2 0-3 0-4 0-3-3-4-7-4s-6 3-5 5c0 1 0 3 0 4 1 2 4 4 7 3 4 0 6-2 5-4zM207 536c-1-2-1-3-1-4-1-3-4-4-8-4-3 0-5 3-5 5 1 1 1 3 1 4 1 2 4 4 7 3 3 0 6-2 6-4zM202 516c0-2-1-3-1-4 0-3-3-4-7-4-3 1-5 3-5 5 0 1 0 3 1 4 0 2 3 4 7 3 3 0 6-2 5-4zM198 496c-1-2-1-3-1-4-1-3-4-4-8-4-3 1-6 3-5 5 1 1 1 3 1 4 1 2 4 4 7 4 3-1 6-3 6-5zM192 476c0-2 0-3 0-4-1-3-4-4-7-4-4 1-6 3-5 5 0 1 0 3 0 4 1 2 4 4 8 4 3-1 5-3 4-5zM188 456c-1-1-1-3-2-4 0-2-3-4-6-4-4 1-6 3-6 5s1 3 1 4c1 3 4 4 8 4 3-1 5-3 5-5zM183 436c-1-1-1-3-2-4-1-2-4-4-7-3-3 0-6 2-5 4 0 2 1 3 1 5 1 2 4 3 7 3 3-1 6-3 6-5zM177 416c0-1-1-2-1-4-1-2-4-3-8-3-3 0-5 3-4 5 0 1 1 2 1 4s3 4 7 3c3 0 5-2 5-5zM171 397c0-2 0-3-1-5 0-2-4-3-7-3-4 1-6 3-5 5 1 1 1 3 1 4 1 2 4 4 7 3 4 0 6-2 5-4zM165 377c0-2 0-3-1-4 0-2-4-4-7-3-4 0-6 2-5 4s1 3 1 4c1 3 4 4 8 4 3-1 5-3 4-5zM159 357c0-1 0-3-1-4-1-2-4-4-7-3-4 0-6 2-5 5 1 1 1 2 1 4 1 2 4 3 8 3 3 0 5-3 4-5zM153 337c0-1-1-2-1-4-1-2-4-3-8-3-3 1-5 3-4 5 0 1 1 3 1 4 0 2 4 4 7 3 4 0 6-2 5-5zM147 318c-1-2-1-3-2-4-1-3-4-4-7-3-3 0-6 2-5 4s1 3 2 4c0 3 3 4 7 4 3-1 5-3 5-5zM140 298c-1-1-1-3-2-4 0-2-3-4-7-3-3 0-5 3-5 5 1 1 1 3 2 4 1 2 4 4 7 3 3 0 6-3 5-5zM133 278c-1-1-1-2-1-4-1-2-5-3-8-3-3 1-5 3-4 5 0 2 0 3 1 4 1 3 4 4 8 3 3 0 5-2 4-5zM126 259c0-1-1-3-2-4-1-2-4-4-7-3-3 0-6 3-5 5 1 1 2 2 2 4s4 3 7 3c4-1 5-3 5-5zM119 239c-1-1-2-2-2-4-1-2-4-3-8-3-3 1-5 3-4 5 0 2 1 3 1 4 2 2 5 4 8 3 3 0 6-3 5-5zM111 220c0-2-1-3-2-4-1-3-4-4-7-3-3 0-6 3-5 5 1 1 2 2 2 4 1 2 4 3 7 3 4-1 6-3 5-5zM103 200c-1-1-1-2-1-4-1-2-5-3-8-3-4 1-5 3-4 5 0 2 0 3 1 4 1 3 5 4 8 3 3 0 5-3 4-5zM95 181c0-2-1-3-2-4 0-3-3-4-7-3-3 0-5 3-5 5 1 1 2 3 2 4 1 2 4 3 8 3 3-1 5-3 4-5zM87 161c0-1-1-2-2-4s-4-3-7-3c-3 1-6 3-5 5s2 3 2 4c1 3 4 4 8 3 3 0 5-3 4-5zM78 142c0-2 0-3-1-4-1-2-5-4-8-3s-5 3-4 5c1 1 1 3 1 4 2 2 5 4 9 3 3-1 5-3 3-5zM70 122c-1-1-1-2-1-4-2-2-5-3-9-2-3 0-5 3-3 5 0 1 0 2 1 4s5 3 8 3c3-1 5-3 4-6zM61 103c-1-1-1-3-1-4-2-2-5-3-9-3-3 1-4 3-3 5 0 2 0 3 1 4 2 3 5 4 8 3s5-3 4-5zM52 84c-1-2-1-3-1-4-2-2-5-4-9-3-3 1-5 3-3 5 0 1 0 3 1 4 2 2 5 3 8 3 3-1 5-3 4-5zM43 64c-1-1-1-2-2-4s-5-3-8-2c-3 0-5 3-4 5 1 1 1 3 2 4 1 2 5 3 8 3 3-1 5-3 4-6zM33 45c0-1-1-3-1-4-2-2-5-3-8-3-3 1-6 3-4 6 1 1 1 2 1 4 2 2 5 3 9 2 3 0 4-3 3-5zM24 26c-1-2-2-3-2-4-1-2-5-3-8-3-3 1-5 3-4 5s2 3 2 4c1 3 5 4 8 3s5-3 4-5zM14 7c-1-2-2-3-2-4-1-3-5-4-8-3s-5 3-4 5 1 3 2 4c1 2 5 4 8 3s5-3 4-5zM14 1870c1-1 2-2 2-4 1-2 0-4-4-5-3-1-7 1-8 3 0 1-1 2-2 4-1 1 1 4 4 4 4 1 7 0 8-2z">
          <text:p/>
        </draw:path>
        <draw:frame draw:style-name="gr11" draw:text-style-name="P12" draw:layer="layout" svg:width="0.637cm" svg:height="0.937cm" svg:x="0.158cm" svg:y="5.041cm">
          <draw:text-box>
            <text:p><text:span text:style-name="T10">p</text:span> </text:p>
          </draw:text-box>
        </draw:frame>
        <draw:path draw:style-name="gr7" draw:text-style-name="P8" draw:layer="layout" svg:width="0.934cm" svg:height="0.119cm" draw:transform="skewX (0.0499164166070379) rotate (-2.18148703206771) translate (6.34004823241293cm 3.2692091557698cm)" svg:viewBox="0 0 935 120" svg:d="M15 57c0-9 4-17 10-22 7-8 17-13 28-13 12 0 22 5 29 13 6 6 10 13 10 23s-1 19-4 25c-2 6-4 8-7 8-2 0-5-2-6-8-3-6-5-15-5-25h-7v10h7v-10c0-10 4-17 10-23 7-8 17-12 29-12 11 0 21 4 28 13 6 5 10 13 10 22 0 10-2 20-4 26-2 5-4 7-6 7-3 0-5-2-8-7-2-6-4-16-4-26h-7v11l7-1v-10c0-9 4-17 10-22 7-9 17-13 29-13 11 0 21 4 28 13 7 6 10 13 10 22 0 10-1 20-4 26-2 5-4 8-7 8-2 0-4-3-6-8-3-6-5-16-5-26h-7v11h7v-11c0-9 4-16 10-22 7-8 18-12 29-12s21 4 29 13c6 5 10 13 10 21 0 11-2 20-5 27-2 4-4 7-6 7-3 0-5-3-7-7-3-7-4-16-4-27h-8v12l8-1v-11c0-8 3-16 10-21 7-9 17-13 28-13 12 0 22 4 29 12 6 7 9 14 10 23 0 10-2 19-4 26-2 5-5 8-7 8-3 0-5-3-7-8-3-7-4-16-4-26h-8v11h8v-11c-1-9 4-16 10-23 7-7 17-11 28-11s21 4 29 12c6 6 10 14 10 22v12h8l-1-12h-7c0 11-2 20-4 27-2 4-4 7-7 7s-5-3-7-7c-2-7-4-16-4-27h-7v11h7v-11c0-8 4-16 10-22 7-8 17-12 28-12 12 0 22 4 29 12 6 7 10 14 10 23v11h7v-11h-7c0 10-1 19-4 26-2 5-4 8-7 8-2 0-5-3-6-8-3-7-5-16-5-26h-7v11h7v-11c0-9 4-16 10-23 7-7 17-11 29-11 11 0 21 4 28 12 6 6 11 14 10 22v12h8v-12h-8c0 11-1 20-4 27-2 4-4 7-6 7-3 0-5-3-7-7-3-7-5-16-5-27h-7v11h7v-11c1-8 4-16 11-22 7-8 17-12 28-12s21 4 28 12c7 7 10 14 10 23 0 10-1 19-4 26-2 5-4 8-7 8-2 0-4-3-6-8-3-7-5-16-5-26h-7v11h7v-11c0-9 4-16 10-23 7-7 18-12 29-12s21 5 29 13c6 6 10 14 10 22v12h7v-12h-7c0 11-2 20-4 26-3 5-5 8-7 8-3 0-5-3-7-8-2-6-4-16-4-26h-8l1 11h7v-11c0-8 3-16 10-22 7-8 17-13 28-13 12 0 22 5 29 13 6 7 11 14 11 23v11h7v-11h-7c0 10-2 19-5 25-2 6-4 9-7 9-2 0-5-3-7-9-3-6-4-15-4-25h-8v11h8v-11c0-9 4-16 10-23 8-8 18-12 29-12 12 0 22 6 28 13 7 6 10 14 10 22 1 11-1 20-4 26-1 5-4 8-6 8-3 0-5-3-7-8-3-6-4-15-5-26h-7v11h8l-1-11c0-8 5-16 10-22 8-7 18-13 29-13s21 6 29 13c6 6 10 14 10 23v11h7v-11h-7c0 10-2 19-4 25-3 6-4 9-7 9s-5-3-7-9-4-15-4-25h-7v11h7v-11c0-9 4-17 10-23 7-7 17-12 28-12 12 0 22 6 29 13 6 5 10 14 10 22v12h7v-12h-7c0 11-1 20-4 26-2 5-5 8-7 8s-5-3-6-8c-4-6-5-16-5-26h-8l1 11h7v-11c0-8 4-17 10-22 7-7 17-13 29-13 11 0 21 6 28 13 6 6 10 14 10 23v11h8v-11h-8c0 10-2 19-4 25s-4 8-7 8-4-2-7-8c-2-6-4-15-4-25h-7v11h7v-11c0-9 4-17 10-23 7-7 17-12 28-12 12 0 22 6 29 13 7 5 10 13 10 22v12h15v-12c0-16-6-31-17-42-9-10-22-16-36-16s-27 6-37 15c-10 10-16 26-16 43h7v-12h-7v11c-1 14 2 28 6 38 5 12 12 19 20 19 7 0 14-7 19-18 4-10 6-24 6-38v-12h-7v12h7c0-17-6-31-17-43-10-9-22-15-36-15-15-1-28 6-37 15-10 10-17 25-17 42h7v-11h-7v11c0 14 3 28 7 38 4 11 11 18 19 18s14-6 19-18c4-10 7-24 7-38l-1-11h-7v11h8c0-16-7-32-17-42s-23-16-37-16-27 6-36 15c-11 10-17 26-17 42l8 1v-12h-8v12c0 14 2 27 7 37 5 12 11 19 19 19s15-7 19-18c4-10 7-24 7-38v-12l-8 1v11h8c0-17-7-32-17-43-10-9-23-15-37-15-14-1-27 6-36 15-11 10-17 26-17 42h7v-11h-7v11c0 15 2 28 6 38 5 11 12 18 19 18 8 0 15-6 20-18 4-10 6-23 6-38 0-16-6-32-17-42-9-9-22-16-36-16-14 1-28 6-37 15-10 10-17 27-17 43h7v-12h-7v12c0 15 3 27 6 37 5 12 12 19 20 19s15-7 20-18c4-10 6-23 6-38v-11h-7v11h7c0-16-6-32-17-43-10-9-23-14-37-14-14-1-27 5-36 14-11 10-17 26-17 42h7v-11h-7v11c0 15 2 28 7 38 4 11 11 19 19 19s15-7 19-19c4-10 7-23 7-38v-11h-8v11h8c0-15-7-32-17-42-10-9-23-15-37-15s-27 5-36 14c-11 10-18 27-18 43h8v-12h-8v12c1 15 3 27 7 37 5 12 12 20 19 20 8 0 15-8 20-19 4-10 6-23 6-38 0-16-6-32-17-43-9-9-22-14-36-14-14-1-27 5-37 14-10 10-16 26-16 42h7v-11h-7v11c0 15 2 28 6 38 5 11 12 19 20 19 7 0 14-7 19-19 4-10 6-23 6-38v-11h-7v11l7 1c0-16-6-33-17-43-10-9-22-15-36-15-15 0-27 5-37 14-10 10-17 27-17 43h8l-1-12h-7v12c0 15 3 28 7 38 4 11 12 19 19 19 8 0 15-8 19-19 4-10 7-23 7-38v-11h-8v11h8c0-16-7-32-17-43-9-9-22-14-37-14-13-1-27 5-36 14-11 10-17 26-17 42h8v-11h-8v11c0 15 3 29 7 39 5 11 11 18 19 18s15-7 19-18c5-10 7-23 7-39v-11h-8v11h8c0-15-7-32-17-42-10-9-23-15-37-15s-27 5-36 14c-10 10-17 27-17 43h7v-12h-7v12c0 15 3 28 6 38 5 12 12 19 20 19 7 0 14-7 19-18 4-10 7-24 6-39 0-16-6-32-16-43-10-9-23-14-37-14-14-1-27 5-37 14-10 10-16 26-16 42h7v-11h-7v11c0 15 2 29 7 39 4 11 11 18 19 18s14-6 19-18c4-10 6-23 6-39 1-15-6-32-17-42-9-9-22-15-36-15-15 0-27 5-36 15-11 10-18 26-17 42h7v-11h-8l1 11c0 15 2 28 6 38 5 12 12 19 19 19 8 0 15-7 20-18 4-10 6-24 6-39 0-16-6-32-17-42-9-10-22-15-37-15-13-1-26 5-36 15s-16 25-16 42h7v-11h-7v11c-1 14 2 28 6 38 5 11 12 18 20 18 7 0 14-6 19-18 4-10 6-23 6-38 0-16-7-32-17-42s-23-16-36-16c-15 0-28 6-37 15-10 10-17 26-17 43h8l-1-12h-7v12c0 14 3 27 7 37 4 12 12 19 19 19 8 0 15-7 19-18 4-10 7-24 7-38 0-17-7-32-17-43-10-9-22-15-37-15-14-1-26 6-36 15-11 10-17 25-17 42v11h15z">
          <text:p/>
        </draw:path>
        <draw:path draw:style-name="gr7" draw:text-style-name="P8" draw:layer="layout" svg:width="1.02cm" svg:height="0.119cm" draw:transform="skewX (-0.0165806278939461) rotate (0.335277749308111) translate (5.78185546349169cm 3.91923691377012cm)" svg:viewBox="0 0 1021 120" svg:d="M16 57c0-8 5-17 11-22 8-8 19-13 31-13s24 5 31 13c7 6 12 14 12 23 0 10-2 19-5 25-2 6-5 9-7 9-3 0-5-3-7-9-4-6-5-15-5-25h-9v11h9v-11c0-9 3-17 11-23 7-7 18-12 31-12 12 0 23 4 31 13 6 5 10 13 11 22 0 11-2 20-5 26-2 5-4 8-7 8s-5-3-8-8c-2-6-4-15-4-26h-8v12l8-1v-11c-1-9 4-17 10-22 8-9 19-13 31-13 13 0 24 4 32 13 7 6 11 13 11 23s-2 19-4 25c-3 6-5 8-8 8s-5-2-7-8c-3-6-5-15-5-25h-8v11h8v-11c0-10 4-17 11-23 8-8 19-12 31-12s23 4 31 13c7 5 11 13 11 22 1 10-1 20-4 26-2 5-5 7-7 7-3 0-6-2-8-7-3-6-4-15-5-26h-8v11h9l-1-11c0-9 4-17 11-22 8-9 19-13 31-13 13 0 24 4 32 13 6 6 10 13 10 22 0 10-1 20-4 26-2 5-4 8-7 8s-5-2-8-8-5-16-5-26h-8l1 11h7v-11c0-9 5-16 11-22 8-8 19-12 31-12s24 4 31 12c8 6 12 14 12 22v12h8v-12h-8c0 11-2 20-4 27-3 4-5 7-8 7s-5-3-7-7c-3-6-5-16-5-27h-8v11h8v-11c0-8 4-16 11-22 7-8 18-12 31-12 12 0 23 4 31 12 6 7 11 14 11 23v11h8v-11h-8c0 10-2 19-5 26-2 5-4 8-7 8-2 0-5-3-7-8-3-7-5-16-5-26h-8v11h8v-11c0-9 4-16 11-23 8-7 19-12 31-12s24 5 31 13c7 6 12 14 11 22v12h9l-1-12h-8c0 11-1 20-4 27-2 4-5 7-7 7-3 0-6-3-8-7-3-7-5-16-5-27h-8v11h8v-11c1-8 4-16 11-22 8-8 19-13 32-13 12 0 22 5 30 13 7 7 11 14 12 23 0 10-2 19-5 26-2 5-4 8-7 8s-6-3-8-8c-2-7-4-16-5-26h-7v11h8l-1-11c0-9 5-16 11-23 8-7 19-12 31-12 13 0 24 5 32 13 6 6 11 14 11 22v12h8v-12h-8c0 11-2 20-4 27-3 4-5 7-8 7s-5-3-7-7c-3-7-5-17-5-27h-9l1 11h8v-11c0-8 4-16 11-22 7-8 18-13 31-13 12 0 23 5 31 13 7 6 12 14 12 23v11h8v-11h-8c0 10-2 19-5 26-2 5-4 8-8 8-2 0-5-3-7-8-3-7-5-16-5-26h-8v11h8v-11c0-9 4-16 11-23 9-8 20-12 32-12s23 6 31 13c7 5 11 14 11 22 0 11-2 20-4 26-2 5-5 8-7 8-4 0-6-3-8-8-3-6-5-15-5-26h-8v11h8v-11c0-8 4-17 11-22 7-7 18-13 31-13 12 0 23 6 31 13 7 6 11 14 11 23v11h8v-11h-8c0 10-1 19-4 25-2 6-4 9-8 9-2 0-5-3-7-9-3-6-5-15-5-25h-8l1 11h7v-11c0-9 5-17 11-23 8-7 19-12 31-12 13 0 24 6 32 13 6 5 11 14 11 22v12h8v-12h-8c0 11-2 20-5 26-2 5-5 8-7 8-3 0-5-3-7-8-4-6-5-16-5-26h-9v11h9v-11c0-8 3-17 11-22 7-7 18-13 31-13 12 0 23 5 31 13 7 6 11 14 11 23v11h8v-11h-8c0 10-2 19-5 25-2 6-4 9-7 9s-5-3-8-9c-2-6-4-15-4-25h-8v11h8v-11c-1-9 4-17 10-23 8-8 19-12 31-12 13 0 24 5 32 13 7 5 11 13 11 22v12h16v-12c0-16-7-31-18-42-11-10-25-16-40-16-16 0-30 6-40 15-11 10-18 26-18 43h8v-12h-8v11c-1 14 2 28 7 38 5 12 13 19 22 19 7 0 15-7 20-18 5-10 7-24 7-38v-12h-8v12h8c0-17-7-31-19-43-10-9-24-15-40-15-15-1-29 6-40 15-11 10-18 25-18 42h8v-11h-8v11c1 14 3 28 8 38 5 11 13 19 21 19 9-1 16-7 21-19 4-10 7-24 6-38v-11h-8l1 11h7c1-16-6-32-18-42-11-10-24-16-40-16s-29 6-40 15c-11 10-18 26-18 42l8 1v-12h-8v12c0 14 3 27 8 37 5 12 12 20 21 20 8 0 16-8 21-19 4-10 7-24 7-38l-1-12-8 1v11h9c-1-17-8-32-19-43-11-9-25-15-41-15-15-1-29 6-39 15-12 10-18 25-18 42h8v-11h-8v11c0 15 2 28 7 38 5 11 13 19 21 19 9 0 16-7 21-19 5-10 7-23 7-38 0-16-7-32-19-42-10-9-24-16-39-16-16 0-31 6-41 15-11 10-18 27-18 43h8v-12h-8v12c0 15 3 27 7 37 5 12 13 20 22 20s16-8 21-19c4-10 7-23 7-38v-11h-8v11h8c-1-17-7-32-19-43-11-9-25-15-40-15-16-1-30 6-40 15-12 10-19 26-18 42h7v-11h-7v11c0 15 3 28 7 39 6 10 13 18 21 18 9 0 16-7 21-19 4-10 7-23 7-38v-11h-8v11h8c0-15-7-32-18-42-11-9-25-16-41-16-15 0-29 6-39 15-12 10-19 27-19 43h9v-12h-9v12c0 15 3 28 8 38 5 12 13 19 21 19s16-8 21-18c4-11 7-24 7-39 0-16-8-32-19-43-10-9-25-15-40-14-15-1-30 5-40 14-11 10-18 26-18 42h8v-11h-8v11c1 15 3 29 7 39 6 11 14 18 22 18s15-6 21-18c4-10 6-24 6-39v-11h-8v11l8 1c0-16-7-33-18-43-11-9-25-15-40-15-16 0-29 5-40 14-11 10-18 27-18 43h8v-12h-8v12c0 15 3 28 7 38 5 12 13 19 22 19 8 0 16-7 20-18 5-10 8-24 7-39v-11h-8v11h8c0-16-7-32-19-43-10-9-24-14-40-14-15-1-29 5-39 14-12 10-19 26-19 42h9v-11h-9v11c1 15 3 29 8 39 5 11 13 18 21 18s16-6 21-18c5-10 7-23 7-39v-11h-9l1 11h8c0-15-7-32-19-42-10-9-25-15-39-15-16 0-30 5-41 14-11 10-18 27-17 43h7v-11h-7v11c0 15 3 28 7 38 5 12 13 19 21 19s16-7 21-18c4-10 7-24 7-39-1-16-7-32-19-43-11-9-24-14-40-14-16-1-29 5-40 14-11 11-18 26-18 43h8v-11h-8v11c0 14 3 28 8 38 4 11 12 18 21 18 8 0 15-6 20-18 5-10 7-23 7-38 1-16-7-33-19-43-10-9-24-15-39-15-16 0-30 5-40 15-11 10-18 26-18 43h8v-12h-8v12c0 14 3 27 7 37 6 12 13 19 21 19 9 0 16-7 22-18 4-10 6-24 6-38 0-17-7-32-18-43-11-10-25-15-41-15-15-1-29 5-39 15-11 10-18 25-18 42h8v-11h-8v11c-1 14 2 28 7 38 5 11 13 18 22 18 7 0 15-6 20-18 5-10 7-23 7-37 0-17-8-33-19-43-10-10-25-16-40-16s-30 6-40 15c-11 10-18 26-18 43h8v-12h-8v12c1 14 3 27 8 37 5 12 13 19 21 19 9 0 16-7 21-18 4-10 7-24 6-38 1-17-6-32-18-43-11-9-25-15-40-15-16-1-29 6-40 15-11 10-18 25-18 42v11l16 1z">
          <text:p/>
        </draw:path>
        <draw:path draw:style-name="gr7" draw:text-style-name="P8" draw:layer="layout" svg:width="1.02cm" svg:height="0.119cm" draw:transform="skewX (-0.0165806278939462) rotate (-1.08960905202006) translate (6.76143686271138cm 3.58246299317516cm)" svg:viewBox="0 0 1021 120" svg:d="M16 57c0-8 5-17 11-22 8-8 19-13 31-13s24 5 31 13c7 6 12 14 12 23 0 10-2 19-5 25-2 6-5 9-7 9-3 0-5-3-7-9-4-6-5-15-5-25h-9v11h9v-11c0-9 3-17 11-23 7-7 18-12 31-12 12 0 23 4 31 13 6 5 10 13 11 22 0 11-2 20-5 26-2 5-4 8-7 8s-5-3-8-8c-2-6-4-15-4-26h-8v12l8-1v-11c-1-9 4-17 10-22 8-9 19-13 31-13 13 0 24 4 32 13 7 6 11 13 11 23s-2 19-4 25c-3 6-5 8-8 8s-5-2-7-8c-3-6-5-15-5-25h-8v11h8v-11c0-10 4-17 11-23 8-8 19-12 31-12s23 4 31 13c7 5 11 13 11 22 1 10-1 20-4 26-2 5-5 7-7 7-3 0-6-2-8-7-3-6-4-15-5-26h-8v11h9l-1-11c0-9 4-17 11-22 8-9 19-13 31-13 13 0 24 4 32 13 6 6 10 13 10 22 0 10-1 20-4 26-2 5-4 8-7 8s-5-2-8-8-5-16-5-26h-8l1 11h7v-11c0-9 5-16 11-22 8-8 19-12 31-12s24 4 31 12c8 6 12 14 12 22v12h8v-12h-8c0 11-2 20-4 27-3 4-5 7-8 7s-5-3-7-7c-3-6-5-16-5-27h-8v11h8v-11c0-8 4-16 11-22 7-8 18-12 31-12 12 0 23 4 31 12 6 7 11 14 11 23v11h8v-11h-8c0 10-2 19-5 26-2 5-4 8-7 8-2 0-5-3-7-8-3-7-5-16-5-26h-8v11h8v-11c0-9 4-16 11-23 8-7 19-12 31-12s24 5 31 13c7 6 12 14 11 22v12h9l-1-12h-8c0 11-1 20-4 27-2 4-5 7-7 7-3 0-6-3-8-7-3-7-5-16-5-27h-8v11h8v-11c1-8 4-16 11-22 8-8 19-13 32-13 12 0 22 5 30 13 7 7 11 14 12 23 0 10-2 19-5 26-2 5-4 8-7 8s-6-3-8-8c-2-7-4-16-5-26h-7v11h8l-1-11c0-9 5-16 11-23 8-7 19-12 31-12 13 0 24 5 32 13 6 6 11 14 11 22v12h8v-12h-8c0 11-2 20-4 27-3 4-5 7-8 7s-5-3-7-7c-3-7-5-17-5-27h-9l1 11h8v-11c0-8 4-16 11-22 7-8 18-13 31-13 12 0 23 5 31 13 7 6 12 14 12 23v11h8v-11h-8c0 10-2 19-5 26-2 5-4 8-8 8-2 0-5-3-7-8-3-7-5-16-5-26h-8v11h8v-11c0-9 4-16 11-23 9-8 20-12 32-12s23 6 31 13c7 5 11 14 11 22 0 11-2 20-4 26-2 5-5 8-7 8-4 0-6-3-8-8-3-6-5-15-5-26h-8v11h8v-11c0-8 4-17 11-22 7-7 18-13 31-13 12 0 23 6 31 13 7 6 11 14 11 23v11h8v-11h-8c0 10-1 19-4 25-2 6-4 9-8 9-2 0-5-3-7-9-3-6-5-15-5-25h-8l1 11h7v-11c0-9 5-17 11-23 8-7 19-12 31-12 13 0 24 6 32 13 6 5 11 14 11 22v12h8v-12h-8c0 11-2 20-5 26-2 5-5 8-7 8-3 0-5-3-7-8-4-6-5-16-5-26h-9v11h9v-11c0-8 3-17 11-22 7-7 18-13 31-13 12 0 23 5 31 13 7 6 11 14 11 23v11h8v-11h-8c0 10-2 19-5 25-2 6-4 9-7 9s-5-3-8-9c-2-6-4-15-4-25h-8v11h8v-11c-1-9 4-17 10-23 8-8 19-12 31-12 13 0 24 5 32 13 7 5 11 13 11 22v12h16v-12c0-16-7-31-18-42-11-10-25-16-40-16-16 0-30 6-40 15-11 10-18 26-18 43h8v-12h-8v11c-1 14 2 28 7 38 5 12 13 19 22 19 7 0 15-7 20-18 5-10 7-24 7-38v-12h-8v12h8c0-17-7-31-19-43-10-9-24-15-40-15-15-1-29 6-40 15-11 10-18 25-18 42h8v-11h-8v11c1 14 3 28 8 38 5 11 13 19 21 19 9-1 16-7 21-19 4-10 7-24 6-38v-11h-8l1 11h7c1-16-6-32-18-42-11-10-24-16-40-16s-29 6-40 15c-11 10-18 26-18 42l8 1v-12h-8v12c0 14 3 27 8 37 5 12 12 20 21 20 8 0 16-8 21-19 4-10 7-24 7-38l-1-12-8 1v11h9c-1-17-8-32-19-43-11-9-25-15-41-15-15-1-29 6-39 15-12 10-18 25-18 42h8v-11h-8v11c0 15 2 28 7 38 5 11 13 19 21 19 9 0 16-7 21-19 5-10 7-23 7-38 0-16-7-32-19-42-10-9-24-16-39-16-16 0-31 6-41 15-11 10-18 27-18 43h8v-12h-8v12c0 15 3 27 7 37 5 12 13 20 22 20s16-8 21-19c4-10 7-23 7-38v-11h-8v11h8c-1-17-7-32-19-43-11-9-25-15-40-15-16-1-30 6-40 15-12 10-19 26-18 42h7v-11h-7v11c0 15 3 28 7 39 6 10 13 18 21 18 9 0 16-7 21-19 4-10 7-23 7-38v-11h-8v11h8c0-15-7-32-18-42-11-9-25-16-41-16-15 0-29 6-39 15-12 10-19 27-19 43h9v-12h-9v12c0 15 3 28 8 38 5 12 13 19 21 19s16-8 21-18c4-11 7-24 7-39 0-16-8-32-19-43-10-9-25-15-40-14-15-1-30 5-40 14-11 10-18 26-18 42h8v-11h-8v11c1 15 3 29 7 39 6 11 14 18 22 18s15-6 21-18c4-10 6-24 6-39v-11h-8v11l8 1c0-16-7-33-18-43-11-9-25-15-40-15-16 0-29 5-40 14-11 10-18 27-18 43h8v-12h-8v12c0 15 3 28 7 38 5 12 13 19 22 19 8 0 16-7 20-18 5-10 8-24 7-39v-11h-8v11h8c0-16-7-32-19-43-10-9-24-14-40-14-15-1-29 5-39 14-12 10-19 26-19 42h9v-11h-9v11c1 15 3 29 8 39 5 11 13 18 21 18s16-6 21-18c5-10 7-23 7-39v-11h-9l1 11h8c0-15-7-32-19-42-10-9-25-15-39-15-16 0-30 5-41 14-11 10-18 27-17 43h7v-11h-7v11c0 15 3 28 7 38 5 12 13 19 21 19s16-7 21-18c4-10 7-24 7-39-1-16-7-32-19-43-11-9-24-14-40-14-16-1-29 5-40 14-11 11-18 26-18 43h8v-11h-8v11c0 14 3 28 8 38 4 11 12 18 21 18 8 0 15-6 20-18 5-10 7-23 7-38 1-16-7-33-19-43-10-9-24-15-39-15-16 0-30 5-40 15-11 10-18 26-18 43h8v-12h-8v12c0 14 3 27 7 37 6 12 13 19 21 19 9 0 16-7 22-18 4-10 6-24 6-38 0-17-7-32-18-43-11-10-25-15-41-15-15-1-29 5-39 15-11 10-18 25-18 42h8v-11h-8v11c-1 14 2 28 7 38 5 11 13 18 22 18 7 0 15-6 20-18 5-10 7-23 7-37 0-17-8-33-19-43-10-10-25-16-40-16s-30 6-40 15c-11 10-18 26-18 43h8v-12h-8v12c1 14 3 27 8 37 5 12 13 19 21 19 9 0 16-7 21-18 4-10 7-24 6-38 1-17-6-32-18-43-11-9-25-15-40-15-16-1-29 6-40 15-11 10-18 25-18 42v11l16 1z">
          <text:p/>
        </draw:path>
        <draw:line draw:style-name="gr8" draw:text-style-name="P9" draw:layer="layout" svg:x1="7.214cm" svg:y1="4.476cm" svg:x2="8.104cm" svg:y2="6.265cm">
          <text:p/>
        </draw:line>
        <draw:line draw:style-name="gr8" draw:text-style-name="P9" draw:layer="layout" svg:x1="7.191cm" svg:y1="4.473cm" svg:x2="8.035cm" svg:y2="6.321cm">
          <text:p/>
        </draw:line>
        <draw:line draw:style-name="gr8" draw:text-style-name="P9" draw:layer="layout" svg:x1="7.189cm" svg:y1="4.493cm" svg:x2="7.968cm" svg:y2="6.36cm">
          <text:p/>
        </draw:line>
        <draw:line draw:style-name="gr8" draw:text-style-name="P9" draw:layer="layout" svg:x1="7.167cm" svg:y1="4.488cm" svg:x2="7.909cm" svg:y2="6.393cm">
          <text:p/>
        </draw:line>
        <draw:line draw:style-name="gr8" draw:text-style-name="P9" draw:layer="layout" svg:x1="7.197cm" svg:y1="4.498cm" svg:x2="7.844cm" svg:y2="6.425cm">
          <text:p/>
        </draw:line>
        <draw:line draw:style-name="gr8" draw:text-style-name="P9" draw:layer="layout" svg:x1="7.175cm" svg:y1="4.493cm" svg:x2="7.789cm" svg:y2="6.444cm">
          <text:p/>
        </draw:line>
        <draw:line draw:style-name="gr8" draw:text-style-name="P9" draw:layer="layout" svg:x1="7.171cm" svg:y1="4.513cm" svg:x2="7.717cm" svg:y2="6.46cm">
          <text:p/>
        </draw:line>
        <draw:line draw:style-name="gr8" draw:text-style-name="P9" draw:layer="layout" svg:x1="7.15cm" svg:y1="4.507cm" svg:x2="7.648cm" svg:y2="6.472cm">
          <text:p/>
        </draw:line>
        <draw:path draw:style-name="gr7" draw:text-style-name="P8" draw:layer="layout" svg:width="1.437cm" svg:height="0.171cm" draw:transform="skewX (-0.0884881930761125) rotate (-0.00279252680319189) translate (3.26775935361559cm 3.62903159707826cm)" svg:viewBox="0 0 1438 172" svg:d="M23 81c0-12 6-23 15-31 11-12 26-19 43-19 18 0 33 7 45 19 9 9 16 19 16 32 0 15-2 28-7 37-2 8-6 12-10 12-3 0-7-4-10-12-5-9-7-22-7-37h-12v16h12v-16c0-13 5-23 15-32 11-11 26-17 44-17 17 0 33 6 44 18 9 8 15 19 15 31 0 16-2 29-6 38-2 7-6 10-10 10-4 1-7-3-11-10-4-9-7-22-7-38h-11v17l11-1v-16c0-11 6-23 15-31 11-12 26-18 44-18 17 0 33 6 44 18 10 9 16 19 16 32 0 15-2 28-6 37-3 8-6 12-10 12s-8-4-11-12c-4-9-7-22-7-36h-11l1 15h11l-1-15c0-14 6-24 15-33 11-11 26-17 44-17 17 0 33 6 44 18 9 8 16 20 16 31 0 16-2 29-6 38-3 7-7 11-10 11-4 0-8-4-11-11-4-9-6-22-7-38h-12l1 17 12-1-1-16c0-11 5-23 15-31 11-12 26-18 44-18 17 0 33 6 44 18 9 9 15 20 15 33 1 14-2 27-5 36-3 8-7 12-10 12-5 0-8-4-11-12-4-9-7-22-8-36h-11l1 15h11l-1-15c0-13 6-24 15-33 11-10 27-17 44-17s33 7 44 18c10 8 16 20 16 32l1 17h12l-2-17h-11c1 15-2 28-5 38-4 6-7 10-11 10s-8-4-10-10c-4-10-7-23-7-38h-11v15h11v-15c-1-12 6-24 15-32 10-11 26-18 43-18s33 7 44 18c10 9 16 20 16 33l1 16h11l-1-16h-11c1 14-2 27-6 36-3 8-6 12-10 12s-7-4-10-12c-5-9-7-22-7-36h-12v16h12v-16c-1-13 5-24 15-33 10-10 26-17 43-17 18 0 33 7 44 19 10 7 16 19 16 31v17h12v-17h-12c0 16-2 29-6 38-3 6-6 10-10 10s-7-4-10-10c-5-9-8-22-8-38h-11v16h11v-16c1-12 6-24 16-31 10-12 26-19 43-19 18 0 32 7 44 19 10 9 16 19 16 32 0 15-3 28-6 37-4 8-6 11-11 11-3 0-7-3-10-11-4-9-7-22-7-37h-11v16h11v-16c0-13 6-23 15-32 11-11 26-17 43-17 18 0 34 6 45 18 9 8 16 19 16 31v17h11v-17h-11c0 16-2 29-6 38-3 7-7 10-11 10-3 0-7-3-10-10-4-9-7-23-7-38h-12l1 16h11v-16c0-12 5-23 15-31 11-12 26-18 44-18 17 0 33 6 44 18 10 9 17 19 17 32v16h11v-16h-11c0 15-2 28-7 37-2 8-6 12-11 12-3 0-7-4-10-12-5-9-8-22-7-37h-12v16h12v-16c0-13 5-23 15-32 12-12 27-17 45-17 17 0 33 8 43 18 10 8 16 20 16 31 0 16-2 29-6 38-2 7-6 11-10 11s-7-4-11-11c-4-9-7-22-7-38h-11v16h11v-16c0-11 6-23 15-31 11-10 26-18 44-18 17 0 33 8 44 18 10 9 16 20 16 33v15h11v-15h-11c0 14-2 27-6 36-3 8-6 12-10 12s-8-4-11-12c-4-9-7-22-7-36h-11l1 15h11l-1-15c0-13 6-24 15-33 11-10 26-17 44-17 17 0 33 8 44 18 9 8 16 20 16 32v17h11v-17h-11c0 15-2 28-7 37-2 7-6 11-9 11-4 0-8-4-11-11-4-9-6-23-7-37h-12l1 15h12l-1-15c0-12 5-24 15-32 11-10 26-18 44-18 17 0 33 8 44 18 9 9 15 20 15 33l1 16h11v-16h-12c1 14-2 27-5 36-3 8-7 12-10 12-5 0-8-4-11-12-4-9-7-22-8-36h-11l1 16h11l-1-16c0-13 6-24 15-33 11-10 27-17 44-17s33 8 44 19c10 7 16 19 16 31l1 17h23l-1-17c0-22-11-45-26-60-15-14-36-22-57-22-22 0-42 8-56 21-15 14-25 37-24 61h10v-17h-11v16c0 20 4 40 11 54 7 17 18 28 30 28 11 0 22-11 29-26 6-15 10-34 9-55v-17h-11v17h11c0-24-10-44-27-61-14-13-34-21-56-21-22-2-42 8-56 21-15 14-25 36-25 60h11v-16h-11v16c1 21 5 40 11 54 7 16 18 26 30 26s22-9 29-26c6-14 9-34 9-54v-16h-11v16h11c1-23-10-46-27-60-14-15-34-23-56-23s-41 8-55 21c-16 15-26 38-26 60l12 2v-17h-12v17c1 21 5 39 11 53 8 17 18 28 30 28s23-11 30-27c5-14 9-33 9-54v-17l-12 1v16h12c0-24-11-46-27-62-15-13-35-21-57-20-21-2-41 7-55 20-16 15-25 37-26 60h12v-15h-11l-1 15c1 21 5 41 11 55 8 16 19 26 30 26 12 0 23-9 30-26 6-14 9-34 9-55-1-22-11-45-27-60-15-13-35-22-56-22-22 0-43 8-57 21-16 14-25 38-25 61h11v-17h-11v17c1 21 5 40 10 54 8 17 19 27 31 27 13 0 23-10 30-26 6-14 9-34 9-55l-1-15h-10v15h11c-1-23-10-45-27-61-16-13-35-21-57-21-22-1-41 8-55 21-17 15-26 37-26 60h11v-15h-11v15c0 21 4 41 11 55 8 16 18 26 30 26s23-9 30-26c5-14 9-34 9-55l-1-16h-11v16h12c-1-22-11-46-27-60-15-13-35-22-57-22-21 0-41 8-56 21-16 14-25 38-25 61h12v-17h-12v17c0 21 4 39 11 54 8 17 19 27 30 27 12 0 22-10 30-26 6-14 9-34 9-55-1-23-11-45-27-61-15-13-35-21-56-21-22-1-42 8-57 21-15 14-25 36-24 60h11v-16h-11v16c0 21 4 40 10 55 8 15 19 26 31 26 11 0 21-9 28-26 7-15 10-34 10-55l-1-16h-11l1 16 11 1c-1-23-10-47-27-61-15-13-34-22-56-22s-41 8-56 21c-16 14-26 38-25 61h11l-1-17h-11l1 17c0 21 4 39 11 53 7 17 18 28 30 28 11 0 22-11 28-26 7-15 11-34 10-55v-16h-12v16h12c0-24-11-46-27-61-14-13-34-21-56-21-22-1-41 8-56 21-16 14-26 36-25 60h12l-1-16h-12l1 16c0 21 4 40 11 54 7 16 18 27 29 27 12 0 23-10 30-27 6-14 10-32 9-54v-16h-12v16h12c0-22-11-46-26-60-15-13-36-22-57-22-22 0-42 7-56 20-15 15-25 38-24 62h10v-17h-11l1 17c0 21 4 39 10 53 7 17 18 28 30 28 11 0 22-11 29-26 6-15 10-34 9-55 0-24-10-46-27-62-14-13-34-20-56-20-22-2-41 7-56 20-15 15-25 37-25 60h11v-15h-11v15c1 21 5 41 11 55 7 16 18 26 30 26s22-9 29-26c6-14 9-32 9-55 1-22-10-45-27-60-14-13-34-22-56-22s-41 8-55 21c-16 15-26 38-26 62h12v-17h-12v17c1 20 5 39 11 53 8 17 18 27 30 27s23-10 30-26c6-14 9-34 9-55 0-23-11-45-27-61-15-13-35-21-57-21-21-1-41 8-55 21-16 15-25 37-25 60h11v-15h-11v15c0 21 4 41 10 55 8 16 19 26 31 26 11 0 22-9 29-26 6-14 9-33 9-53-1-24-11-47-27-62-15-13-35-22-56-22-22 0-42 8-56 21-16 14-25 38-25 61h11v-17h-11v17c0 21 4 39 11 54 7 17 18 27 30 27s22-10 29-26c6-14 9-34 9-55 0-23-10-45-27-61-15-13-34-21-56-21-22-1-41 8-56 21-16 14-25 37-25 60v16l23 1z">
          <text:p/>
        </draw:path>
        <draw:path draw:style-name="gr7" draw:text-style-name="P8" draw:layer="layout" svg:width="1.21cm" svg:height="0.133cm" draw:transform="skewX (-0.432841654494594) rotate (2.75325689502105) translate (6.41930362387675cm 3.33344659392209cm)" svg:viewBox="0 0 1211 134" svg:d="M19 63c0-10 6-19 13-25 9-9 22-14 37-14s28 5 37 14c8 8 13 16 13 26 1 11-2 21-6 28-2 6-5 9-8 9s-6-3-8-9c-4-7-6-17-6-28h-10v12h10v-12c0-10 4-19 13-26 9-8 22-13 37-13 14 0 28 5 37 15 8 6 12 15 12 24 0 12-2 22-5 29-2 5-5 8-8 8-4 0-6-3-10-8-3-7-5-17-5-29h-9v13l9-1v-12c0-9 5-18 13-24 9-10 22-15 37-15 14 0 27 5 37 15 8 7 13 15 13 25 0 11-2 21-5 28-3 6-5 9-9 9-3 0-7-3-9-9-3-7-5-17-5-28h-10v12h10v-12c-1-10 5-18 12-25 10-8 23-14 37-14 15 1 28 6 37 15 8 6 14 15 14 24 0 12-2 22-6 29-3 5-6 8-9 8s-6-3-8-8c-4-7-6-17-6-29h-10v13l10-1v-12c0-9 5-18 13-24 9-9 22-14 37-14s28 5 37 14c8 7 13 15 13 25 0 11-3 21-6 28-2 6-5 9-8 9-4 0-6-3-9-9-3-7-6-17-6-28h-9v12h9v-12c0-10 5-18 13-25 9-8 22-13 37-13s28 5 37 14c9 6 13 15 13 24v13h10v-13h-10c0 12-2 22-5 29-3 5-5 8-9 8-3 0-6-3-9-8-3-7-5-17-5-29h-10l1 12h9v-12c0-9 5-18 13-24 9-9 22-14 37-14 14 0 27 5 37 14 7 7 13 15 13 25v12h9v-12h-9c0 11-2 21-6 28-2 6-5 9-8 9-4 0-7-3-9-9-4-7-5-17-6-28h-10v12h11l-1-12c0-10 5-18 13-25 10-8 23-13 37-13 15 0 28 5 37 14 8 6 14 15 13 24v13h10v-13h-10c0 12-2 22-5 29-3 5-6 8-9 8s-6-3-8-8c-4-7-7-17-7-29h-9v12h9v-12c1-9 6-18 14-24 9-9 22-14 37-14s27 5 36 14c9 7 13 15 14 25 0 11-3 21-6 28-3 6-5 9-9 9-3 0-6-3-8-9-4-7-6-17-6-28h-9v12h9v-12c0-10 5-18 13-25 9-8 22-13 37-13 14 0 28 5 37 14 8 6 13 15 13 24v13h10l-1-13h-9c0 12-2 22-5 29-3 6-6 9-9 9s-6-4-9-9c-3-7-5-18-5-29h-10v12h10v-12c0-9 4-18 13-24 9-9 22-14 36-14 15 0 28 5 38 14 8 7 14 15 14 25v12h9v-12h-9c0 11-3 21-6 29-3 6-6 9-10 9-3 0-6-3-8-9-4-8-6-18-6-29h-10v12h10v-12c0-10 5-18 13-25 10-9 23-13 38-13s28 6 36 14c9 6 13 15 14 24 0 12-3 23-6 30-2 5-5 8-8 8-4 0-6-3-9-8-4-7-6-18-6-30h-9v12h9v-12c0-9 5-18 13-24 9-8 22-14 37-14 14 0 28 6 37 14 8 7 13 15 13 25v13h10l-1-13h-9c0 12-2 22-5 29-3 6-5 9-9 9-3 0-6-3-9-9-3-7-5-18-5-29h-10l1 12 9 1v-13c0-10 5-18 13-25 9-8 22-13 36-13 15 0 28 6 38 14 7 6 13 15 13 24v14h9v-14h-9c0 13-2 23-6 30-2 5-5 8-9 8-3 0-6-3-8-8-4-7-6-18-6-30h-10v13h10v-13c0-9 5-18 13-24 9-8 23-14 37-14 15 0 28 6 37 14 8 7 13 15 13 26v12h10v-12h-10c0 11-2 21-5 28-3 6-6 9-9 9-4 0-6-3-9-9-3-7-6-17-6-28h-9v12h9v-12c0-11 6-19 13-26 9-8 22-13 37-13s28 6 37 14c9 6 13 16 13 25l1 13h19v-13c0-18-9-35-22-47-13-11-30-17-47-17-19 0-36 6-48 16-13 11-21 29-21 48h9v-14h-9v13c-1 16 2 31 8 42 6 13 15 21 25 21s19-8 25-20c5-11 8-26 8-42v-14h-9v14h9c0-19-8-35-22-48-12-10-29-16-47-16-19-1-35 6-48 16-13 11-21 28-21 46h9v-12h-9v12c0 17 3 32 9 43 5 12 15 20 25 20s18-7 24-20c5-11 8-26 8-42v-13h-9v12l9 1c1-18-8-36-22-47-12-11-28-17-47-17-18 0-34 6-47 16-13 11-22 29-22 46l10 1v-13h-10v13c1 17 4 31 9 42 6 13 15 21 25 21s19-8 25-20c5-11 9-26 8-43v-13l-10 1v12h10c0-18-8-35-21-47-13-10-30-16-48-16-18-1-35 6-47 16-14 11-22 28-22 46h10v-12h-10v12c0 16 3 32 9 43 6 12 15 20 24 20 10 0 20-7 26-20 5-11 8-26 8-43s-9-35-22-46c-13-10-30-17-47-17-19 0-36 6-49 16-13 11-21 29-21 47h9v-13h-9v13c0 16 3 31 8 42 6 13 16 21 26 21s19-8 25-20c5-11 8-27 8-43v-12h-9v12h9c0-18-8-35-22-47-13-10-29-16-48-16-18-1-34 6-47 16-13 11-22 28-22 46h10v-12h-10v12c1 16 4 31 9 43 6 12 15 20 25 20s19-7 25-20c5-11 9-27 8-43v-12h-10v12h10c0-17-8-35-21-46-13-10-30-17-48-17s-35 6-47 16c-14 11-22 29-22 47h10v-13h-10v13c0 16 3 30 9 41 6 14 15 22 24 22 10 0 20-8 26-20 5-12 8-27 8-43 0-18-9-35-22-47-13-10-30-16-47-16-19-1-36 6-48 16-13 11-21 28-21 46h9v-12h-9v12c0 16 3 31 8 42 6 13 15 21 25 21s19-7 25-21c5-11 8-26 8-42v-12h-9v12l9 1c0-18-8-36-22-47-12-10-28-17-47-17-18 0-35 6-47 16-14 11-22 29-22 47h9v-13h-9v13c0 16 3 30 9 41 5 13 15 22 25 22s19-9 24-21c6-11 9-26 9-42v-12h-10v12h10c0-18-9-35-22-47-12-10-29-17-48-17-17-1-34 7-47 17-13 11-22 28-22 46h10v-12h-10v12c1 16 4 31 9 42 7 12 15 20 25 20s19-7 25-20c6-11 9-25 9-42l-1-12h-10l1 12h10c-1-17-9-35-22-46-13-10-30-18-48-18s-35 6-47 17c-13 11-22 29-21 47h9v-13h-10l1 13c0 16 3 30 8 41 6 13 15 21 25 21 9 0 19-8 25-20 5-11 8-26 8-42 0-18-8-35-22-47-12-11-29-17-47-17-19-1-35 6-48 16-13 12-21 29-21 47h9v-12h-9v12c0 16 3 31 9 42 5 12 14 20 25 20 10 0 18-7 24-20 5-11 8-25 8-42 1-17-8-35-22-47-12-10-28-17-47-17-18 0-34 6-47 16-14 11-22 30-22 48h10v-13h-10v13c0 16 4 30 9 41 6 13 15 21 25 21s19-8 25-20c5-11 8-26 8-42 0-18-8-35-22-48-12-10-29-16-48-16-17-1-34 6-46 16-13 11-22 29-22 47h10v-12h-10v12c0 16 3 31 8 42 7 12 16 20 26 20 9 0 18-7 24-20 6-11 9-25 9-41-1-18-9-37-22-48-13-10-30-17-47-17-19 0-36 6-48 16-13 11-21 29-21 48h9v-13h-9v13c0 16 3 30 8 41 6 13 15 21 25 21s19-8 25-20c5-11 8-26 8-42 1-18-8-36-22-48-12-10-29-16-47-16-19-1-35 6-47 16-14 11-22 28-22 47v12l19 1z">
          <text:p/>
        </draw:path>
        <draw:path draw:style-name="gr3" draw:text-style-name="P3" draw:layer="layout" svg:width="1.413cm" svg:height="0.146cm" svg:x="3.347cm" svg:y="3.204cm" svg:viewBox="0 0 1414 147" svg:d="M23 69c0-10 6-20 15-27 11-10 26-15 43-15s32 5 43 15c9 8 16 17 16 28 0 13-3 24-8 31-2 7-6 10-10 10-3 0-7-3-9-10-5-7-7-18-7-31h-11v14h11v-14c0-11 6-20 16-28s26-14 43-14 32 6 43 16c9 6 14 16 14 26 0 14-2 25-6 33-3 5-6 8-10 8s-7-3-11-8c-3-8-6-19-6-33h-11v15l11-1v-14c0-10 6-20 15-26 11-10 26-16 44-16 17 0 32 6 43 16 10 7 15 16 15 27 0 13-3 24-6 32-4 6-7 10-11 10s-7-4-10-10c-4-8-6-19-6-32h-11v14h11v-14c0-11 6-20 15-27 11-9 26-15 43-15s33 6 43 16c9 6 16 16 16 26 0 14-3 25-7 33-3 5-7 9-10 9-4 0-8-4-10-9-5-8-7-19-7-33h-11v15l11-1v-14c0-10 6-20 16-26 11-10 26-16 43-16s32 6 43 16c9 7 15 16 15 27 0 13-3 24-7 32-2 6-6 10-10 10s-7-4-10-10c-4-8-7-19-7-32h-11v14h11v-14c0-11 7-20 16-27 10-9 26-15 43-15s32 6 43 16c10 6 15 16 15 26v15h12l-1-15h-11c0 14-2 25-6 33-4 5-6 9-11 9-3 0-7-4-10-9-3-8-6-19-6-33h-11v14h11v-14c0-10 6-20 15-26 11-10 26-16 43-16 18 0 33 6 44 16 9 8 15 16 15 28v13h11v-13h-11c0 12-3 23-7 31-3 6-7 10-10 10-4 0-7-4-10-10-5-8-6-19-6-31h-12v13h12v-13c0-12 5-20 15-28 11-9 26-15 43-15s33 6 43 16c9 7 16 17 15 27v14h11v-14h-11c0 13-2 24-7 32-2 5-6 9-9 9-4 0-8-4-10-9-5-8-8-19-8-32h-10v13h10v-13c1-10 7-20 17-27 10-10 26-16 43-16s31 6 42 16c10 8 15 17 15 28 0 12-2 23-6 31-3 7-6 10-11 10-3 0-7-3-10-10-3-8-6-19-6-31h-11v13h11v-13c0-11 6-20 15-28 11-9 27-15 44-15s32 6 43 16c9 7 15 17 15 27v14h11v-14h-11c0 13-3 24-6 32-4 6-7 9-11 9s-7-3-10-9c-3-8-6-20-6-32h-12l1 13h11v-13c0-10 5-20 15-27 11-10 26-16 43-16s33 6 44 16c9 8 16 17 16 28v13h11v-13h-11c0 12-3 23-7 31-3 7-7 10-11 10s-7-3-10-10c-5-8-7-19-6-31h-12v13h12v-13c0-11 5-20 15-28 12-10 27-14 44-14s32 6 42 15c10 7 16 17 16 27 0 13-3 24-7 32-2 6-6 9-10 9s-7-3-10-9c-4-8-7-19-7-32h-11v13h11v-13c0-10 7-20 16-27 10-9 26-15 43-15s32 6 43 15c10 8 15 17 15 28v13h11v-13h-11c0 12-2 23-6 31-4 7-6 10-11 10-3 0-7-3-10-10-3-8-6-19-6-31h-11v13h11v-13c0-11 6-20 15-28 11-9 26-14 43-14 18 0 33 6 44 15 9 7 15 17 15 27v14h11v-14h-11c0 13-3 24-7 32-3 6-7 9-10 9-4 0-7-3-10-9-5-8-6-20-6-32h-12v13h12v-13c0-10 5-20 15-27 11-9 26-15 43-15s33 6 43 15c9 8 15 17 15 28v13h11v-13h-11c0 12-3 23-7 31-2 7-6 10-9 10-5 0-8-3-11-10-4-8-7-19-7-31h-10v13h10v-13c0-11 7-20 16-28 11-9 26-14 43-14s32 6 43 15c10 7 15 17 15 27v15h23v-15c0-19-10-38-25-51-15-12-34-19-55-19-22 0-42 7-56 18-15 12-25 32-25 52h11v-14h-11v13c-1 18 3 34 9 47 7 14 18 23 30 23 10 0 21-9 28-22 7-12 10-29 10-47v-14h-11v14h11c0-20-9-38-25-52-14-11-33-18-55-18-21-1-41 7-56 18-15 12-25 31-25 51h11v-13h-11v13c0 18 4 34 10 47s17 22 29 22 21-8 29-22c6-13 10-29 10-47v-13h-11v13h11c0-19-9-39-26-51-14-13-33-19-55-19-21 0-40 6-54 18-17 12-27 32-27 51l12 1v-15h-12v15c0 18 4 33 10 46 8 14 17 23 29 23s23-9 30-22c5-13 10-29 10-47v-15l-12 2v13h12c0-20-10-39-25-52-15-12-35-18-56-18-21-1-41 6-55 18-16 12-25 31-26 51h11v-14h-10l-1 14c0 18 3 34 10 47s18 22 28 22c12 0 23-8 30-22 6-13 10-29 10-47 0-19-10-39-25-51s-34-19-55-19c-22 0-42 6-57 17-15 13-25 33-25 53h11v-15h-11v15c0 18 4 33 9 45 7 15 18 24 30 24s22-9 29-22 10-29 10-47v-14h-10v14h10c0-20-9-39-25-53-15-11-34-17-56-17-21-1-40 6-55 17-16 13-26 32-26 52h11v-14h-11v14c0 18 4 34 10 46 7 14 17 23 29 23s23-8 30-23c5-12 10-28 10-46v-14h-12v14h12c0-19-10-39-26-52-14-11-34-18-55-18s-41 6-55 17c-16 13-26 33-26 53h11v-15h-11v15c0 18 3 33 10 45 7 15 18 24 28 24 12 0 23-9 30-23 6-12 10-28 10-46 0-20-10-39-25-53-15-11-34-17-55-17-22-2-42 6-56 17-15 13-25 32-25 52h11v-14h-11v14c0 17 3 34 9 46 7 14 18 23 30 23 10 0 21-8 28-23 7-12 10-29 10-46v-14h-11v14l11 1c0-20-9-40-25-53-14-11-33-19-55-19-21 0-40 7-55 18-16 13-26 33-26 53h11v-15h-11v15c0 17 4 33 10 45 6 15 17 24 29 24s22-9 29-23c6-12 10-29 10-46v-14h-11v14h11c0-20-9-39-26-53-13-11-33-18-55-18-20-1-40 7-54 18-17 13-27 31-27 51h12v-13h-12v13c0 18 4 35 10 47 8 14 17 23 29 23s23-8 30-23c6-12 10-28 10-47v-13h-12v13h12c0-18-10-38-25-51-15-11-35-19-55-19-22 0-42 7-56 18-15 12-25 32-25 52h10v-14h-10v14c0 18 3 34 9 46 7 15 18 24 29 24s22-9 29-23c6-12 10-29 10-47 0-20-9-38-25-52-15-11-33-18-55-18-22-1-41 7-56 18-15 12-25 31-25 51h11v-13h-11v13c0 18 4 35 10 47 6 14 17 22 29 22 11 0 21-7 28-22 7-12 10-28 10-47 1-19-9-39-25-51-14-11-33-19-55-19-21 0-40 7-55 18-16 12-26 32-26 52h12v-14h-12v14c0 18 4 34 10 46 7 15 17 23 29 23s22-8 30-22c6-12 10-29 10-47 0-20-10-39-26-52-14-11-34-18-55-18-21-1-41 7-55 18-16 12-26 31-26 51h11v-13h-11v13c0 18 3 35 9 47 8 13 18 22 30 22 11 0 22-7 29-22 6-12 10-28 10-46 0-20-10-40-25-52-15-11-35-19-55-19-22 0-42 7-56 18-15 12-25 32-25 52h11v-14h-11v14c0 18 3 34 10 46 6 14 17 23 28 23 12 0 22-9 29-22 7-12 10-29 10-47 1-20-9-39-25-52-14-11-33-18-55-18-22-1-40 7-55 18-16 12-26 31-26 51v14l23 1z">
          <text:p/>
        </draw:path>
        <draw:frame draw:style-name="gr9" draw:text-style-name="P14" draw:layer="layout" svg:width="2.195cm" svg:height="1.093cm" svg:x="7.39cm" svg:y="3.872cm">
          <draw:text-box>
            <text:p text:style-name="P13"><text:span text:style-name="T9">su</text:span><text:span text:style-name="T9">bl</text:span><text:span text:style-name="T9">ea</text:span><text:span text:style-name="T9">di</text:span><text:span text:style-name="T9">n</text:span><text:span text:style-name="T9">g</text:span></text:p>
            <text:p text:style-name="P13"><text:span text:style-name="T9">je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Nimbus Roman No9 L1" svg:font-family="'Nimbus Roman No9 L'"/>
    <style:font-face style:name="Computer Modern" svg:font-family="'Computer Modern'" style:font-pitch="variable"/>
    <style:font-face style:name="DejaVu Sans1" svg:font-family="'DejaVu Sans'" style:font-pitch="variable"/>
    <style:font-face style:name="Liberation Serif1" svg:font-family="'Liberation Serif'" style:font-pitch="variable"/>
    <style:font-face style:name="Nimbus Roman No9 L" svg:font-family="'Nimbus Roman No9 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56cm" fo:margin-bottom="0cm" fo:margin-left="0cm" fo:margin-right="0cm" fo:page-width="9.779cm" fo:page-height="6.75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03T12:42:48.994010260</dc:date>
    <meta:editing-duration>PT18M35S</meta:editing-duration>
    <meta:editing-cycles>4</meta:editing-cycles>
    <meta:generator>LibreOffice/5.2.7.2$Linux_X86_64 LibreOffice_project/20$Build-2</meta:generator>
    <meta:document-statistic meta:object-count="137"/>
  </office:meta>
</office:document-meta>
</file>